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5.00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000000"/>
    </style:style>
    <style:style style:name="ce3" style:family="table-cell" style:parent-style-name="Default" style:data-style-name="N100"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visibility="collapse" table:number-columns-repeated="2" table:default-cell-style-name="ce2"/>
        <table:table-column table:style-name="co4" table:default-cell-style-name="ce2"/>
        <table:table-column table:style-name="co4" table:number-columns-repeated="5" table:default-cell-style-name="Default"/>
        <table:table-column table:style-name="co1" table:number-columns-repeated="1009" table:default-cell-style-name="ce2"/>
        <table:table-row table:style-name="ro1">
          <table:table-cell table:style-name="ce1" office:value-type="string">
            <text:p>id</text:p>
          </table:table-cell>
          <table:table-cell office:value-type="string">
            <text:p>is_enabled</text:p>
          </table:table-cell>
          <table:table-cell office:value-type="string">
            <text:p>region</text:p>
          </table:table-cell>
          <table:table-cell office:value-type="string">
            <text:p>code</text:p>
          </table:table-cell>
          <table:table-cell office:value-type="string">
            <text:p>long_code</text:p>
          </table:table-cell>
          <table:table-cell office:value-type="string">
            <text:p>number</text:p>
          </table:table-cell>
          <table:table-cell office:value-type="string">
            <text:p>fips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name_de</text:p>
          </table:table-cell>
          <table:table-cell office:value-type="string">
            <text:p>name_en</text:p>
          </table:table-cell>
          <table:table-cell office:value-type="string">
            <text:p>name_es</text:p>
          </table:table-cell>
          <table:table-cell office:value-type="string">
            <text:p>name_fr</text:p>
          </table:table-cell>
          <table:table-cell office:value-type="string">
            <text:p>name_pt</text:p>
          </table:table-cell>
          <table:table-cell office:value-type="string">
            <text:p>name_ru</text:p>
          </table:table-cell>
          <table:table-cell office:value-type="string">
            <text:p>name_zh</text:p>
          </table:table-cell>
          <table:table-cell table:style-name="Default" table:number-columns-repeated="3"/>
          <table:table-cell table:style-name="ce1" table:number-columns-repeated="1006"/>
        </table:table-row>
        <table:table-row table:style-name="ro1">
          <table:table-cell office:value-type="string">
            <text:p>1</text:p>
          </table:table-cell>
          <table:table-cell office:value-type="string">
            <text:p>false</text:p>
          </table:table-cell>
          <table:table-cell table:style-name="ce3" office:value-type="string">
            <text:p>22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string">
            <text:p>020</text:p>
          </table:table-cell>
          <table:table-cell office:value-type="string">
            <text:p>AN</text:p>
          </table:table-cell>
          <table:table-cell table:style-name="Default" office:value-type="string">
            <text:p>Andorra</text:p>
          </table:table-cell>
          <table:table-cell table:number-columns-repeated="3" office:value-type="string">
            <text:p>Andorra</text:p>
          </table:table-cell>
          <table:table-cell office:value-type="string">
            <text:p>Andorre</text:p>
          </table:table-cell>
          <table:table-cell office:value-type="string">
            <text:p>Andorra</text:p>
          </table:table-cell>
          <table:table-cell office:value-type="string">
            <text:p>Андорра</text:p>
          </table:table-cell>
          <table:table-cell office:value-type="string">
            <text:p>安道尔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string">
            <text:p>032</text:p>
          </table:table-cell>
          <table:table-cell office:value-type="string">
            <text:p>AR</text:p>
          </table:table-cell>
          <table:table-cell table:style-name="Default" office:value-type="string">
            <text:p>Argentina</text:p>
          </table:table-cell>
          <table:table-cell office:value-type="string">
            <text:p>Argentinien</text:p>
          </table:table-cell>
          <table:table-cell table:number-columns-repeated="2" office:value-type="string">
            <text:p>Argentina</text:p>
          </table:table-cell>
          <table:table-cell office:value-type="string">
            <text:p>Argentine</text:p>
          </table:table-cell>
          <table:table-cell office:value-type="string">
            <text:p>Argentina</text:p>
          </table:table-cell>
          <table:table-cell office:value-type="string">
            <text:p>Аргентина</text:p>
          </table:table-cell>
          <table:table-cell office:value-type="string">
            <text:p>阿根廷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0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string">
            <text:p>348</text:p>
          </table:table-cell>
          <table:table-cell office:value-type="string">
            <text:p>HU</text:p>
          </table:table-cell>
          <table:table-cell table:style-name="Default" office:value-type="string">
            <text:p>Magyarország / Hungary</text:p>
          </table:table-cell>
          <table:table-cell office:value-type="string">
            <text:p>Ungarn</text:p>
          </table:table-cell>
          <table:table-cell office:value-type="string">
            <text:p>Hungary</text:p>
          </table:table-cell>
          <table:table-cell office:value-type="string">
            <text:p>Hungría</text:p>
          </table:table-cell>
          <table:table-cell office:value-type="string">
            <text:p>Hongrie</text:p>
          </table:table-cell>
          <table:table-cell office:value-type="string">
            <text:p>Hungria</text:p>
          </table:table-cell>
          <table:table-cell office:value-type="string">
            <text:p>Венгрия</text:p>
          </table:table-cell>
          <table:table-cell office:value-type="string">
            <text:p>匈牙利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1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string">
            <text:p>360</text:p>
          </table:table-cell>
          <table:table-cell office:value-type="string">
            <text:p>ID</text:p>
          </table:table-cell>
          <table:table-cell table:style-name="Default" office:value-type="string">
            <text:p>Indonesia</text:p>
          </table:table-cell>
          <table:table-cell office:value-type="string">
            <text:p>Indonesie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e</text:p>
          </table:table-cell>
          <table:table-cell office:value-type="string">
            <text:p>Indonésia</text:p>
          </table:table-cell>
          <table:table-cell office:value-type="string">
            <text:p>Индонезия</text:p>
          </table:table-cell>
          <table:table-cell office:value-type="string">
            <text:p>印尼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2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string">
            <text:p>372</text:p>
          </table:table-cell>
          <table:table-cell office:value-type="string">
            <text:p>EI</text:p>
          </table:table-cell>
          <table:table-cell table:style-name="Default" office:value-type="string">
            <text:p>Éire / Ireland</text:p>
          </table:table-cell>
          <table:table-cell office:value-type="string">
            <text:p>Irland</text:p>
          </table:table-cell>
          <table:table-cell office:value-type="string">
            <text:p>Ireland</text:p>
          </table:table-cell>
          <table:table-cell office:value-type="string">
            <text:p>Irlanda</text:p>
          </table:table-cell>
          <table:table-cell office:value-type="string">
            <text:p>Irlande</text:p>
          </table:table-cell>
          <table:table-cell office:value-type="string">
            <text:p>Irlanda</text:p>
          </table:table-cell>
          <table:table-cell office:value-type="string">
            <text:p>Ирландия</text:p>
          </table:table-cell>
          <table:table-cell office:value-type="string">
            <text:p>爱尔兰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03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string">
            <text:p>376</text:p>
          </table:table-cell>
          <table:table-cell office:value-type="string">
            <text:p>IS</text:p>
          </table:table-cell>
          <table:table-cell table:style-name="Default" office:value-type="string">
            <text:p>ישראלל / Israel</text:p>
          </table:table-cell>
          <table:table-cell table:number-columns-repeated="3" office:value-type="string">
            <text:p>Israel</text:p>
          </table:table-cell>
          <table:table-cell office:value-type="string">
            <text:p>Israël</text:p>
          </table:table-cell>
          <table:table-cell office:value-type="string">
            <text:p>Israel</text:p>
          </table:table-cell>
          <table:table-cell office:value-type="string">
            <text:p>Израиль</text:p>
          </table:table-cell>
          <table:table-cell office:value-type="string">
            <text:p>以色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4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string">
            <text:p>833</text:p>
          </table:table-cell>
          <table:table-cell office:value-type="string">
            <text:p>IM</text:p>
          </table:table-cell>
          <table:table-cell table:style-name="Default" office:value-type="string">
            <text:p>Isle of Man</text:p>
          </table:table-cell>
          <table:table-cell office:value-type="string">
            <text:p>Insel Man</text:p>
          </table:table-cell>
          <table:table-cell office:value-type="string">
            <text:p>Isle of Man</text:p>
          </table:table-cell>
          <table:table-cell office:value-type="string">
            <text:p>Isla de Man</text:p>
          </table:table-cell>
          <table:table-cell office:value-type="string">
            <text:p>Île de Man</text:p>
          </table:table-cell>
          <table:table-cell office:value-type="string">
            <text:p>Ilha de Man</text:p>
          </table:table-cell>
          <table:table-cell office:value-type="string">
            <text:p>Остров Мэн</text:p>
          </table:table-cell>
          <table:table-cell office:value-type="string">
            <text:p>马恩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5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string">
            <text:p>356</text:p>
          </table:table-cell>
          <table:table-cell office:value-type="string">
            <text:p>IN</text:p>
          </table:table-cell>
          <table:table-cell table:style-name="Default" office:value-type="string">
            <text:p>India</text:p>
          </table:table-cell>
          <table:table-cell office:value-type="string">
            <text:p>Indien</text:p>
          </table:table-cell>
          <table:table-cell table:number-columns-repeated="2" office:value-type="string">
            <text:p>India</text:p>
          </table:table-cell>
          <table:table-cell office:value-type="string">
            <text:p>Inde</text:p>
          </table:table-cell>
          <table:table-cell office:value-type="string">
            <text:p>Índia</text:p>
          </table:table-cell>
          <table:table-cell office:value-type="string">
            <text:p>Индия</text:p>
          </table:table-cell>
          <table:table-cell office:value-type="string">
            <text:p>印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6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string">
            <text:p>086</text:p>
          </table:table-cell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office:value-type="string">
            <text:p>Britisches Territorium im Indischen Ozean</text:p>
          </table:table-cell>
          <table:table-cell office:value-type="string">
            <text:p>British Indian Ocean Territory</text:p>
          </table:table-cell>
          <table:table-cell office:value-type="string">
            <text:p>Territorio Británico del Océano Índico</text:p>
          </table:table-cell>
          <table:table-cell office:value-type="string">
            <text:p>Territoire britannique de l'océan Indien</text:p>
          </table:table-cell>
          <table:table-cell office:value-type="string">
            <text:p>Território Britânico do Oceano Índico</text:p>
          </table:table-cell>
          <table:table-cell office:value-type="string">
            <text:p>Британская территория в Индийском океане</text:p>
          </table:table-cell>
          <table:table-cell office:value-type="string">
            <text:p>英属印度洋领地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07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string">
            <text:p>368</text:p>
          </table:table-cell>
          <table:table-cell office:value-type="string">
            <text:p>IZ</text:p>
          </table:table-cell>
          <table:table-cell table:style-name="Default" office:value-type="string">
            <text:p>العراق / Iraq</text:p>
          </table:table-cell>
          <table:table-cell office:value-type="string">
            <text:p>Irak</text:p>
          </table:table-cell>
          <table:table-cell office:value-type="string">
            <text:p>Iraq</text:p>
          </table:table-cell>
          <table:table-cell office:value-type="string">
            <text:p>Irak</text:p>
          </table:table-cell>
          <table:table-cell office:value-type="string">
            <text:p>Irak</text:p>
          </table:table-cell>
          <table:table-cell office:value-type="string">
            <text:p>Iraque</text:p>
          </table:table-cell>
          <table:table-cell office:value-type="string">
            <text:p>Ирак</text:p>
          </table:table-cell>
          <table:table-cell office:value-type="string">
            <text:p>伊拉克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08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string">
            <text:p>364</text:p>
          </table:table-cell>
          <table:table-cell office:value-type="string">
            <text:p>IR</text:p>
          </table:table-cell>
          <table:table-cell table:style-name="Default" office:value-type="string">
            <text:p>ایران‎ / Iran</text:p>
          </table:table-cell>
          <table:table-cell table:number-columns-repeated="2" office:value-type="string">
            <text:p>Iran</text:p>
          </table:table-cell>
          <table:table-cell office:value-type="string">
            <text:p>Irán</text:p>
          </table:table-cell>
          <table:table-cell office:value-type="string">
            <text:p>Iran</text:p>
          </table:table-cell>
          <table:table-cell office:value-type="string">
            <text:p>Irã</text:p>
          </table:table-cell>
          <table:table-cell office:value-type="string">
            <text:p>Иран</text:p>
          </table:table-cell>
          <table:table-cell office:value-type="string">
            <text:p>伊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09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string">
            <text:p>352</text:p>
          </table:table-cell>
          <table:table-cell office:value-type="string">
            <text:p>IC</text:p>
          </table:table-cell>
          <table:table-cell table:style-name="Default" office:value-type="string">
            <text:p>Ísland</text:p>
          </table:table-cell>
          <table:table-cell office:value-type="string">
            <text:p>Island</text:p>
          </table:table-cell>
          <table:table-cell office:value-type="string">
            <text:p>Iceland</text:p>
          </table:table-cell>
          <table:table-cell office:value-type="string">
            <text:p>Islandia</text:p>
          </table:table-cell>
          <table:table-cell office:value-type="string">
            <text:p>Islande</text:p>
          </table:table-cell>
          <table:table-cell office:value-type="string">
            <text:p>Islândia</text:p>
          </table:table-cell>
          <table:table-cell office:value-type="string">
            <text:p>Исландия</text:p>
          </table:table-cell>
          <table:table-cell office:value-type="string">
            <text:p>冰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string">
            <text:p>016</text:p>
          </table:table-cell>
          <table:table-cell office:value-type="string">
            <text:p>AQ</text:p>
          </table:table-cell>
          <table:table-cell table:style-name="Default" office:value-type="string">
            <text:p>American Samoa / Sāmoa Amelika</text:p>
          </table:table-cell>
          <table:table-cell office:value-type="string">
            <text:p>Amerikanisch-Samoa</text:p>
          </table:table-cell>
          <table:table-cell office:value-type="string">
            <text:p>American Samoa</text:p>
          </table:table-cell>
          <table:table-cell office:value-type="string">
            <text:p>Samoa Americana</text:p>
          </table:table-cell>
          <table:table-cell office:value-type="string">
            <text:p>Samoa américaines</text:p>
          </table:table-cell>
          <table:table-cell office:value-type="string">
            <text:p>Samoa Americana</text:p>
          </table:table-cell>
          <table:table-cell office:value-type="string">
            <text:p>Американское Самоа</text:p>
          </table:table-cell>
          <table:table-cell office:value-type="string">
            <text:p>美属萨摩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0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string">
            <text:p>380</text:p>
          </table:table-cell>
          <table:table-cell office:value-type="string">
            <text:p>IT</text:p>
          </table:table-cell>
          <table:table-cell table:style-name="Default" office:value-type="string">
            <text:p>Italia</text:p>
          </table:table-cell>
          <table:table-cell office:value-type="string">
            <text:p>Italien</text:p>
          </table:table-cell>
          <table:table-cell office:value-type="string">
            <text:p>Italy</text:p>
          </table:table-cell>
          <table:table-cell office:value-type="string">
            <text:p>Italia</text:p>
          </table:table-cell>
          <table:table-cell office:value-type="string">
            <text:p>Italie</text:p>
          </table:table-cell>
          <table:table-cell office:value-type="string">
            <text:p>Itália</text:p>
          </table:table-cell>
          <table:table-cell office:value-type="string">
            <text:p>Италия</text:p>
          </table:table-cell>
          <table:table-cell office:value-type="string">
            <text:p>意大利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1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string">
            <text:p>832</text:p>
          </table:table-cell>
          <table:table-cell office:value-type="string">
            <text:p>JE</text:p>
          </table:table-cell>
          <table:table-cell table:style-name="Default" office:value-type="string">
            <text:p>Jersey</text:p>
          </table:table-cell>
          <table:table-cell table:number-columns-repeated="5" office:value-type="string">
            <text:p>Jersey</text:p>
          </table:table-cell>
          <table:table-cell office:value-type="string">
            <text:p>Джерси</text:p>
          </table:table-cell>
          <table:table-cell office:value-type="string">
            <text:p>泽西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2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string">
            <text:p>388</text:p>
          </table:table-cell>
          <table:table-cell office:value-type="string">
            <text:p>JM</text:p>
          </table:table-cell>
          <table:table-cell table:style-name="Default" office:value-type="string">
            <text:p>Jamaïca</text:p>
          </table:table-cell>
          <table:table-cell office:value-type="string">
            <text:p>Jamaika</text:p>
          </table:table-cell>
          <table:table-cell table:number-columns-repeated="2" office:value-type="string">
            <text:p>Jamaica</text:p>
          </table:table-cell>
          <table:table-cell office:value-type="string">
            <text:p>Jamaïque</text:p>
          </table:table-cell>
          <table:table-cell office:value-type="string">
            <text:p>Jamaica</text:p>
          </table:table-cell>
          <table:table-cell office:value-type="string">
            <text:p>Ямайка</text:p>
          </table:table-cell>
          <table:table-cell office:value-type="string">
            <text:p>牙买加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13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string">
            <text:p>400</text:p>
          </table:table-cell>
          <table:table-cell office:value-type="string">
            <text:p>JO</text:p>
          </table:table-cell>
          <table:table-cell table:style-name="Default" office:value-type="string">
            <text:p>الأردنّ / Jordan</text:p>
          </table:table-cell>
          <table:table-cell office:value-type="string">
            <text:p>Jordanien</text:p>
          </table:table-cell>
          <table:table-cell office:value-type="string">
            <text:p>Jordan</text:p>
          </table:table-cell>
          <table:table-cell office:value-type="string">
            <text:p>Jordania</text:p>
          </table:table-cell>
          <table:table-cell office:value-type="string">
            <text:p>Jordanie</text:p>
          </table:table-cell>
          <table:table-cell office:value-type="string">
            <text:p>Jordânia</text:p>
          </table:table-cell>
          <table:table-cell office:value-type="string">
            <text:p>Иордания</text:p>
          </table:table-cell>
          <table:table-cell office:value-type="string">
            <text:p>约旦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14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string">
            <text:p>392</text:p>
          </table:table-cell>
          <table:table-cell office:value-type="string">
            <text:p>JA</text:p>
          </table:table-cell>
          <table:table-cell table:style-name="Default" office:value-type="string">
            <text:p>日本 / Japan</text:p>
          </table:table-cell>
          <table:table-cell table:number-columns-repeated="2" office:value-type="string">
            <text:p>Japan</text:p>
          </table:table-cell>
          <table:table-cell office:value-type="string">
            <text:p>Japón</text:p>
          </table:table-cell>
          <table:table-cell office:value-type="string">
            <text:p>Japon</text:p>
          </table:table-cell>
          <table:table-cell office:value-type="string">
            <text:p>Japão</text:p>
          </table:table-cell>
          <table:table-cell office:value-type="string">
            <text:p>Япония</text:p>
          </table:table-cell>
          <table:table-cell office:value-type="string">
            <text:p>日本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5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string">
            <text:p>404</text:p>
          </table:table-cell>
          <table:table-cell office:value-type="string">
            <text:p>KE</text:p>
          </table:table-cell>
          <table:table-cell table:style-name="Default" office:value-type="string">
            <text:p>Kenya</text:p>
          </table:table-cell>
          <table:table-cell office:value-type="string">
            <text:p>Kenia</text:p>
          </table:table-cell>
          <table:table-cell office:value-type="string">
            <text:p>Kenya</text:p>
          </table:table-cell>
          <table:table-cell office:value-type="string">
            <text:p>Kenia</text:p>
          </table:table-cell>
          <table:table-cell office:value-type="string">
            <text:p>Kenya</text:p>
          </table:table-cell>
          <table:table-cell office:value-type="string">
            <text:p>Quênia</text:p>
          </table:table-cell>
          <table:table-cell office:value-type="string">
            <text:p>Кения</text:p>
          </table:table-cell>
          <table:table-cell office:value-type="string">
            <text:p>肯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6</text:p>
          </table:table-cell>
          <table:table-cell office:value-type="string">
            <text:p>false</text:p>
          </table:table-cell>
          <table:table-cell office:value-type="string">
            <text:p>18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string">
            <text:p>417</text:p>
          </table:table-cell>
          <table:table-cell office:value-type="string">
            <text:p>KG</text:p>
          </table:table-cell>
          <table:table-cell table:style-name="Default" office:value-type="string">
            <text:p>Кыргызстан / Киргизия / Kyrgyzstan</text:p>
          </table:table-cell>
          <table:table-cell office:value-type="string">
            <text:p>Kirgisistan</text:p>
          </table:table-cell>
          <table:table-cell office:value-type="string">
            <text:p>Kyrgyzstan</text:p>
          </table:table-cell>
          <table:table-cell office:value-type="string">
            <text:p>Kirguistán</text:p>
          </table:table-cell>
          <table:table-cell office:value-type="string">
            <text:p>Kirghizistan</text:p>
          </table:table-cell>
          <table:table-cell office:value-type="string">
            <text:p>Quirguistão</text:p>
          </table:table-cell>
          <table:table-cell office:value-type="string">
            <text:p>Киргизия</text:p>
          </table:table-cell>
          <table:table-cell office:value-type="string">
            <text:p>吉尔吉斯斯坦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17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string">
            <text:p>116</text:p>
          </table:table-cell>
          <table:table-cell office:value-type="string">
            <text:p>CB</text:p>
          </table:table-cell>
          <table:table-cell table:style-name="Default" office:value-type="string">
            <text:p>កម្ពុជា / Cambodia</text:p>
          </table:table-cell>
          <table:table-cell office:value-type="string">
            <text:p>Kambodscha</text:p>
          </table:table-cell>
          <table:table-cell office:value-type="string">
            <text:p>Cambodia</text:p>
          </table:table-cell>
          <table:table-cell office:value-type="string">
            <text:p>Camboya</text:p>
          </table:table-cell>
          <table:table-cell office:value-type="string">
            <text:p>Cambodge</text:p>
          </table:table-cell>
          <table:table-cell office:value-type="string">
            <text:p>Camboja</text:p>
          </table:table-cell>
          <table:table-cell office:value-type="string">
            <text:p>Камбоджа</text:p>
          </table:table-cell>
          <table:table-cell office:value-type="string">
            <text:p>柬埔寨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18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string">
            <text:p>296</text:p>
          </table:table-cell>
          <table:table-cell office:value-type="string">
            <text:p>KR</text:p>
          </table:table-cell>
          <table:table-cell table:style-name="Default" office:value-type="string">
            <text:p>Kiribati</text:p>
          </table:table-cell>
          <table:table-cell table:number-columns-repeated="5" office:value-type="string">
            <text:p>Kiribati</text:p>
          </table:table-cell>
          <table:table-cell office:value-type="string">
            <text:p>Кирибати</text:p>
          </table:table-cell>
          <table:table-cell office:value-type="string">
            <text:p>基里巴斯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19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string">
            <text:p>174</text:p>
          </table:table-cell>
          <table:table-cell office:value-type="string">
            <text:p>CN</text:p>
          </table:table-cell>
          <table:table-cell table:style-name="Default" office:value-type="string">
            <text:p>جزر القمر / Comores</text:p>
          </table:table-cell>
          <table:table-cell office:value-type="string">
            <text:p>Komoren</text:p>
          </table:table-cell>
          <table:table-cell office:value-type="string">
            <text:p>Comoros</text:p>
          </table:table-cell>
          <table:table-cell office:value-type="string">
            <text:p>Comoras</text:p>
          </table:table-cell>
          <table:table-cell office:value-type="string">
            <text:p>Comores</text:p>
          </table:table-cell>
          <table:table-cell office:value-type="string">
            <text:p>Comores</text:p>
          </table:table-cell>
          <table:table-cell office:value-type="string">
            <text:p>Коморы</text:p>
          </table:table-cell>
          <table:table-cell office:value-type="string">
            <text:p>科摩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2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string">
            <text:p>040</text:p>
          </table:table-cell>
          <table:table-cell office:value-type="string">
            <text:p>AU</text:p>
          </table:table-cell>
          <table:table-cell table:style-name="Default" office:value-type="string">
            <text:p>Österreich / Austria</text:p>
          </table:table-cell>
          <table:table-cell office:value-type="string">
            <text:p>Österreich</text:p>
          </table:table-cell>
          <table:table-cell table:number-columns-repeated="2" office:value-type="string">
            <text:p>Austria</text:p>
          </table:table-cell>
          <table:table-cell office:value-type="string">
            <text:p>Autriche</text:p>
          </table:table-cell>
          <table:table-cell office:value-type="string">
            <text:p>Áustria</text:p>
          </table:table-cell>
          <table:table-cell office:value-type="string">
            <text:p>Австрия</text:p>
          </table:table-cell>
          <table:table-cell office:value-type="string">
            <text:p>奥地利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20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string">
            <text:p>659</text:p>
          </table:table-cell>
          <table:table-cell office:value-type="string">
            <text:p>SC</text:p>
          </table:table-cell>
          <table:table-cell office:value-type="string">
            <text:p>Saint Kitts and Nevis</text:p>
          </table:table-cell>
          <table:table-cell office:value-type="string">
            <text:p>St. Kitts und Nevis</text:p>
          </table:table-cell>
          <table:table-cell office:value-type="string">
            <text:p>Saint Kitts and Nevis</text:p>
          </table:table-cell>
          <table:table-cell office:value-type="string">
            <text:p>San Cristóbal y Nieves</text:p>
          </table:table-cell>
          <table:table-cell office:value-type="string">
            <text:p>Saint-Christophe-et-Niévès</text:p>
          </table:table-cell>
          <table:table-cell office:value-type="string">
            <text:p>São Cristóvão e Nevis</text:p>
          </table:table-cell>
          <table:table-cell office:value-type="string">
            <text:p>Сент-Китс и Невис</text:p>
          </table:table-cell>
          <table:table-cell office:value-type="string">
            <text:p>圣基茨和尼维斯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21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string">
            <text:p>408</text:p>
          </table:table-cell>
          <table:table-cell office:value-type="string">
            <text:p>KN</text:p>
          </table:table-cell>
          <table:table-cell table:style-name="Default" office:value-type="string">
            <text:p>북한 / North Korea</text:p>
          </table:table-cell>
          <table:table-cell office:value-type="string">
            <text:p>Nordkorea</text:p>
          </table:table-cell>
          <table:table-cell office:value-type="string">
            <text:p>North Korea</text:p>
          </table:table-cell>
          <table:table-cell office:value-type="string">
            <text:p>Corea del Norte</text:p>
          </table:table-cell>
          <table:table-cell office:value-type="string">
            <text:p>Corée du Nord</text:p>
          </table:table-cell>
          <table:table-cell office:value-type="string">
            <text:p>Coreia do Norte</text:p>
          </table:table-cell>
          <table:table-cell office:value-type="string">
            <text:p>КНДР</text:p>
          </table:table-cell>
          <table:table-cell office:value-type="string">
            <text:p>北韓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22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string">
            <text:p>410</text:p>
          </table:table-cell>
          <table:table-cell office:value-type="string">
            <text:p>KS</text:p>
          </table:table-cell>
          <table:table-cell table:style-name="Default" office:value-type="string">
            <text:p>대한민국 / South Korea</text:p>
          </table:table-cell>
          <table:table-cell office:value-type="string">
            <text:p>Südkorea</text:p>
          </table:table-cell>
          <table:table-cell office:value-type="string">
            <text:p>South Korea</text:p>
          </table:table-cell>
          <table:table-cell office:value-type="string">
            <text:p>Corea del Sur</text:p>
          </table:table-cell>
          <table:table-cell office:value-type="string">
            <text:p>Corée du Sud</text:p>
          </table:table-cell>
          <table:table-cell office:value-type="string">
            <text:p>Coreia do Sul</text:p>
          </table:table-cell>
          <table:table-cell office:value-type="string">
            <text:p>Республика Корея</text:p>
          </table:table-cell>
          <table:table-cell office:value-type="string">
            <text:p>南韓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23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string">
            <text:p>414</text:p>
          </table:table-cell>
          <table:table-cell office:value-type="string">
            <text:p>KU</text:p>
          </table:table-cell>
          <table:table-cell table:style-name="Default" office:value-type="string">
            <text:p>الكويت / Kuwait</text:p>
          </table:table-cell>
          <table:table-cell table:number-columns-repeated="3" office:value-type="string">
            <text:p>Kuwait</text:p>
          </table:table-cell>
          <table:table-cell office:value-type="string">
            <text:p>Koweït</text:p>
          </table:table-cell>
          <table:table-cell office:value-type="string">
            <text:p>Kuwait</text:p>
          </table:table-cell>
          <table:table-cell office:value-type="string">
            <text:p>Кувейт</text:p>
          </table:table-cell>
          <table:table-cell office:value-type="string">
            <text:p>科威特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24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string">
            <text:p>136</text:p>
          </table:table-cell>
          <table:table-cell office:value-type="string">
            <text:p>CJ</text:p>
          </table:table-cell>
          <table:table-cell table:style-name="Default" office:value-type="string">
            <text:p>Cayman Islands</text:p>
          </table:table-cell>
          <table:table-cell office:value-type="string">
            <text:p>Kaimaninseln</text:p>
          </table:table-cell>
          <table:table-cell office:value-type="string">
            <text:p>Cayman Islands</text:p>
          </table:table-cell>
          <table:table-cell office:value-type="string">
            <text:p>Islas Caimán</text:p>
          </table:table-cell>
          <table:table-cell office:value-type="string">
            <text:p>Îles Caïmans</text:p>
          </table:table-cell>
          <table:table-cell office:value-type="string">
            <text:p>Ilhas Cayman</text:p>
          </table:table-cell>
          <table:table-cell office:value-type="string">
            <text:p>Каймановы острова</text:p>
          </table:table-cell>
          <table:table-cell office:value-type="string">
            <text:p>开曼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25</text:p>
          </table:table-cell>
          <table:table-cell office:value-type="string">
            <text:p>false</text:p>
          </table:table-cell>
          <table:table-cell office:value-type="string">
            <text:p>18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string">
            <text:p>398</text:p>
          </table:table-cell>
          <table:table-cell office:value-type="string">
            <text:p>KZ</text:p>
          </table:table-cell>
          <table:table-cell table:style-name="Default" office:value-type="string">
            <text:p>Қазақстан / Kazakhstan</text:p>
          </table:table-cell>
          <table:table-cell office:value-type="string">
            <text:p>Kasachstan</text:p>
          </table:table-cell>
          <table:table-cell office:value-type="string">
            <text:p>Kazakhstan</text:p>
          </table:table-cell>
          <table:table-cell office:value-type="string">
            <text:p>Kazajistán</text:p>
          </table:table-cell>
          <table:table-cell office:value-type="string">
            <text:p>Kazakhstan</text:p>
          </table:table-cell>
          <table:table-cell office:value-type="string">
            <text:p>Cazaquistão</text:p>
          </table:table-cell>
          <table:table-cell office:value-type="string">
            <text:p>Казахстан</text:p>
          </table:table-cell>
          <table:table-cell office:value-type="string">
            <text:p>哈萨克斯坦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26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string">
            <text:p>418</text:p>
          </table:table-cell>
          <table:table-cell office:value-type="string">
            <text:p>LA</text:p>
          </table:table-cell>
          <table:table-cell table:style-name="Default" office:value-type="string">
            <text:p>ປະເທດລາວ / Laos</text:p>
          </table:table-cell>
          <table:table-cell table:number-columns-repeated="5" office:value-type="string">
            <text:p>Laos</text:p>
          </table:table-cell>
          <table:table-cell office:value-type="string">
            <text:p>Лаос</text:p>
          </table:table-cell>
          <table:table-cell office:value-type="string">
            <text:p>老挝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27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string">
            <text:p>422</text:p>
          </table:table-cell>
          <table:table-cell office:value-type="string">
            <text:p>LE</text:p>
          </table:table-cell>
          <table:table-cell table:style-name="Default" office:value-type="string">
            <text:p>لبنان / Lebanon</text:p>
          </table:table-cell>
          <table:table-cell office:value-type="string">
            <text:p>Libanon</text:p>
          </table:table-cell>
          <table:table-cell office:value-type="string">
            <text:p>Lebanon</text:p>
          </table:table-cell>
          <table:table-cell office:value-type="string">
            <text:p>Líbano</text:p>
          </table:table-cell>
          <table:table-cell office:value-type="string">
            <text:p>Liban</text:p>
          </table:table-cell>
          <table:table-cell office:value-type="string">
            <text:p>Líbano</text:p>
          </table:table-cell>
          <table:table-cell office:value-type="string">
            <text:p>Ливан</text:p>
          </table:table-cell>
          <table:table-cell office:value-type="string">
            <text:p>黎巴嫩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28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string">
            <text:p>662</text:p>
          </table:table-cell>
          <table:table-cell office:value-type="string">
            <text:p>ST</text:p>
          </table:table-cell>
          <table:table-cell table:style-name="Default" office:value-type="string">
            <text:p>Saint Lucia</text:p>
          </table:table-cell>
          <table:table-cell office:value-type="string">
            <text:p>St. Lucia</text:p>
          </table:table-cell>
          <table:table-cell office:value-type="string">
            <text:p>Saint Lucia</text:p>
          </table:table-cell>
          <table:table-cell office:value-type="string">
            <text:p>Santa Lucía</text:p>
          </table:table-cell>
          <table:table-cell office:value-type="string">
            <text:p>Sainte-Lucie</text:p>
          </table:table-cell>
          <table:table-cell office:value-type="string">
            <text:p>Santa Lúcia</text:p>
          </table:table-cell>
          <table:table-cell office:value-type="string">
            <text:p>Сент-Люсия</text:p>
          </table:table-cell>
          <table:table-cell office:value-type="string">
            <text:p>圣卢西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29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string">
            <text:p>438</text:p>
          </table:table-cell>
          <table:table-cell office:value-type="string">
            <text:p>LS</text:p>
          </table:table-cell>
          <table:table-cell table:style-name="Default" office:value-type="string">
            <text:p>Liechtenstein</text:p>
          </table:table-cell>
          <table:table-cell table:number-columns-repeated="5" office:value-type="string">
            <text:p>Liechtenstein</text:p>
          </table:table-cell>
          <table:table-cell office:value-type="string">
            <text:p>Лихтенштейн</text:p>
          </table:table-cell>
          <table:table-cell office:value-type="string">
            <text:p>列支敦士登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</text:p>
          </table:table-cell>
          <table:table-cell office:value-type="string">
            <text:p>false</text:p>
          </table:table-cell>
          <table:table-cell office:value-type="string">
            <text:p>27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string">
            <text:p>036</text:p>
          </table:table-cell>
          <table:table-cell office:value-type="string">
            <text:p>AS</text:p>
          </table:table-cell>
          <table:table-cell table:style-name="Default" office:value-type="string">
            <text:p>Australia</text:p>
          </table:table-cell>
          <table:table-cell office:value-type="string">
            <text:p>Australien</text:p>
          </table:table-cell>
          <table:table-cell table:number-columns-repeated="2" office:value-type="string">
            <text:p>Australia</text:p>
          </table:table-cell>
          <table:table-cell office:value-type="string">
            <text:p>Australie</text:p>
          </table:table-cell>
          <table:table-cell office:value-type="string">
            <text:p>Austrália</text:p>
          </table:table-cell>
          <table:table-cell office:value-type="string">
            <text:p>Австралия</text:p>
          </table:table-cell>
          <table:table-cell office:value-type="string">
            <text:p>澳大利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30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string">
            <text:p>144</text:p>
          </table:table-cell>
          <table:table-cell office:value-type="string">
            <text:p>CE</text:p>
          </table:table-cell>
          <table:table-cell table:style-name="Default" office:value-type="string">
            <text:p>ශ්‍රී ලංකාව / Sri Lanka</text:p>
          </table:table-cell>
          <table:table-cell office:value-type="string">
            <text:p>Sri Lanka</text:p>
          </table:table-cell>
          <table:table-cell office:value-type="string">
            <text:p>Sri Lanka</text:p>
          </table:table-cell>
          <table:table-cell office:value-type="string">
            <text:p>Sri Lanka</text:p>
          </table:table-cell>
          <table:table-cell office:value-type="string">
            <text:p>Sri Lanka</text:p>
          </table:table-cell>
          <table:table-cell office:value-type="string">
            <text:p>Sri Lanka</text:p>
          </table:table-cell>
          <table:table-cell office:value-type="string">
            <text:p>Шри-Ланка</text:p>
          </table:table-cell>
          <table:table-cell office:value-type="string">
            <text:p>斯里兰卡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1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string">
            <text:p>430</text:p>
          </table:table-cell>
          <table:table-cell office:value-type="string">
            <text:p>LI</text:p>
          </table:table-cell>
          <table:table-cell table:style-name="Default" office:value-type="string">
            <text:p>Liberia</text:p>
          </table:table-cell>
          <table:table-cell table:number-columns-repeated="4" office:value-type="string">
            <text:p>Liberia</text:p>
          </table:table-cell>
          <table:table-cell office:value-type="string">
            <text:p>Libéria</text:p>
          </table:table-cell>
          <table:table-cell office:value-type="string">
            <text:p>Либерия</text:p>
          </table:table-cell>
          <table:table-cell office:value-type="string">
            <text:p>利比里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2</text:p>
          </table:table-cell>
          <table:table-cell office:value-type="string">
            <text:p>false</text:p>
          </table:table-cell>
          <table:table-cell office:value-type="string">
            <text:p>4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string">
            <text:p>426</text:p>
          </table:table-cell>
          <table:table-cell office:value-type="string">
            <text:p>LT</text:p>
          </table:table-cell>
          <table:table-cell table:style-name="Default" office:value-type="string">
            <text:p>Lesotho</text:p>
          </table:table-cell>
          <table:table-cell table:number-columns-repeated="2" office:value-type="string">
            <text:p>Lesotho</text:p>
          </table:table-cell>
          <table:table-cell office:value-type="string">
            <text:p>Lesoto</text:p>
          </table:table-cell>
          <table:table-cell office:value-type="string">
            <text:p>Lesotho</text:p>
          </table:table-cell>
          <table:table-cell office:value-type="string">
            <text:p>Lesoto</text:p>
          </table:table-cell>
          <table:table-cell office:value-type="string">
            <text:p>Лесото</text:p>
          </table:table-cell>
          <table:table-cell office:value-type="string">
            <text:p>莱索托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3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string">
            <text:p>440</text:p>
          </table:table-cell>
          <table:table-cell office:value-type="string">
            <text:p>LH</text:p>
          </table:table-cell>
          <table:table-cell table:style-name="Default" office:value-type="string">
            <text:p>Lietuva</text:p>
          </table:table-cell>
          <table:table-cell office:value-type="string">
            <text:p>Litauen</text:p>
          </table:table-cell>
          <table:table-cell office:value-type="string">
            <text:p>Lithuania</text:p>
          </table:table-cell>
          <table:table-cell office:value-type="string">
            <text:p>Lituania</text:p>
          </table:table-cell>
          <table:table-cell office:value-type="string">
            <text:p>Lituanie</text:p>
          </table:table-cell>
          <table:table-cell office:value-type="string">
            <text:p>Lituânia</text:p>
          </table:table-cell>
          <table:table-cell office:value-type="string">
            <text:p>Литва</text:p>
          </table:table-cell>
          <table:table-cell office:value-type="string">
            <text:p>立陶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4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string">
            <text:p>442</text:p>
          </table:table-cell>
          <table:table-cell office:value-type="string">
            <text:p>LU</text:p>
          </table:table-cell>
          <table:table-cell table:style-name="Default" office:value-type="string">
            <text:p>Luxembourg</text:p>
          </table:table-cell>
          <table:table-cell office:value-type="string">
            <text:p>Luxemburg</text:p>
          </table:table-cell>
          <table:table-cell office:value-type="string">
            <text:p>Luxembourg</text:p>
          </table:table-cell>
          <table:table-cell office:value-type="string">
            <text:p>Luxemburgo</text:p>
          </table:table-cell>
          <table:table-cell office:value-type="string">
            <text:p>Luxembourg</text:p>
          </table:table-cell>
          <table:table-cell office:value-type="string">
            <text:p>Luxemburgo</text:p>
          </table:table-cell>
          <table:table-cell office:value-type="string">
            <text:p>Люксембург</text:p>
          </table:table-cell>
          <table:table-cell office:value-type="string">
            <text:p>卢森堡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5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string">
            <text:p>428</text:p>
          </table:table-cell>
          <table:table-cell office:value-type="string">
            <text:p>LG</text:p>
          </table:table-cell>
          <table:table-cell table:style-name="Default" office:value-type="string">
            <text:p>Latvijas</text:p>
          </table:table-cell>
          <table:table-cell office:value-type="string">
            <text:p>Lettland</text:p>
          </table:table-cell>
          <table:table-cell office:value-type="string">
            <text:p>Latvia</text:p>
          </table:table-cell>
          <table:table-cell office:value-type="string">
            <text:p>Letonia</text:p>
          </table:table-cell>
          <table:table-cell office:value-type="string">
            <text:p>Lettonie</text:p>
          </table:table-cell>
          <table:table-cell office:value-type="string">
            <text:p>Letônia</text:p>
          </table:table-cell>
          <table:table-cell office:value-type="string">
            <text:p>Латвия</text:p>
          </table:table-cell>
          <table:table-cell office:value-type="string">
            <text:p>拉脱维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36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string">
            <text:p>434</text:p>
          </table:table-cell>
          <table:table-cell office:value-type="string">
            <text:p>LY</text:p>
          </table:table-cell>
          <table:table-cell table:style-name="Default" office:value-type="string">
            <text:p>ليبيا‎ / Libya</text:p>
          </table:table-cell>
          <table:table-cell office:value-type="string">
            <text:p>Libyen</text:p>
          </table:table-cell>
          <table:table-cell office:value-type="string">
            <text:p>Libya</text:p>
          </table:table-cell>
          <table:table-cell office:value-type="string">
            <text:p>Libia</text:p>
          </table:table-cell>
          <table:table-cell office:value-type="string">
            <text:p>Libye</text:p>
          </table:table-cell>
          <table:table-cell office:value-type="string">
            <text:p>Líbia</text:p>
          </table:table-cell>
          <table:table-cell office:value-type="string">
            <text:p>Ливия</text:p>
          </table:table-cell>
          <table:table-cell office:value-type="string">
            <text:p>利比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37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string">
            <text:p>504</text:p>
          </table:table-cell>
          <table:table-cell office:value-type="string">
            <text:p>MO</text:p>
          </table:table-cell>
          <table:table-cell table:style-name="Default" office:value-type="string">
            <text:p>المغرب‎ / Morocco</text:p>
          </table:table-cell>
          <table:table-cell office:value-type="string">
            <text:p>Marokko</text:p>
          </table:table-cell>
          <table:table-cell office:value-type="string">
            <text:p>Morocco</text:p>
          </table:table-cell>
          <table:table-cell office:value-type="string">
            <text:p>Marruecos</text:p>
          </table:table-cell>
          <table:table-cell office:value-type="string">
            <text:p>Maroc</text:p>
          </table:table-cell>
          <table:table-cell office:value-type="string">
            <text:p>Marrocos</text:p>
          </table:table-cell>
          <table:table-cell office:value-type="string">
            <text:p>Марокко</text:p>
          </table:table-cell>
          <table:table-cell office:value-type="string">
            <text:p>摩洛哥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8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string">
            <text:p>492</text:p>
          </table:table-cell>
          <table:table-cell office:value-type="string">
            <text:p>MN</text:p>
          </table:table-cell>
          <table:table-cell table:style-name="Default" office:value-type="string">
            <text:p>Monaco</text:p>
          </table:table-cell>
          <table:table-cell table:number-columns-repeated="2" office:value-type="string">
            <text:p>Monaco</text:p>
          </table:table-cell>
          <table:table-cell office:value-type="string">
            <text:p>Mónaco</text:p>
          </table:table-cell>
          <table:table-cell office:value-type="string">
            <text:p>Monaco</text:p>
          </table:table-cell>
          <table:table-cell office:value-type="string">
            <text:p>Mónaco</text:p>
          </table:table-cell>
          <table:table-cell office:value-type="string">
            <text:p>Монако</text:p>
          </table:table-cell>
          <table:table-cell office:value-type="string">
            <text:p>摩纳哥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9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string">
            <text:p>498</text:p>
          </table:table-cell>
          <table:table-cell office:value-type="string">
            <text:p>MD</text:p>
          </table:table-cell>
          <table:table-cell table:style-name="Default" office:value-type="string">
            <text:p>Moldova</text:p>
          </table:table-cell>
          <table:table-cell office:value-type="string">
            <text:p>Moldawien</text:p>
          </table:table-cell>
          <table:table-cell office:value-type="string">
            <text:p>Moldova</text:p>
          </table:table-cell>
          <table:table-cell office:value-type="string">
            <text:p>Moldavia</text:p>
          </table:table-cell>
          <table:table-cell office:value-type="string">
            <text:p>Moldavie</text:p>
          </table:table-cell>
          <table:table-cell office:value-type="string">
            <text:p>Moldávia</text:p>
          </table:table-cell>
          <table:table-cell office:value-type="string">
            <text:p>Молдавия</text:p>
          </table:table-cell>
          <table:table-cell office:value-type="string">
            <text:p>摩尔多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string">
            <text:p>533</text:p>
          </table:table-cell>
          <table:table-cell office:value-type="string">
            <text:p>AA</text:p>
          </table:table-cell>
          <table:table-cell table:style-name="Default" office:value-type="string">
            <text:p>Aruba</text:p>
          </table:table-cell>
          <table:table-cell table:number-columns-repeated="5" office:value-type="string">
            <text:p>Aruba</text:p>
          </table:table-cell>
          <table:table-cell office:value-type="string">
            <text:p>Аруба</text:p>
          </table:table-cell>
          <table:table-cell office:value-type="string">
            <text:p>阿鲁巴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0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string">
            <text:p>499</text:p>
          </table:table-cell>
          <table:table-cell office:value-type="string">
            <text:p>MJ</text:p>
          </table:table-cell>
          <table:table-cell table:style-name="Default" office:value-type="string">
            <text:p>Црна Гора / Crna Gora</text:p>
          </table:table-cell>
          <table:table-cell table:number-columns-repeated="3" office:value-type="string">
            <text:p>Montenegro</text:p>
          </table:table-cell>
          <table:table-cell office:value-type="string">
            <text:p>Monténégro</text:p>
          </table:table-cell>
          <table:table-cell office:value-type="string">
            <text:p>Montenegro</text:p>
          </table:table-cell>
          <table:table-cell office:value-type="string">
            <text:p>Черногория</text:p>
          </table:table-cell>
          <table:table-cell office:value-type="string">
            <text:p>黑山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1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string">
            <text:p>663</text:p>
          </table:table-cell>
          <table:table-cell office:value-type="string">
            <text:p>RN</text:p>
          </table:table-cell>
          <table:table-cell table:style-name="Default" office:value-type="string">
            <text:p>Saint-Martin</text:p>
          </table:table-cell>
          <table:table-cell office:value-type="string">
            <text:p>Saint-Martin (franz. Teil)</text:p>
          </table:table-cell>
          <table:table-cell office:value-type="string">
            <text:p>Saint Martin (French part)</text:p>
          </table:table-cell>
          <table:table-cell office:value-type="string">
            <text:p>San Martín (Francia)</text:p>
          </table:table-cell>
          <table:table-cell office:value-type="string">
            <text:p>Saint-Martin</text:p>
          </table:table-cell>
          <table:table-cell office:value-type="string">
            <text:p>São Martinho (França)</text:p>
          </table:table-cell>
          <table:table-cell office:value-type="string">
            <text:p>Сен-Мартен</text:p>
          </table:table-cell>
          <table:table-cell office:value-type="string">
            <text:p>法属圣马丁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2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string">
            <text:p>450</text:p>
          </table:table-cell>
          <table:table-cell office:value-type="string">
            <text:p>MA</text:p>
          </table:table-cell>
          <table:table-cell table:style-name="Default" office:value-type="string">
            <text:p>Madagasikara / Madagascar</text:p>
          </table:table-cell>
          <table:table-cell office:value-type="string">
            <text:p>Madagaskar</text:p>
          </table:table-cell>
          <table:table-cell table:number-columns-repeated="3" office:value-type="string">
            <text:p>Madagascar</text:p>
          </table:table-cell>
          <table:table-cell office:value-type="string">
            <text:p>Madagáscar</text:p>
          </table:table-cell>
          <table:table-cell office:value-type="string">
            <text:p>Мадагаскар</text:p>
          </table:table-cell>
          <table:table-cell office:value-type="string">
            <text:p>马达加斯加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3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string">
            <text:p>584</text:p>
          </table:table-cell>
          <table:table-cell office:value-type="string">
            <text:p>RM</text:p>
          </table:table-cell>
          <table:table-cell table:style-name="Default" office:value-type="string">
            <text:p>Marshall Islands / Aolepān Aorōkin M̧ajeļ</text:p>
          </table:table-cell>
          <table:table-cell office:value-type="string">
            <text:p>Marshallinseln</text:p>
          </table:table-cell>
          <table:table-cell office:value-type="string">
            <text:p>Marshall Islands</text:p>
          </table:table-cell>
          <table:table-cell office:value-type="string">
            <text:p>Islas Marshall</text:p>
          </table:table-cell>
          <table:table-cell office:value-type="string">
            <text:p>Îles Marshall</text:p>
          </table:table-cell>
          <table:table-cell office:value-type="string">
            <text:p>Ilhas Marshall</text:p>
          </table:table-cell>
          <table:table-cell office:value-type="string">
            <text:p>Маршалловы Острова</text:p>
          </table:table-cell>
          <table:table-cell office:value-type="string">
            <text:p>马绍尔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4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string">
            <text:p>807</text:p>
          </table:table-cell>
          <table:table-cell office:value-type="string">
            <text:p>MK</text:p>
          </table:table-cell>
          <table:table-cell table:style-name="Default" office:value-type="string">
            <text:p>Македонија / Macedonia</text:p>
          </table:table-cell>
          <table:table-cell office:value-type="string">
            <text:p>Mazedonien</text:p>
          </table:table-cell>
          <table:table-cell table:number-columns-repeated="2" office:value-type="string">
            <text:p>Macedonia</text:p>
          </table:table-cell>
          <table:table-cell office:value-type="string">
            <text:p>Macédoine</text:p>
          </table:table-cell>
          <table:table-cell office:value-type="string">
            <text:p>Macedónia</text:p>
          </table:table-cell>
          <table:table-cell office:value-type="string">
            <text:p>Македония</text:p>
          </table:table-cell>
          <table:table-cell office:value-type="string">
            <text:p>马其顿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5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string">
            <text:p>466</text:p>
          </table:table-cell>
          <table:table-cell office:value-type="string">
            <text:p>ML</text:p>
          </table:table-cell>
          <table:table-cell table:style-name="Default" office:value-type="string">
            <text:p>Mali</text:p>
          </table:table-cell>
          <table:table-cell table:number-columns-repeated="2" office:value-type="string">
            <text:p>Mali</text:p>
          </table:table-cell>
          <table:table-cell office:value-type="string">
            <text:p>Malí</text:p>
          </table:table-cell>
          <table:table-cell table:number-columns-repeated="2" office:value-type="string">
            <text:p>Mali</text:p>
          </table:table-cell>
          <table:table-cell office:value-type="string">
            <text:p>Мали</text:p>
          </table:table-cell>
          <table:table-cell office:value-type="string">
            <text:p>马里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46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string">
            <text:p>104</text:p>
          </table:table-cell>
          <table:table-cell office:value-type="string">
            <text:p>BM</text:p>
          </table:table-cell>
          <table:table-cell table:style-name="Default" office:value-type="string">
            <text:p>မြန်မာပြည် / Myanmar</text:p>
          </table:table-cell>
          <table:table-cell office:value-type="string">
            <text:p>Myanmar</text:p>
          </table:table-cell>
          <table:table-cell office:value-type="string">
            <text:p>Burma</text:p>
          </table:table-cell>
          <table:table-cell office:value-type="string">
            <text:p>Birmania</text:p>
          </table:table-cell>
          <table:table-cell office:value-type="string">
            <text:p>Birmanie</text:p>
          </table:table-cell>
          <table:table-cell office:value-type="string">
            <text:p>Myanmar</text:p>
          </table:table-cell>
          <table:table-cell office:value-type="string">
            <text:p>Мьянма</text:p>
          </table:table-cell>
          <table:table-cell office:value-type="string">
            <text:p>缅甸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7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string">
            <text:p>496</text:p>
          </table:table-cell>
          <table:table-cell office:value-type="string">
            <text:p>MG</text:p>
          </table:table-cell>
          <table:table-cell table:style-name="Default" office:value-type="string">
            <text:p>Монгол улс / Mongolia</text:p>
          </table:table-cell>
          <table:table-cell office:value-type="string">
            <text:p>Mongolei</text:p>
          </table:table-cell>
          <table:table-cell table:number-columns-repeated="2" office:value-type="string">
            <text:p>Mongolia</text:p>
          </table:table-cell>
          <table:table-cell office:value-type="string">
            <text:p>Mongolie</text:p>
          </table:table-cell>
          <table:table-cell office:value-type="string">
            <text:p>Mongólia</text:p>
          </table:table-cell>
          <table:table-cell office:value-type="string">
            <text:p>Монголия</text:p>
          </table:table-cell>
          <table:table-cell office:value-type="string">
            <text:p>蒙古国；蒙古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48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string">
            <text:p>446</text:p>
          </table:table-cell>
          <table:table-cell office:value-type="string">
            <text:p>MC</text:p>
          </table:table-cell>
          <table:table-cell table:style-name="Default" office:value-type="string">
            <text:p>澳門 / Macau</text:p>
          </table:table-cell>
          <table:table-cell office:value-type="string">
            <text:p>Macao</text:p>
          </table:table-cell>
          <table:table-cell office:value-type="string">
            <text:p>Macau</text:p>
          </table:table-cell>
          <table:table-cell table:number-columns-repeated="2" office:value-type="string">
            <text:p>Macao</text:p>
          </table:table-cell>
          <table:table-cell office:value-type="string">
            <text:p>Macau</text:p>
          </table:table-cell>
          <table:table-cell office:value-type="string">
            <text:p>Макао</text:p>
          </table:table-cell>
          <table:table-cell office:value-type="string">
            <text:p>澳门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49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string">
            <text:p>580</text:p>
          </table:table-cell>
          <table:table-cell office:value-type="string">
            <text:p>CQ</text:p>
          </table:table-cell>
          <table:table-cell table:style-name="Default" office:value-type="string">
            <text:p>Northern Mariana Islands</text:p>
          </table:table-cell>
          <table:table-cell office:value-type="string">
            <text:p>Nördliche Marianen</text:p>
          </table:table-cell>
          <table:table-cell office:value-type="string">
            <text:p>Northern Mariana Islands</text:p>
          </table:table-cell>
          <table:table-cell office:value-type="string">
            <text:p>Islas Marianas del Norte</text:p>
          </table:table-cell>
          <table:table-cell office:value-type="string">
            <text:p>Îles Mariannes du Nord</text:p>
          </table:table-cell>
          <table:table-cell office:value-type="string">
            <text:p>Marianas Setentrionais</text:p>
          </table:table-cell>
          <table:table-cell office:value-type="string">
            <text:p>Северные Марианские острова</text:p>
          </table:table-cell>
          <table:table-cell office:value-type="string">
            <text:p>北马里亚纳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AX</text:p>
          </table:table-cell>
          <table:table-cell office:value-type="string">
            <text:p>ALA</text:p>
          </table:table-cell>
          <table:table-cell office:value-type="string">
            <text:p>248</text:p>
          </table:table-cell>
          <table:table-cell/>
          <table:table-cell table:style-name="Default" office:value-type="string">
            <text:p>Åland</text:p>
          </table:table-cell>
          <table:table-cell office:value-type="string">
            <text:p>Åland</text:p>
          </table:table-cell>
          <table:table-cell office:value-type="string">
            <text:p>Åland Islands</text:p>
          </table:table-cell>
          <table:table-cell office:value-type="string">
            <text:p>Åland</text:p>
          </table:table-cell>
          <table:table-cell office:value-type="string">
            <text:p>Åland</text:p>
          </table:table-cell>
          <table:table-cell office:value-type="string">
            <text:p>Ilhas Åland</text:p>
          </table:table-cell>
          <table:table-cell office:value-type="string">
            <text:p>Аландские острова</text:p>
          </table:table-cell>
          <table:table-cell office:value-type="string">
            <text:p>奥兰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0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string">
            <text:p>474</text:p>
          </table:table-cell>
          <table:table-cell office:value-type="string">
            <text:p>MB</text:p>
          </table:table-cell>
          <table:table-cell table:style-name="Default" office:value-type="string">
            <text:p>Martinique</text:p>
          </table:table-cell>
          <table:table-cell table:number-columns-repeated="2" office:value-type="string">
            <text:p>Martinique</text:p>
          </table:table-cell>
          <table:table-cell office:value-type="string">
            <text:p>Martinica</text:p>
          </table:table-cell>
          <table:table-cell office:value-type="string">
            <text:p>Martinique</text:p>
          </table:table-cell>
          <table:table-cell office:value-type="string">
            <text:p>Martinica</text:p>
          </table:table-cell>
          <table:table-cell office:value-type="string">
            <text:p>Мартиника</text:p>
          </table:table-cell>
          <table:table-cell office:value-type="string">
            <text:p>马提尼克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51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string">
            <text:p>478</text:p>
          </table:table-cell>
          <table:table-cell office:value-type="string">
            <text:p>MR</text:p>
          </table:table-cell>
          <table:table-cell table:style-name="Default" office:value-type="string">
            <text:p>موريتانيا‎ / Mauritanie</text:p>
          </table:table-cell>
          <table:table-cell office:value-type="string">
            <text:p>Mauretanien</text:p>
          </table:table-cell>
          <table:table-cell table:number-columns-repeated="2" office:value-type="string">
            <text:p>Mauritania</text:p>
          </table:table-cell>
          <table:table-cell office:value-type="string">
            <text:p>Mauritanie</text:p>
          </table:table-cell>
          <table:table-cell office:value-type="string">
            <text:p>Mauritânia</text:p>
          </table:table-cell>
          <table:table-cell office:value-type="string">
            <text:p>Мавритания</text:p>
          </table:table-cell>
          <table:table-cell office:value-type="string">
            <text:p>毛里塔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2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string">
            <text:p>500</text:p>
          </table:table-cell>
          <table:table-cell office:value-type="string">
            <text:p>MH</text:p>
          </table:table-cell>
          <table:table-cell table:style-name="Default" office:value-type="string">
            <text:p>Montserrat</text:p>
          </table:table-cell>
          <table:table-cell table:number-columns-repeated="5" office:value-type="string">
            <text:p>Montserrat</text:p>
          </table:table-cell>
          <table:table-cell office:value-type="string">
            <text:p>Монтсеррат</text:p>
          </table:table-cell>
          <table:table-cell office:value-type="string">
            <text:p>蒙塞拉特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3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string">
            <text:p>470</text:p>
          </table:table-cell>
          <table:table-cell office:value-type="string">
            <text:p>MT</text:p>
          </table:table-cell>
          <table:table-cell table:style-name="Default" office:value-type="string">
            <text:p>Malta</text:p>
          </table:table-cell>
          <table:table-cell table:number-columns-repeated="3" office:value-type="string">
            <text:p>Malta</text:p>
          </table:table-cell>
          <table:table-cell office:value-type="string">
            <text:p>Malte</text:p>
          </table:table-cell>
          <table:table-cell office:value-type="string">
            <text:p>Malta</text:p>
          </table:table-cell>
          <table:table-cell office:value-type="string">
            <text:p>Мальта</text:p>
          </table:table-cell>
          <table:table-cell office:value-type="string">
            <text:p>马耳他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4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string">
            <text:p>480</text:p>
          </table:table-cell>
          <table:table-cell office:value-type="string">
            <text:p>MP</text:p>
          </table:table-cell>
          <table:table-cell table:number-columns-repeated="3" office:value-type="string">
            <text:p>Mauritius</text:p>
          </table:table-cell>
          <table:table-cell office:value-type="string">
            <text:p>Mauricio</text:p>
          </table:table-cell>
          <table:table-cell office:value-type="string">
            <text:p>Maurice</text:p>
          </table:table-cell>
          <table:table-cell office:value-type="string">
            <text:p>Maurícia</text:p>
          </table:table-cell>
          <table:table-cell office:value-type="string">
            <text:p>Маврикий</text:p>
          </table:table-cell>
          <table:table-cell office:value-type="string">
            <text:p>毛里求斯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55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string">
            <text:p>462</text:p>
          </table:table-cell>
          <table:table-cell office:value-type="string">
            <text:p>MV</text:p>
          </table:table-cell>
          <table:table-cell table:style-name="Default" office:value-type="string">
            <text:p>ދިވެހިރާއްޖެ / Maldives</text:p>
          </table:table-cell>
          <table:table-cell office:value-type="string">
            <text:p>Malediven</text:p>
          </table:table-cell>
          <table:table-cell office:value-type="string">
            <text:p>Maldives</text:p>
          </table:table-cell>
          <table:table-cell office:value-type="string">
            <text:p>Maldivas</text:p>
          </table:table-cell>
          <table:table-cell office:value-type="string">
            <text:p>Maldives</text:p>
          </table:table-cell>
          <table:table-cell office:value-type="string">
            <text:p>Maldivas</text:p>
          </table:table-cell>
          <table:table-cell office:value-type="string">
            <text:p>Мальдивы</text:p>
          </table:table-cell>
          <table:table-cell office:value-type="string">
            <text:p>马尔代夫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6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string">
            <text:p>454</text:p>
          </table:table-cell>
          <table:table-cell office:value-type="string">
            <text:p>MI</text:p>
          </table:table-cell>
          <table:table-cell table:style-name="Default" office:value-type="string">
            <text:p>Malaŵi</text:p>
          </table:table-cell>
          <table:table-cell table:number-columns-repeated="2" office:value-type="string">
            <text:p>Malawi</text:p>
          </table:table-cell>
          <table:table-cell office:value-type="string">
            <text:p>Malaui</text:p>
          </table:table-cell>
          <table:table-cell table:number-columns-repeated="2" office:value-type="string">
            <text:p>Malawi</text:p>
          </table:table-cell>
          <table:table-cell office:value-type="string">
            <text:p>Малави</text:p>
          </table:table-cell>
          <table:table-cell office:value-type="string">
            <text:p>马拉维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7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string">
            <text:p>484</text:p>
          </table:table-cell>
          <table:table-cell office:value-type="string">
            <text:p>MX</text:p>
          </table:table-cell>
          <table:table-cell table:style-name="Default" office:value-type="string">
            <text:p>México</text:p>
          </table:table-cell>
          <table:table-cell office:value-type="string">
            <text:p>Mexik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  <table:table-cell office:value-type="string">
            <text:p>México</text:p>
          </table:table-cell>
          <table:table-cell office:value-type="string">
            <text:p>Мексика</text:p>
          </table:table-cell>
          <table:table-cell office:value-type="string">
            <text:p>墨西哥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8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string">
            <text:p>458</text:p>
          </table:table-cell>
          <table:table-cell office:value-type="string">
            <text:p>MY</text:p>
          </table:table-cell>
          <table:table-cell table:style-name="Default" office:value-type="string">
            <text:p>Malaysia</text:p>
          </table:table-cell>
          <table:table-cell table:number-columns-repeated="2" office:value-type="string">
            <text:p>Malaysia</text:p>
          </table:table-cell>
          <table:table-cell office:value-type="string">
            <text:p>Malasia</text:p>
          </table:table-cell>
          <table:table-cell office:value-type="string">
            <text:p>Malaisie</text:p>
          </table:table-cell>
          <table:table-cell office:value-type="string">
            <text:p>Malásia</text:p>
          </table:table-cell>
          <table:table-cell office:value-type="string">
            <text:p>Малайзия</text:p>
          </table:table-cell>
          <table:table-cell office:value-type="string">
            <text:p>马来西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59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string">
            <text:p>508</text:p>
          </table:table-cell>
          <table:table-cell office:value-type="string">
            <text:p>MZ</text:p>
          </table:table-cell>
          <table:table-cell table:style-name="Default" office:value-type="string">
            <text:p>Moçambique</text:p>
          </table:table-cell>
          <table:table-cell office:value-type="string">
            <text:p>Mosambik</text:p>
          </table:table-cell>
          <table:table-cell table:number-columns-repeated="3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Мозамбик</text:p>
          </table:table-cell>
          <table:table-cell office:value-type="string">
            <text:p>莫桑比克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031</text:p>
          </table:table-cell>
          <table:table-cell office:value-type="string">
            <text:p>AJ</text:p>
          </table:table-cell>
          <table:table-cell table:style-name="Default" office:value-type="string">
            <text:p>Azərbaycan</text:p>
          </table:table-cell>
          <table:table-cell office:value-type="string">
            <text:p>Aserbaidschan</text:p>
          </table:table-cell>
          <table:table-cell office:value-type="string">
            <text:p>Azerbaijan</text:p>
          </table:table-cell>
          <table:table-cell office:value-type="string">
            <text:p>Azerbaiyán</text:p>
          </table:table-cell>
          <table:table-cell office:value-type="string">
            <text:p>Azerbaïdjan</text:p>
          </table:table-cell>
          <table:table-cell office:value-type="string">
            <text:p>Azerbaijão</text:p>
          </table:table-cell>
          <table:table-cell office:value-type="string">
            <text:p>Азербайджан</text:p>
          </table:table-cell>
          <table:table-cell office:value-type="string">
            <text:p>阿塞拜疆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0</text:p>
          </table:table-cell>
          <table:table-cell office:value-type="string">
            <text:p>false</text:p>
          </table:table-cell>
          <table:table-cell office:value-type="string">
            <text:p>4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string">
            <text:p>516</text:p>
          </table:table-cell>
          <table:table-cell office:value-type="string">
            <text:p>WA</text:p>
          </table:table-cell>
          <table:table-cell table:style-name="Default" office:value-type="string">
            <text:p>Namibia</text:p>
          </table:table-cell>
          <table:table-cell table:number-columns-repeated="3" office:value-type="string">
            <text:p>Namibia</text:p>
          </table:table-cell>
          <table:table-cell office:value-type="string">
            <text:p>Namibie</text:p>
          </table:table-cell>
          <table:table-cell office:value-type="string">
            <text:p>Namíbia</text:p>
          </table:table-cell>
          <table:table-cell office:value-type="string">
            <text:p>Намибия</text:p>
          </table:table-cell>
          <table:table-cell office:value-type="string">
            <text:p>纳米比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1</text:p>
          </table:table-cell>
          <table:table-cell office:value-type="string">
            <text:p>false</text:p>
          </table:table-cell>
          <table:table-cell office:value-type="string">
            <text:p>28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string">
            <text:p>540</text:p>
          </table:table-cell>
          <table:table-cell office:value-type="string">
            <text:p>NC</text:p>
          </table:table-cell>
          <table:table-cell table:style-name="Default" office:value-type="string">
            <text:p>Nouvelle-Calédonie</text:p>
          </table:table-cell>
          <table:table-cell office:value-type="string">
            <text:p>Neukaledonien</text:p>
          </table:table-cell>
          <table:table-cell office:value-type="string">
            <text:p>New Caledonia</text:p>
          </table:table-cell>
          <table:table-cell office:value-type="string">
            <text:p>Nueva Caledonia</text:p>
          </table:table-cell>
          <table:table-cell office:value-type="string">
            <text:p>Nouvelle-Calédonie</text:p>
          </table:table-cell>
          <table:table-cell office:value-type="string">
            <text:p>Nova Caledônia</text:p>
          </table:table-cell>
          <table:table-cell office:value-type="string">
            <text:p>Новая Каледония</text:p>
          </table:table-cell>
          <table:table-cell office:value-type="string">
            <text:p>新喀里多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2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string">
            <text:p>562</text:p>
          </table:table-cell>
          <table:table-cell office:value-type="string">
            <text:p>NG</text:p>
          </table:table-cell>
          <table:table-cell table:style-name="Default" office:value-type="string">
            <text:p>Niger</text:p>
          </table:table-cell>
          <table:table-cell table:number-columns-repeated="2" office:value-type="string">
            <text:p>Niger</text:p>
          </table:table-cell>
          <table:table-cell office:value-type="string">
            <text:p>Níger</text:p>
          </table:table-cell>
          <table:table-cell office:value-type="string">
            <text:p>Niger</text:p>
          </table:table-cell>
          <table:table-cell office:value-type="string">
            <text:p>Níger</text:p>
          </table:table-cell>
          <table:table-cell office:value-type="string">
            <text:p>Нигер</text:p>
          </table:table-cell>
          <table:table-cell office:value-type="string">
            <text:p>尼日尔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3</text:p>
          </table:table-cell>
          <table:table-cell office:value-type="string">
            <text:p>false</text:p>
          </table:table-cell>
          <table:table-cell office:value-type="string">
            <text:p>27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string">
            <text:p>574</text:p>
          </table:table-cell>
          <table:table-cell office:value-type="string">
            <text:p>NF</text:p>
          </table:table-cell>
          <table:table-cell table:style-name="Default" office:value-type="string">
            <text:p>Norfolk Island</text:p>
          </table:table-cell>
          <table:table-cell office:value-type="string">
            <text:p>Norfolkinsel</text:p>
          </table:table-cell>
          <table:table-cell office:value-type="string">
            <text:p>Norfolk Island</text:p>
          </table:table-cell>
          <table:table-cell office:value-type="string">
            <text:p>Norfolk</text:p>
          </table:table-cell>
          <table:table-cell office:value-type="string">
            <text:p>Île Norfolk</text:p>
          </table:table-cell>
          <table:table-cell office:value-type="string">
            <text:p>Ilha Norfolk</text:p>
          </table:table-cell>
          <table:table-cell office:value-type="string">
            <text:p>Остров Норфолк</text:p>
          </table:table-cell>
          <table:table-cell office:value-type="string">
            <text:p>诺福克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4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string">
            <text:p>566</text:p>
          </table:table-cell>
          <table:table-cell office:value-type="string">
            <text:p>NI</text:p>
          </table:table-cell>
          <table:table-cell table:number-columns-repeated="5" office:value-type="string">
            <text:p>Nigeria</text:p>
          </table:table-cell>
          <table:table-cell office:value-type="string">
            <text:p>Nigéria</text:p>
          </table:table-cell>
          <table:table-cell office:value-type="string">
            <text:p>Нигерия</text:p>
          </table:table-cell>
          <table:table-cell office:value-type="string">
            <text:p>尼日利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5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string">
            <text:p>558</text:p>
          </table:table-cell>
          <table:table-cell office:value-type="string">
            <text:p>NU</text:p>
          </table:table-cell>
          <table:table-cell table:style-name="Default" office:value-type="string">
            <text:p>Nicaragua</text:p>
          </table:table-cell>
          <table:table-cell table:number-columns-repeated="4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Никарагуа</text:p>
          </table:table-cell>
          <table:table-cell office:value-type="string">
            <text:p>尼加拉瓜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6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string">
            <text:p>528</text:p>
          </table:table-cell>
          <table:table-cell office:value-type="string">
            <text:p>NL</text:p>
          </table:table-cell>
          <table:table-cell table:style-name="Default" office:value-type="string">
            <text:p>Nederland</text:p>
          </table:table-cell>
          <table:table-cell office:value-type="string">
            <text:p>Niederlande</text:p>
          </table:table-cell>
          <table:table-cell office:value-type="string">
            <text:p>Netherlands</text:p>
          </table:table-cell>
          <table:table-cell office:value-type="string">
            <text:p>Países Bajos</text:p>
          </table:table-cell>
          <table:table-cell office:value-type="string">
            <text:p>Pays-Bas</text:p>
          </table:table-cell>
          <table:table-cell office:value-type="string">
            <text:p>Países Baixos</text:p>
          </table:table-cell>
          <table:table-cell office:value-type="string">
            <text:p>Нидерланды</text:p>
          </table:table-cell>
          <table:table-cell office:value-type="string">
            <text:p>荷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7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string">
            <text:p>578</text:p>
          </table:table-cell>
          <table:table-cell office:value-type="string">
            <text:p>NO</text:p>
          </table:table-cell>
          <table:table-cell table:style-name="Default" office:value-type="string">
            <text:p>Norge</text:p>
          </table:table-cell>
          <table:table-cell office:value-type="string">
            <text:p>Norwegen</text:p>
          </table:table-cell>
          <table:table-cell office:value-type="string">
            <text:p>Norway</text:p>
          </table:table-cell>
          <table:table-cell office:value-type="string">
            <text:p>Noruega</text:p>
          </table:table-cell>
          <table:table-cell office:value-type="string">
            <text:p>Norvège</text:p>
          </table:table-cell>
          <table:table-cell office:value-type="string">
            <text:p>Noruega</text:p>
          </table:table-cell>
          <table:table-cell office:value-type="string">
            <text:p>Норвегия</text:p>
          </table:table-cell>
          <table:table-cell office:value-type="string">
            <text:p>挪威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68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string">
            <text:p>524</text:p>
          </table:table-cell>
          <table:table-cell office:value-type="string">
            <text:p>NP</text:p>
          </table:table-cell>
          <table:table-cell table:style-name="Default" office:value-type="string">
            <text:p>नेपाल / Nepa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  <table:table-cell office:value-type="string">
            <text:p>Nepal</text:p>
          </table:table-cell>
          <table:table-cell office:value-type="string">
            <text:p>Непал</text:p>
          </table:table-cell>
          <table:table-cell office:value-type="string">
            <text:p>尼泊尔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69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string">
            <text:p>520</text:p>
          </table:table-cell>
          <table:table-cell office:value-type="string">
            <text:p>NR</text:p>
          </table:table-cell>
          <table:table-cell table:style-name="Default" office:value-type="string">
            <text:p>Naoero / Nauru</text:p>
          </table:table-cell>
          <table:table-cell table:number-columns-repeated="5" office:value-type="string">
            <text:p>Nauru</text:p>
          </table:table-cell>
          <table:table-cell office:value-type="string">
            <text:p>Науру</text:p>
          </table:table-cell>
          <table:table-cell office:value-type="string">
            <text:p>瑙鲁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string">
            <text:p>070</text:p>
          </table:table-cell>
          <table:table-cell office:value-type="string">
            <text:p>BK</text:p>
          </table:table-cell>
          <table:table-cell table:style-name="Default" office:value-type="string">
            <text:p>Bosna i Hercegovina</text:p>
          </table:table-cell>
          <table:table-cell office:value-type="string">
            <text:p>Bosnien und Herzegowina</text:p>
          </table:table-cell>
          <table:table-cell office:value-type="string">
            <text:p>Bosnia and Herzegovina</text:p>
          </table:table-cell>
          <table:table-cell office:value-type="string">
            <text:p>Bosnia y Herzegovina</text:p>
          </table:table-cell>
          <table:table-cell office:value-type="string">
            <text:p>Bosnie-Herzégovine</text:p>
          </table:table-cell>
          <table:table-cell office:value-type="string">
            <text:p>Bósnia e Herzegovina</text:p>
          </table:table-cell>
          <table:table-cell office:value-type="string">
            <text:p>Босния и Герцеговина</text:p>
          </table:table-cell>
          <table:table-cell office:value-type="string">
            <text:p>波黑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0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string">
            <text:p>570</text:p>
          </table:table-cell>
          <table:table-cell office:value-type="string">
            <text:p>NE</text:p>
          </table:table-cell>
          <table:table-cell table:style-name="Default" office:value-type="string">
            <text:p>Niuē</text:p>
          </table:table-cell>
          <table:table-cell office:value-type="string">
            <text:p>Niue</text:p>
          </table:table-cell>
          <table:table-cell office:value-type="string">
            <text:p>Niue</text:p>
          </table:table-cell>
          <table:table-cell office:value-type="string">
            <text:p>Niue</text:p>
          </table:table-cell>
          <table:table-cell office:value-type="string">
            <text:p>Niue</text:p>
          </table:table-cell>
          <table:table-cell office:value-type="string">
            <text:p>Niue</text:p>
          </table:table-cell>
          <table:table-cell office:value-type="string">
            <text:p>Ниуэ</text:p>
          </table:table-cell>
          <table:table-cell office:value-type="string">
            <text:p>纽埃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1</text:p>
          </table:table-cell>
          <table:table-cell office:value-type="string">
            <text:p>false</text:p>
          </table:table-cell>
          <table:table-cell office:value-type="string">
            <text:p>27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string">
            <text:p>554</text:p>
          </table:table-cell>
          <table:table-cell office:value-type="string">
            <text:p>NZ</text:p>
          </table:table-cell>
          <table:table-cell table:style-name="Default" office:value-type="string">
            <text:p>New Zeland</text:p>
          </table:table-cell>
          <table:table-cell office:value-type="string">
            <text:p>Neuseeland</text:p>
          </table:table-cell>
          <table:table-cell office:value-type="string">
            <text:p>New Zealand</text:p>
          </table:table-cell>
          <table:table-cell office:value-type="string">
            <text:p>Nueva Zelanda</text:p>
          </table:table-cell>
          <table:table-cell office:value-type="string">
            <text:p>Nouvelle-Zélande</text:p>
          </table:table-cell>
          <table:table-cell office:value-type="string">
            <text:p>Nova Zelândia</text:p>
          </table:table-cell>
          <table:table-cell office:value-type="string">
            <text:p>Новая Зеландия</text:p>
          </table:table-cell>
          <table:table-cell office:value-type="string">
            <text:p>新西兰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72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string">
            <text:p>512</text:p>
          </table:table-cell>
          <table:table-cell office:value-type="string">
            <text:p>MU</text:p>
          </table:table-cell>
          <table:table-cell table:style-name="Default" office:value-type="string">
            <text:p>عمان‎ / Oman</text:p>
          </table:table-cell>
          <table:table-cell table:number-columns-repeated="2" office:value-type="string">
            <text:p>Oman</text:p>
          </table:table-cell>
          <table:table-cell office:value-type="string">
            <text:p>Omán</text:p>
          </table:table-cell>
          <table:table-cell office:value-type="string">
            <text:p>Oman</text:p>
          </table:table-cell>
          <table:table-cell office:value-type="string">
            <text:p>Omã</text:p>
          </table:table-cell>
          <table:table-cell office:value-type="string">
            <text:p>Оман</text:p>
          </table:table-cell>
          <table:table-cell office:value-type="string">
            <text:p>阿曼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3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string">
            <text:p>591</text:p>
          </table:table-cell>
          <table:table-cell office:value-type="string">
            <text:p>PM</text:p>
          </table:table-cell>
          <table:table-cell table:style-name="Default" office:value-type="string">
            <text:p>Panamá</text:p>
          </table:table-cell>
          <table:table-cell table:number-columns-repeated="2"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Панама</text:p>
          </table:table-cell>
          <table:table-cell office:value-type="string">
            <text:p>巴拿马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4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string">
            <text:p>604</text:p>
          </table:table-cell>
          <table:table-cell office:value-type="string">
            <text:p>PE</text:p>
          </table:table-cell>
          <table:table-cell table:style-name="Default" office:value-type="string">
            <text:p>Perú</text:p>
          </table:table-cell>
          <table:table-cell table:number-columns-repeated="2"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  <table:table-cell office:value-type="string">
            <text:p>Peru</text:p>
          </table:table-cell>
          <table:table-cell office:value-type="string">
            <text:p>Перу</text:p>
          </table:table-cell>
          <table:table-cell office:value-type="string">
            <text:p>秘鲁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5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string">
            <text:p>258</text:p>
          </table:table-cell>
          <table:table-cell office:value-type="string">
            <text:p>FP</text:p>
          </table:table-cell>
          <table:table-cell table:style-name="Default" office:value-type="string">
            <text:p>Polynésie française</text:p>
          </table:table-cell>
          <table:table-cell office:value-type="string">
            <text:p>Französisch-Polynesien</text:p>
          </table:table-cell>
          <table:table-cell office:value-type="string">
            <text:p>French Polynesia</text:p>
          </table:table-cell>
          <table:table-cell office:value-type="string">
            <text:p>Polinesia Francesa</text:p>
          </table:table-cell>
          <table:table-cell office:value-type="string">
            <text:p>Polynésie française</text:p>
          </table:table-cell>
          <table:table-cell office:value-type="string">
            <text:p>Polinésia Francesa</text:p>
          </table:table-cell>
          <table:table-cell office:value-type="string">
            <text:p>Французская Полинезия</text:p>
          </table:table-cell>
          <table:table-cell office:value-type="string">
            <text:p>法属波利尼西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6</text:p>
          </table:table-cell>
          <table:table-cell office:value-type="string">
            <text:p>false</text:p>
          </table:table-cell>
          <table:table-cell office:value-type="string">
            <text:p>28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string">
            <text:p>598</text:p>
          </table:table-cell>
          <table:table-cell office:value-type="string">
            <text:p>PP</text:p>
          </table:table-cell>
          <table:table-cell table:style-name="Default" office:value-type="string">
            <text:p>Papua New Guinea</text:p>
          </table:table-cell>
          <table:table-cell office:value-type="string">
            <text:p>Papua-Neuguinea</text:p>
          </table:table-cell>
          <table:table-cell office:value-type="string">
            <text:p>Papua New Guinea</text:p>
          </table:table-cell>
          <table:table-cell office:value-type="string">
            <text:p>Papúa Nueva Guinea</text:p>
          </table:table-cell>
          <table:table-cell office:value-type="string">
            <text:p>Papouasie-Nouvelle-Guinée</text:p>
          </table:table-cell>
          <table:table-cell office:value-type="string">
            <text:p>Papua-Nova Guiné</text:p>
          </table:table-cell>
          <table:table-cell office:value-type="string">
            <text:p>Папуа — Новая Гвинея</text:p>
          </table:table-cell>
          <table:table-cell office:value-type="string">
            <text:p>巴布亚新几内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7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string">
            <text:p>608</text:p>
          </table:table-cell>
          <table:table-cell office:value-type="string">
            <text:p>RP</text:p>
          </table:table-cell>
          <table:table-cell table:style-name="Default" office:value-type="string">
            <text:p>Pilipinás</text:p>
          </table:table-cell>
          <table:table-cell office:value-type="string">
            <text:p>Philippinen</text:p>
          </table:table-cell>
          <table:table-cell office:value-type="string">
            <text:p>Philippines</text:p>
          </table:table-cell>
          <table:table-cell office:value-type="string">
            <text:p>Filipinas</text:p>
          </table:table-cell>
          <table:table-cell office:value-type="string">
            <text:p>Philippines</text:p>
          </table:table-cell>
          <table:table-cell office:value-type="string">
            <text:p>Filipinas</text:p>
          </table:table-cell>
          <table:table-cell office:value-type="string">
            <text:p>Филиппины</text:p>
          </table:table-cell>
          <table:table-cell office:value-type="string">
            <text:p>菲律宾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78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string">
            <text:p>586</text:p>
          </table:table-cell>
          <table:table-cell office:value-type="string">
            <text:p>PK</text:p>
          </table:table-cell>
          <table:table-cell table:style-name="Default" office:value-type="string">
            <text:p>Pakistan / پاكِستان</text:p>
          </table:table-cell>
          <table:table-cell table:number-columns-repeated="2" office:value-type="string">
            <text:p>Pakistan</text:p>
          </table:table-cell>
          <table:table-cell office:value-type="string">
            <text:p>Pakistán</text:p>
          </table:table-cell>
          <table:table-cell office:value-type="string">
            <text:p>Pakistan</text:p>
          </table:table-cell>
          <table:table-cell office:value-type="string">
            <text:p>Paquistão</text:p>
          </table:table-cell>
          <table:table-cell office:value-type="string">
            <text:p>Пакистан</text:p>
          </table:table-cell>
          <table:table-cell office:value-type="string">
            <text:p>巴基斯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79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string">
            <text:p>616</text:p>
          </table:table-cell>
          <table:table-cell office:value-type="string">
            <text:p>PL</text:p>
          </table:table-cell>
          <table:table-cell table:style-name="Default" office:value-type="string">
            <text:p>Polska</text:p>
          </table:table-cell>
          <table:table-cell office:value-type="string">
            <text:p>Polen</text:p>
          </table:table-cell>
          <table:table-cell office:value-type="string">
            <text:p>Poland</text:p>
          </table:table-cell>
          <table:table-cell office:value-type="string">
            <text:p>Polonia</text:p>
          </table:table-cell>
          <table:table-cell office:value-type="string">
            <text:p>Pologne</text:p>
          </table:table-cell>
          <table:table-cell office:value-type="string">
            <text:p>Polónia</text:p>
          </table:table-cell>
          <table:table-cell office:value-type="string">
            <text:p>Польша</text:p>
          </table:table-cell>
          <table:table-cell office:value-type="string">
            <text:p>波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string">
            <text:p>052</text:p>
          </table:table-cell>
          <table:table-cell office:value-type="string">
            <text:p>BB</text:p>
          </table:table-cell>
          <table:table-cell table:style-name="Default" office:value-type="string">
            <text:p>Barbados</text:p>
          </table:table-cell>
          <table:table-cell table:number-columns-repeated="3" office:value-type="string">
            <text:p>Barbados</text:p>
          </table:table-cell>
          <table:table-cell office:value-type="string">
            <text:p>Barbade</text:p>
          </table:table-cell>
          <table:table-cell office:value-type="string">
            <text:p>Barbados</text:p>
          </table:table-cell>
          <table:table-cell office:value-type="string">
            <text:p>Барбадос</text:p>
          </table:table-cell>
          <table:table-cell office:value-type="string">
            <text:p>巴巴多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0</text:p>
          </table:table-cell>
          <table:table-cell office:value-type="string">
            <text:p>false</text:p>
          </table:table-cell>
          <table:table-cell office:value-type="string">
            <text:p>14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string">
            <text:p>666</text:p>
          </table:table-cell>
          <table:table-cell office:value-type="string">
            <text:p>SB</text:p>
          </table:table-cell>
          <table:table-cell table:style-name="Default" office:value-type="string">
            <text:p>Saint-Pierre-et-Miquelon</text:p>
          </table:table-cell>
          <table:table-cell office:value-type="string">
            <text:p>Saint-Pierre und Miquelon</text:p>
          </table:table-cell>
          <table:table-cell office:value-type="string">
            <text:p>Saint Pierre and Miquelon</text:p>
          </table:table-cell>
          <table:table-cell office:value-type="string">
            <text:p>San Pedro y Miquelón</text:p>
          </table:table-cell>
          <table:table-cell office:value-type="string">
            <text:p>Saint-Pierre-et-Miquelon</text:p>
          </table:table-cell>
          <table:table-cell office:value-type="string">
            <text:p>Saint-Pierre e Miquelon</text:p>
          </table:table-cell>
          <table:table-cell office:value-type="string">
            <text:p>Сен-Пьер и Микелон</text:p>
          </table:table-cell>
          <table:table-cell office:value-type="string">
            <text:p>圣皮埃尔和密克隆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1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string">
            <text:p>612</text:p>
          </table:table-cell>
          <table:table-cell office:value-type="string">
            <text:p>PC</text:p>
          </table:table-cell>
          <table:table-cell office:value-type="string">
            <text:p>Pitcairn Islands</text:p>
          </table:table-cell>
          <table:table-cell office:value-type="string">
            <text:p>Pitcairninseln</text:p>
          </table:table-cell>
          <table:table-cell office:value-type="string">
            <text:p>Pitcairn Islands</text:p>
          </table:table-cell>
          <table:table-cell office:value-type="string">
            <text:p>Islas Pitcairn</text:p>
          </table:table-cell>
          <table:table-cell office:value-type="string">
            <text:p>Îles Pitcairn</text:p>
          </table:table-cell>
          <table:table-cell office:value-type="string">
            <text:p>Pitcairn</text:p>
          </table:table-cell>
          <table:table-cell office:value-type="string">
            <text:p>Острова Питкэрн</text:p>
          </table:table-cell>
          <table:table-cell office:value-type="string">
            <text:p>皮特凯恩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2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string">
            <text:p>630</text:p>
          </table:table-cell>
          <table:table-cell office:value-type="string">
            <text:p>RQ</text:p>
          </table:table-cell>
          <table:table-cell table:style-name="Default" office:value-type="string">
            <text:p>Puerto Rico</text:p>
          </table:table-cell>
          <table:table-cell office:value-type="string">
            <text:p>Puerto Rico</text:p>
          </table:table-cell>
          <table:table-cell office:value-type="string">
            <text:p>Puerto Rico</text:p>
          </table:table-cell>
          <table:table-cell office:value-type="string">
            <text:p>Puerto Rico</text:p>
          </table:table-cell>
          <table:table-cell table:number-columns-repeated="2" office:value-type="string">
            <text:p>Porto Rico</text:p>
          </table:table-cell>
          <table:table-cell office:value-type="string">
            <text:p>Пуэрто-Рико</text:p>
          </table:table-cell>
          <table:table-cell office:value-type="string">
            <text:p>波多黎各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83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PS</text:p>
          </table:table-cell>
          <table:table-cell office:value-type="string">
            <text:p>PSE</text:p>
          </table:table-cell>
          <table:table-cell office:value-type="string">
            <text:p>275</text:p>
          </table:table-cell>
          <table:table-cell/>
          <table:table-cell table:style-name="Default" office:value-type="string">
            <text:p>فلسطين‎ / Palestine</text:p>
          </table:table-cell>
          <table:table-cell office:value-type="string">
            <text:p>Palästina</text:p>
          </table:table-cell>
          <table:table-cell office:value-type="string">
            <text:p>Palestine</text:p>
          </table:table-cell>
          <table:table-cell office:value-type="string">
            <text:p>Palestina</text:p>
          </table:table-cell>
          <table:table-cell office:value-type="string">
            <text:p>Palestine</text:p>
          </table:table-cell>
          <table:table-cell office:value-type="string">
            <text:p>Palestina</text:p>
          </table:table-cell>
          <table:table-cell office:value-type="string">
            <text:p>Шаблон:PSE</text:p>
          </table:table-cell>
          <table:table-cell office:value-type="string">
            <text:p>巴勒斯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4</text:p>
          </table:table-cell>
          <table:table-cell office:value-type="string">
            <text:p>true</text:p>
          </table:table-cell>
          <table:table-cell office:value-type="string">
            <text:p>22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string">
            <text:p>620</text:p>
          </table:table-cell>
          <table:table-cell office:value-type="string">
            <text:p>PO</text:p>
          </table:table-cell>
          <table:table-cell table:style-name="Default" office:value-type="string">
            <text:p>Portugal</text:p>
          </table:table-cell>
          <table:table-cell table:number-columns-repeated="5" office:value-type="string">
            <text:p>Portugal</text:p>
          </table:table-cell>
          <table:table-cell office:value-type="string">
            <text:p>Португалия</text:p>
          </table:table-cell>
          <table:table-cell office:value-type="string">
            <text:p>葡萄牙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5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string">
            <text:p>585</text:p>
          </table:table-cell>
          <table:table-cell office:value-type="string">
            <text:p>PS</text:p>
          </table:table-cell>
          <table:table-cell table:style-name="Default" office:value-type="string">
            <text:p>Palau / Belau</text:p>
          </table:table-cell>
          <table:table-cell table:number-columns-repeated="2" office:value-type="string">
            <text:p>Palau</text:p>
          </table:table-cell>
          <table:table-cell office:value-type="string">
            <text:p>Palaos</text:p>
          </table:table-cell>
          <table:table-cell office:value-type="string">
            <text:p>Palaos</text:p>
          </table:table-cell>
          <table:table-cell office:value-type="string">
            <text:p>Palau</text:p>
          </table:table-cell>
          <table:table-cell office:value-type="string">
            <text:p>Палау</text:p>
          </table:table-cell>
          <table:table-cell office:value-type="string">
            <text:p>帕劳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6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string">
            <text:p>600</text:p>
          </table:table-cell>
          <table:table-cell office:value-type="string">
            <text:p>PA</text:p>
          </table:table-cell>
          <table:table-cell table:style-name="Default" office:value-type="string">
            <text:p>Paraguay / Paraguáype</text:p>
          </table:table-cell>
          <table:table-cell table:number-columns-repeated="4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Парагвай</text:p>
          </table:table-cell>
          <table:table-cell office:value-type="string">
            <text:p>巴拉圭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87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string">
            <text:p>634</text:p>
          </table:table-cell>
          <table:table-cell office:value-type="string">
            <text:p>QA</text:p>
          </table:table-cell>
          <table:table-cell table:style-name="Default" office:value-type="string">
            <text:p>قطر‎ / Qatar</text:p>
          </table:table-cell>
          <table:table-cell office:value-type="string">
            <text:p>Katar</text:p>
          </table:table-cell>
          <table:table-cell office:value-type="string">
            <text:p>Qatar</text:p>
          </table:table-cell>
          <table:table-cell office:value-type="string">
            <text:p>Catar</text:p>
          </table:table-cell>
          <table:table-cell office:value-type="string">
            <text:p>Qatar</text:p>
          </table:table-cell>
          <table:table-cell office:value-type="string">
            <text:p>Catar</text:p>
          </table:table-cell>
          <table:table-cell office:value-type="string">
            <text:p>Катар</text:p>
          </table:table-cell>
          <table:table-cell office:value-type="string">
            <text:p>卡塔尔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8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string">
            <text:p>638</text:p>
          </table:table-cell>
          <table:table-cell office:value-type="string">
            <text:p>RE</text:p>
          </table:table-cell>
          <table:table-cell table:style-name="Default" office:value-type="string">
            <text:p>La Réunion</text:p>
          </table:table-cell>
          <table:table-cell office:value-type="string">
            <text:p>Réunion</text:p>
          </table:table-cell>
          <table:table-cell office:value-type="string">
            <text:p>Réunion</text:p>
          </table:table-cell>
          <table:table-cell office:value-type="string">
            <text:p>Reunión</text:p>
          </table:table-cell>
          <table:table-cell office:value-type="string">
            <text:p>La Réunion</text:p>
          </table:table-cell>
          <table:table-cell office:value-type="string">
            <text:p>Reunião</text:p>
          </table:table-cell>
          <table:table-cell office:value-type="string">
            <text:p>Реюньон</text:p>
          </table:table-cell>
          <table:table-cell office:value-type="string">
            <text:p>留尼汪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89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string">
            <text:p>642</text:p>
          </table:table-cell>
          <table:table-cell office:value-type="string">
            <text:p>RO</text:p>
          </table:table-cell>
          <table:table-cell table:style-name="Default" office:value-type="string">
            <text:p>România</text:p>
          </table:table-cell>
          <table:table-cell office:value-type="string">
            <text:p>Rumänien</text:p>
          </table:table-cell>
          <table:table-cell office:value-type="string">
            <text:p>Romania</text:p>
          </table:table-cell>
          <table:table-cell office:value-type="string">
            <text:p>Rumania</text:p>
          </table:table-cell>
          <table:table-cell office:value-type="string">
            <text:p>Roumanie</text:p>
          </table:table-cell>
          <table:table-cell office:value-type="string">
            <text:p>Roménia</text:p>
          </table:table-cell>
          <table:table-cell office:value-type="string">
            <text:p>Румыния</text:p>
          </table:table-cell>
          <table:table-cell office:value-type="string">
            <text:p>罗马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string">
            <text:p>050</text:p>
          </table:table-cell>
          <table:table-cell office:value-type="string">
            <text:p>BG</text:p>
          </table:table-cell>
          <table:table-cell table:style-name="Default" office:value-type="string">
            <text:p>Bānglādesh</text:p>
          </table:table-cell>
          <table:table-cell office:value-type="string">
            <text:p>Bangladesch</text:p>
          </table:table-cell>
          <table:table-cell office:value-type="string">
            <text:p>Bangladesh</text:p>
          </table:table-cell>
          <table:table-cell office:value-type="string">
            <text:p>Bangladés</text:p>
          </table:table-cell>
          <table:table-cell table:number-columns-repeated="2" office:value-type="string">
            <text:p>Bangladesh</text:p>
          </table:table-cell>
          <table:table-cell office:value-type="string">
            <text:p>Бангладеш</text:p>
          </table:table-cell>
          <table:table-cell office:value-type="string">
            <text:p>孟加拉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0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string">
            <text:p>688</text:p>
          </table:table-cell>
          <table:table-cell office:value-type="string">
            <text:p>RI</text:p>
          </table:table-cell>
          <table:table-cell table:style-name="Default" office:value-type="string">
            <text:p>Србија / Serbia</text:p>
          </table:table-cell>
          <table:table-cell office:value-type="string">
            <text:p>Serbien</text:p>
          </table:table-cell>
          <table:table-cell table:number-columns-repeated="2" office:value-type="string">
            <text:p>Serbia</text:p>
          </table:table-cell>
          <table:table-cell office:value-type="string">
            <text:p>Serbie</text:p>
          </table:table-cell>
          <table:table-cell office:value-type="string">
            <text:p>Sérvia</text:p>
          </table:table-cell>
          <table:table-cell office:value-type="string">
            <text:p>Сербия</text:p>
          </table:table-cell>
          <table:table-cell office:value-type="string">
            <text:p>塞尔维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1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string">
            <text:p>643</text:p>
          </table:table-cell>
          <table:table-cell office:value-type="string">
            <text:p>RS</text:p>
          </table:table-cell>
          <table:table-cell table:style-name="Default" office:value-type="string">
            <text:p>Россия / Russia</text:p>
          </table:table-cell>
          <table:table-cell office:value-type="string">
            <text:p>Russische Föderation</text:p>
          </table:table-cell>
          <table:table-cell office:value-type="string">
            <text:p>Russia</text:p>
          </table:table-cell>
          <table:table-cell office:value-type="string">
            <text:p>Rusia</text:p>
          </table:table-cell>
          <table:table-cell office:value-type="string">
            <text:p>Russie</text:p>
          </table:table-cell>
          <table:table-cell office:value-type="string">
            <text:p>Rússia</text:p>
          </table:table-cell>
          <table:table-cell office:value-type="string">
            <text:p>Россия</text:p>
          </table:table-cell>
          <table:table-cell office:value-type="string">
            <text:p>俄罗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2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string">
            <text:p>646</text:p>
          </table:table-cell>
          <table:table-cell office:value-type="string">
            <text:p>RW</text:p>
          </table:table-cell>
          <table:table-cell table:style-name="Default" office:value-type="string">
            <text:p>Rwanda</text:p>
          </table:table-cell>
          <table:table-cell office:value-type="string">
            <text:p>Ruanda</text:p>
          </table:table-cell>
          <table:table-cell office:value-type="string">
            <text:p>Rwanda</text:p>
          </table:table-cell>
          <table:table-cell office:value-type="string">
            <text:p>Ruanda</text:p>
          </table:table-cell>
          <table:table-cell office:value-type="string">
            <text:p>Rwanda</text:p>
          </table:table-cell>
          <table:table-cell office:value-type="string">
            <text:p>Ruanda</text:p>
          </table:table-cell>
          <table:table-cell office:value-type="string">
            <text:p>Руанда</text:p>
          </table:table-cell>
          <table:table-cell office:value-type="string">
            <text:p>卢旺达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93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string">
            <text:p>682</text:p>
          </table:table-cell>
          <table:table-cell office:value-type="string">
            <text:p>SA</text:p>
          </table:table-cell>
          <table:table-cell table:style-name="Default" office:value-type="string">
            <text:p>السعودية‎ / Saudi Arabia</text:p>
          </table:table-cell>
          <table:table-cell office:value-type="string">
            <text:p>Saudi-Arabien</text:p>
          </table:table-cell>
          <table:table-cell office:value-type="string">
            <text:p>Saudi Arabia</text:p>
          </table:table-cell>
          <table:table-cell office:value-type="string">
            <text:p>Arabia Saudita</text:p>
          </table:table-cell>
          <table:table-cell office:value-type="string">
            <text:p>Arabie saoudite</text:p>
          </table:table-cell>
          <table:table-cell office:value-type="string">
            <text:p>Arábia Saudita</text:p>
          </table:table-cell>
          <table:table-cell office:value-type="string">
            <text:p>Саудовская Аравия</text:p>
          </table:table-cell>
          <table:table-cell office:value-type="string">
            <text:p>沙特阿拉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4</text:p>
          </table:table-cell>
          <table:table-cell office:value-type="string">
            <text:p>false</text:p>
          </table:table-cell>
          <table:table-cell office:value-type="string">
            <text:p>28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string">
            <text:p>090</text:p>
          </table:table-cell>
          <table:table-cell office:value-type="string">
            <text:p>BP</text:p>
          </table:table-cell>
          <table:table-cell table:style-name="Default" office:value-type="string">
            <text:p>Salomons Islands</text:p>
          </table:table-cell>
          <table:table-cell office:value-type="string">
            <text:p>Salomonen</text:p>
          </table:table-cell>
          <table:table-cell office:value-type="string">
            <text:p>Solomon Islands</text:p>
          </table:table-cell>
          <table:table-cell office:value-type="string">
            <text:p>Islas Salomón</text:p>
          </table:table-cell>
          <table:table-cell office:value-type="string">
            <text:p>Salomon</text:p>
          </table:table-cell>
          <table:table-cell office:value-type="string">
            <text:p>Ilhas Salomão</text:p>
          </table:table-cell>
          <table:table-cell office:value-type="string">
            <text:p>Соломоновы Острова</text:p>
          </table:table-cell>
          <table:table-cell office:value-type="string">
            <text:p>所罗门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5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string">
            <text:p>690</text:p>
          </table:table-cell>
          <table:table-cell office:value-type="string">
            <text:p>SE</text:p>
          </table:table-cell>
          <table:table-cell table:style-name="Default" office:value-type="string">
            <text:p>Seychelles / Sesel</text:p>
          </table:table-cell>
          <table:table-cell office:value-type="string">
            <text:p>Seychellen</text:p>
          </table:table-cell>
          <table:table-cell table:number-columns-repeated="4" office:value-type="string">
            <text:p>Seychelles</text:p>
          </table:table-cell>
          <table:table-cell office:value-type="string">
            <text:p>Сейшельские Острова</text:p>
          </table:table-cell>
          <table:table-cell office:value-type="string">
            <text:p>塞舌尔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96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string">
            <text:p>729</text:p>
          </table:table-cell>
          <table:table-cell office:value-type="string">
            <text:p>SU</text:p>
          </table:table-cell>
          <table:table-cell table:style-name="Default" office:value-type="string">
            <text:p>السودان‎ / Sudan</text:p>
          </table:table-cell>
          <table:table-cell table:number-columns-repeated="2" office:value-type="string">
            <text:p>Sudan</text:p>
          </table:table-cell>
          <table:table-cell office:value-type="string">
            <text:p>Sudán</text:p>
          </table:table-cell>
          <table:table-cell office:value-type="string">
            <text:p>Soudan</text:p>
          </table:table-cell>
          <table:table-cell office:value-type="string">
            <text:p>Sudão</text:p>
          </table:table-cell>
          <table:table-cell office:value-type="string">
            <text:p>Судан</text:p>
          </table:table-cell>
          <table:table-cell office:value-type="string">
            <text:p>苏丹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7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string">
            <text:p>752</text:p>
          </table:table-cell>
          <table:table-cell office:value-type="string">
            <text:p>SW</text:p>
          </table:table-cell>
          <table:table-cell table:style-name="Default" office:value-type="string">
            <text:p>Sverige</text:p>
          </table:table-cell>
          <table:table-cell office:value-type="string">
            <text:p>Schweden</text:p>
          </table:table-cell>
          <table:table-cell office:value-type="string">
            <text:p>Sweden</text:p>
          </table:table-cell>
          <table:table-cell office:value-type="string">
            <text:p>Suecia</text:p>
          </table:table-cell>
          <table:table-cell office:value-type="string">
            <text:p>Suède</text:p>
          </table:table-cell>
          <table:table-cell office:value-type="string">
            <text:p>Suécia</text:p>
          </table:table-cell>
          <table:table-cell office:value-type="string">
            <text:p>Швеция</text:p>
          </table:table-cell>
          <table:table-cell office:value-type="string">
            <text:p>瑞典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198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string">
            <text:p>702</text:p>
          </table:table-cell>
          <table:table-cell office:value-type="string">
            <text:p>SN</text:p>
          </table:table-cell>
          <table:table-cell table:style-name="Default" office:value-type="string">
            <text:p>Singapore / Singapura / 新加坡 / சிங்கப்பூர்</text:p>
          </table:table-cell>
          <table:table-cell office:value-type="string">
            <text:p>Singapur</text:p>
          </table:table-cell>
          <table:table-cell office:value-type="string">
            <text:p>Singapore</text:p>
          </table:table-cell>
          <table:table-cell office:value-type="string">
            <text:p>Singapur</text:p>
          </table:table-cell>
          <table:table-cell office:value-type="string">
            <text:p>Singapour</text:p>
          </table:table-cell>
          <table:table-cell office:value-type="string">
            <text:p>Singapura</text:p>
          </table:table-cell>
          <table:table-cell office:value-type="string">
            <text:p>Сингапур</text:p>
          </table:table-cell>
          <table:table-cell office:value-type="string">
            <text:p>新加坡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99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string">
            <text:p>654</text:p>
          </table:table-cell>
          <table:table-cell office:value-type="string">
            <text:p>SH</text:p>
          </table:table-cell>
          <table:table-cell office:value-type="string">
            <text:p>Saint Helena, Ascension and Tristan da Cunha</text:p>
          </table:table-cell>
          <table:table-cell office:value-type="string">
            <text:p>St. Helena, Ascension und Tristan da Cunha</text:p>
          </table:table-cell>
          <table:table-cell office:value-type="string">
            <text:p>Saint Helena, Ascension and Tristan da Cunha</text:p>
          </table:table-cell>
          <table:table-cell office:value-type="string">
            <text:p>Santa Elena, Ascensión y Tristán de Acuña</text:p>
          </table:table-cell>
          <table:table-cell office:value-type="string">
            <text:p>Sainte-Hélène, Ascension et Tristan da Cunha</text:p>
          </table:table-cell>
          <table:table-cell office:value-type="string">
            <text:p>Santa Helena, Ascensão e Tristão da Cunha</text:p>
          </table:table-cell>
          <table:table-cell office:value-type="string">
            <text:p>Острова Святой Елены, Вознесения и Тристан-да-Кунья</text:p>
          </table:table-cell>
          <table:table-cell office:value-type="string">
            <text:p>圣赫勒拿、阿森松与特里斯坦达库尼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string">
            <text:p>784</text:p>
          </table:table-cell>
          <table:table-cell office:value-type="string">
            <text:p>AE</text:p>
          </table:table-cell>
          <table:table-cell table:style-name="Default" office:value-type="string">
            <text:p>لإمارات العربيّة المتّحدة / United Arab Emirates</text:p>
          </table:table-cell>
          <table:table-cell office:value-type="string">
            <text:p>Vereinigte Arabische Emirate</text:p>
          </table:table-cell>
          <table:table-cell office:value-type="string">
            <text:p>United Arab Emirates</text:p>
          </table:table-cell>
          <table:table-cell office:value-type="string">
            <text:p>Emiratos Árabes Unidos</text:p>
          </table:table-cell>
          <table:table-cell office:value-type="string">
            <text:p>Émirats arabes unis</text:p>
          </table:table-cell>
          <table:table-cell office:value-type="string">
            <text:p>Emirados Árabes Unidos</text:p>
          </table:table-cell>
          <table:table-cell office:value-type="string">
            <text:p>Объединённые Арабские Эмираты</text:p>
          </table:table-cell>
          <table:table-cell office:value-type="string">
            <text:p>阿联酋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string">
            <text:p>056</text:p>
          </table:table-cell>
          <table:table-cell office:value-type="string">
            <text:p>BE</text:p>
          </table:table-cell>
          <table:table-cell table:style-name="Default" office:value-type="string">
            <text:p>België / Belgique / Belgien</text:p>
          </table:table-cell>
          <table:table-cell office:value-type="string">
            <text:p>Belgien</text:p>
          </table:table-cell>
          <table:table-cell office:value-type="string">
            <text:p>Belgium</text:p>
          </table:table-cell>
          <table:table-cell office:value-type="string">
            <text:p>Bélgica</text:p>
          </table:table-cell>
          <table:table-cell office:value-type="string">
            <text:p>Belgique</text:p>
          </table:table-cell>
          <table:table-cell office:value-type="string">
            <text:p>Bélgica</text:p>
          </table:table-cell>
          <table:table-cell office:value-type="string">
            <text:p>Бельгия</text:p>
          </table:table-cell>
          <table:table-cell office:value-type="string">
            <text:p>比利时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0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string">
            <text:p>705</text:p>
          </table:table-cell>
          <table:table-cell office:value-type="string">
            <text:p>SI</text:p>
          </table:table-cell>
          <table:table-cell table:style-name="Default" office:value-type="string">
            <text:p>Slovenija</text:p>
          </table:table-cell>
          <table:table-cell office:value-type="string">
            <text:p>Slowenien</text:p>
          </table:table-cell>
          <table:table-cell office:value-type="string">
            <text:p>Slovenia</text:p>
          </table:table-cell>
          <table:table-cell office:value-type="string">
            <text:p>Eslovenia</text:p>
          </table:table-cell>
          <table:table-cell office:value-type="string">
            <text:p>Slovénie</text:p>
          </table:table-cell>
          <table:table-cell office:value-type="string">
            <text:p>Eslovênia</text:p>
          </table:table-cell>
          <table:table-cell office:value-type="string">
            <text:p>Словения</text:p>
          </table:table-cell>
          <table:table-cell office:value-type="string">
            <text:p>斯洛文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1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string">
            <text:p>744</text:p>
          </table:table-cell>
          <table:table-cell/>
          <table:table-cell table:style-name="Default" office:value-type="string">
            <text:p>Svalbard og Jan Mayen</text:p>
          </table:table-cell>
          <table:table-cell office:value-type="string">
            <text:p>Svalbard und Jan Mayen</text:p>
          </table:table-cell>
          <table:table-cell office:value-type="string">
            <text:p>Svalbard and Jan Mayen</text:p>
          </table:table-cell>
          <table:table-cell office:value-type="string">
            <text:p>Svalbard y Jan Mayen</text:p>
          </table:table-cell>
          <table:table-cell office:value-type="string">
            <text:p>Svalbard et île Jan Mayen</text:p>
          </table:table-cell>
          <table:table-cell office:value-type="string">
            <text:p>Svalbard e Jan Mayen</text:p>
          </table:table-cell>
          <table:table-cell office:value-type="string">
            <text:p>Шпицберген и Ян-Майен</text:p>
          </table:table-cell>
          <table:table-cell office:value-type="string">
            <text:p>斯瓦尔巴群岛和扬马延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2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string">
            <text:p>703</text:p>
          </table:table-cell>
          <table:table-cell office:value-type="string">
            <text:p>LO</text:p>
          </table:table-cell>
          <table:table-cell table:style-name="Default" office:value-type="string">
            <text:p>Slovensko</text:p>
          </table:table-cell>
          <table:table-cell office:value-type="string">
            <text:p>Slowakei</text:p>
          </table:table-cell>
          <table:table-cell office:value-type="string">
            <text:p>Slovakia</text:p>
          </table:table-cell>
          <table:table-cell office:value-type="string">
            <text:p>Eslovaquia</text:p>
          </table:table-cell>
          <table:table-cell office:value-type="string">
            <text:p>Slovaquie</text:p>
          </table:table-cell>
          <table:table-cell office:value-type="string">
            <text:p>Eslováquia</text:p>
          </table:table-cell>
          <table:table-cell office:value-type="string">
            <text:p>Словакия</text:p>
          </table:table-cell>
          <table:table-cell office:value-type="string">
            <text:p>斯洛伐克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3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string">
            <text:p>694</text:p>
          </table:table-cell>
          <table:table-cell office:value-type="string">
            <text:p>SL</text:p>
          </table:table-cell>
          <table:table-cell table:style-name="Default" office:value-type="string">
            <text:p>Sierra Leone</text:p>
          </table:table-cell>
          <table:table-cell office:value-type="string">
            <text:p>Sierra Leone</text:p>
          </table:table-cell>
          <table:table-cell office:value-type="string">
            <text:p>Sierra Leone</text:p>
          </table:table-cell>
          <table:table-cell office:value-type="string">
            <text:p>Sierra Leona</text:p>
          </table:table-cell>
          <table:table-cell office:value-type="string">
            <text:p>Sierra Leone</text:p>
          </table:table-cell>
          <table:table-cell office:value-type="string">
            <text:p>Serra Leoa</text:p>
          </table:table-cell>
          <table:table-cell office:value-type="string">
            <text:p>Сьерра-Леоне</text:p>
          </table:table-cell>
          <table:table-cell office:value-type="string">
            <text:p>塞拉利昂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4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string">
            <text:p>674</text:p>
          </table:table-cell>
          <table:table-cell office:value-type="string">
            <text:p>SM</text:p>
          </table:table-cell>
          <table:table-cell table:style-name="Default" office:value-type="string">
            <text:p>San Marino</text:p>
          </table:table-cell>
          <table:table-cell office:value-type="string">
            <text:p>San Marino</text:p>
          </table:table-cell>
          <table:table-cell office:value-type="string">
            <text:p>San Marino</text:p>
          </table:table-cell>
          <table:table-cell office:value-type="string">
            <text:p>San Marino</text:p>
          </table:table-cell>
          <table:table-cell office:value-type="string">
            <text:p>Saint-Marin</text:p>
          </table:table-cell>
          <table:table-cell office:value-type="string">
            <text:p>São Marino</text:p>
          </table:table-cell>
          <table:table-cell office:value-type="string">
            <text:p>Сан-Марино</text:p>
          </table:table-cell>
          <table:table-cell office:value-type="string">
            <text:p>圣马力诺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5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string">
            <text:p>686</text:p>
          </table:table-cell>
          <table:table-cell office:value-type="string">
            <text:p>SG</text:p>
          </table:table-cell>
          <table:table-cell table:style-name="Default" office:value-type="string">
            <text:p>Sénégal</text:p>
          </table:table-cell>
          <table:table-cell table:number-columns-repeated="3" office:value-type="string">
            <text:p>Senegal</text:p>
          </table:table-cell>
          <table:table-cell office:value-type="string">
            <text:p>Sénégal</text:p>
          </table:table-cell>
          <table:table-cell office:value-type="string">
            <text:p>Senegal</text:p>
          </table:table-cell>
          <table:table-cell office:value-type="string">
            <text:p>Сенегал</text:p>
          </table:table-cell>
          <table:table-cell office:value-type="string">
            <text:p>塞内加尔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06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706</text:p>
          </table:table-cell>
          <table:table-cell office:value-type="string">
            <text:p>SO</text:p>
          </table:table-cell>
          <table:table-cell table:style-name="Default" office:value-type="string">
            <text:p>Soomaaliya / الصومال</text:p>
          </table:table-cell>
          <table:table-cell table:number-columns-repeated="3" office:value-type="string">
            <text:p>Somalia</text:p>
          </table:table-cell>
          <table:table-cell office:value-type="string">
            <text:p>Somalie</text:p>
          </table:table-cell>
          <table:table-cell office:value-type="string">
            <text:p>Somália</text:p>
          </table:table-cell>
          <table:table-cell office:value-type="string">
            <text:p>Сомали</text:p>
          </table:table-cell>
          <table:table-cell office:value-type="string">
            <text:p>索马里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7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string">
            <text:p>740</text:p>
          </table:table-cell>
          <table:table-cell office:value-type="string">
            <text:p>NS</text:p>
          </table:table-cell>
          <table:table-cell table:style-name="Default" office:value-type="string">
            <text:p>Suriname</text:p>
          </table:table-cell>
          <table:table-cell table:number-columns-repeated="2" office:value-type="string">
            <text:p>Suriname</text:p>
          </table:table-cell>
          <table:table-cell office:value-type="string">
            <text:p>Surinam</text:p>
          </table:table-cell>
          <table:table-cell table:number-columns-repeated="2" office:value-type="string">
            <text:p>Suriname</text:p>
          </table:table-cell>
          <table:table-cell office:value-type="string">
            <text:p>Суринам</text:p>
          </table:table-cell>
          <table:table-cell office:value-type="string">
            <text:p>苏里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8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SS</text:p>
          </table:table-cell>
          <table:table-cell office:value-type="string">
            <text:p>SSD</text:p>
          </table:table-cell>
          <table:table-cell office:value-type="string">
            <text:p>728</text:p>
          </table:table-cell>
          <table:table-cell office:value-type="string">
            <text:p>OD</text:p>
          </table:table-cell>
          <table:table-cell table:style-name="Default" office:value-type="string">
            <text:p>South Sudan</text:p>
          </table:table-cell>
          <table:table-cell office:value-type="string">
            <text:p>Südsudan</text:p>
          </table:table-cell>
          <table:table-cell office:value-type="string">
            <text:p>South Sudan</text:p>
          </table:table-cell>
          <table:table-cell office:value-type="string">
            <text:p>Sudán del Sur</text:p>
          </table:table-cell>
          <table:table-cell office:value-type="string">
            <text:p>Soudan du Sud</text:p>
          </table:table-cell>
          <table:table-cell office:value-type="string">
            <text:p>Sudão do Sul</text:p>
          </table:table-cell>
          <table:table-cell office:value-type="string">
            <text:p>Южный Судан</text:p>
          </table:table-cell>
          <table:table-cell office:value-type="string">
            <text:p>南苏丹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09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string">
            <text:p>678</text:p>
          </table:table-cell>
          <table:table-cell office:value-type="string">
            <text:p>TP</text:p>
          </table:table-cell>
          <table:table-cell table:style-name="Default" office:value-type="string">
            <text:p>São Tomé e Príncipe</text:p>
          </table:table-cell>
          <table:table-cell office:value-type="string">
            <text:p>São Tomé und Príncipe</text:p>
          </table:table-cell>
          <table:table-cell office:value-type="string">
            <text:p>Sao Tome and Principe</text:p>
          </table:table-cell>
          <table:table-cell office:value-type="string">
            <text:p>Santo Tomé y Príncipe</text:p>
          </table:table-cell>
          <table:table-cell office:value-type="string">
            <text:p>Sao Tomé-et-Principe</text:p>
          </table:table-cell>
          <table:table-cell office:value-type="string">
            <text:p>São Tomé e Príncipe</text:p>
          </table:table-cell>
          <table:table-cell office:value-type="string">
            <text:p>Сан-Томе и Принсипи</text:p>
          </table:table-cell>
          <table:table-cell office:value-type="string">
            <text:p>圣多美和普林西比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string">
            <text:p>854</text:p>
          </table:table-cell>
          <table:table-cell office:value-type="string">
            <text:p>UV</text:p>
          </table:table-cell>
          <table:table-cell table:style-name="Default"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Буркина-Фасо</text:p>
          </table:table-cell>
          <table:table-cell office:value-type="string">
            <text:p>布基纳法索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0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string">
            <text:p>222</text:p>
          </table:table-cell>
          <table:table-cell office:value-type="string">
            <text:p>ES</text:p>
          </table:table-cell>
          <table:table-cell table:style-name="Default" office:value-type="string">
            <text:p>El Salvador</text:p>
          </table:table-cell>
          <table:table-cell office:value-type="string">
            <text:p>El Salvador</text:p>
          </table:table-cell>
          <table:table-cell office:value-type="string">
            <text:p>El Salvador</text:p>
          </table:table-cell>
          <table:table-cell office:value-type="string">
            <text:p>El Salvador</text:p>
          </table:table-cell>
          <table:table-cell office:value-type="string">
            <text:p>Salvador</text:p>
          </table:table-cell>
          <table:table-cell office:value-type="string">
            <text:p>El Salvador</text:p>
          </table:table-cell>
          <table:table-cell office:value-type="string">
            <text:p>Сальвадор</text:p>
          </table:table-cell>
          <table:table-cell office:value-type="string">
            <text:p>萨尔瓦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1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SX</text:p>
          </table:table-cell>
          <table:table-cell office:value-type="string">
            <text:p>SXM</text:p>
          </table:table-cell>
          <table:table-cell office:value-type="string">
            <text:p>534</text:p>
          </table:table-cell>
          <table:table-cell office:value-type="string">
            <text:p>NN</text:p>
          </table:table-cell>
          <table:table-cell table:style-name="Default" office:value-type="string">
            <text:p>Sint Maarten</text:p>
          </table:table-cell>
          <table:table-cell office:value-type="string">
            <text:p>Sint Maarten (niederl. Teil)</text:p>
          </table:table-cell>
          <table:table-cell office:value-type="string">
            <text:p>Sint Maarten (Dutch part)</text:p>
          </table:table-cell>
          <table:table-cell office:value-type="string">
            <text:p>Sint Maarten</text:p>
          </table:table-cell>
          <table:table-cell office:value-type="string">
            <text:p>Saint-Martin</text:p>
          </table:table-cell>
          <table:table-cell office:value-type="string">
            <text:p>São Martinho</text:p>
          </table:table-cell>
          <table:table-cell office:value-type="string">
            <text:p>Синт-Мартен</text:p>
          </table:table-cell>
          <table:table-cell office:value-type="string">
            <text:p>荷属圣马丁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12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string">
            <text:p>760</text:p>
          </table:table-cell>
          <table:table-cell office:value-type="string">
            <text:p>SY</text:p>
          </table:table-cell>
          <table:table-cell table:style-name="Default" office:value-type="string">
            <text:p>سوريا‎ / Syria</text:p>
          </table:table-cell>
          <table:table-cell office:value-type="string">
            <text:p>Syrien</text:p>
          </table:table-cell>
          <table:table-cell office:value-type="string">
            <text:p>Syria</text:p>
          </table:table-cell>
          <table:table-cell office:value-type="string">
            <text:p>Siria</text:p>
          </table:table-cell>
          <table:table-cell office:value-type="string">
            <text:p>Syrie</text:p>
          </table:table-cell>
          <table:table-cell office:value-type="string">
            <text:p>Síria</text:p>
          </table:table-cell>
          <table:table-cell office:value-type="string">
            <text:p>Сирия</text:p>
          </table:table-cell>
          <table:table-cell office:value-type="string">
            <text:p>叙利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3</text:p>
          </table:table-cell>
          <table:table-cell office:value-type="string">
            <text:p>false</text:p>
          </table:table-cell>
          <table:table-cell office:value-type="string">
            <text:p>4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string">
            <text:p>748</text:p>
          </table:table-cell>
          <table:table-cell office:value-type="string">
            <text:p>WZ</text:p>
          </table:table-cell>
          <table:table-cell table:style-name="Default" office:value-type="string">
            <text:p>Swaziland / Swatini</text:p>
          </table:table-cell>
          <table:table-cell office:value-type="string">
            <text:p>Swasiland</text:p>
          </table:table-cell>
          <table:table-cell office:value-type="string">
            <text:p>Swaziland</text:p>
          </table:table-cell>
          <table:table-cell office:value-type="string">
            <text:p>Suazilandia</text:p>
          </table:table-cell>
          <table:table-cell office:value-type="string">
            <text:p>Swaziland</text:p>
          </table:table-cell>
          <table:table-cell office:value-type="string">
            <text:p>Suazilândia</text:p>
          </table:table-cell>
          <table:table-cell office:value-type="string">
            <text:p>Свазиленд</text:p>
          </table:table-cell>
          <table:table-cell office:value-type="string">
            <text:p>斯威士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4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string">
            <text:p>796</text:p>
          </table:table-cell>
          <table:table-cell office:value-type="string">
            <text:p>TK</text:p>
          </table:table-cell>
          <table:table-cell office:value-type="string">
            <text:p>Turks and Caicos Islands</text:p>
          </table:table-cell>
          <table:table-cell office:value-type="string">
            <text:p>Turks- und Caicosinseln</text:p>
          </table:table-cell>
          <table:table-cell office:value-type="string">
            <text:p>Turks and Caicos Islands</text:p>
          </table:table-cell>
          <table:table-cell office:value-type="string">
            <text:p>Islas Turcas y Caicos</text:p>
          </table:table-cell>
          <table:table-cell office:value-type="string">
            <text:p>Îles Turques-et-Caïques</text:p>
          </table:table-cell>
          <table:table-cell office:value-type="string">
            <text:p>Turcas e Caicos</text:p>
          </table:table-cell>
          <table:table-cell office:value-type="string">
            <text:p>Тёркс и Кайкос</text:p>
          </table:table-cell>
          <table:table-cell office:value-type="string">
            <text:p>特克斯和凯科斯群岛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15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string">
            <text:p>148</text:p>
          </table:table-cell>
          <table:table-cell office:value-type="string">
            <text:p>CD</text:p>
          </table:table-cell>
          <table:table-cell table:style-name="Default" office:value-type="string">
            <text:p>تشاد‎ / Tchad</text:p>
          </table:table-cell>
          <table:table-cell office:value-type="string">
            <text:p>Tschad</text:p>
          </table:table-cell>
          <table:table-cell table:number-columns-repeated="2" office:value-type="string">
            <text:p>Chad</text:p>
          </table:table-cell>
          <table:table-cell office:value-type="string">
            <text:p>Tchad</text:p>
          </table:table-cell>
          <table:table-cell office:value-type="string">
            <text:p>Chade</text:p>
          </table:table-cell>
          <table:table-cell office:value-type="string">
            <text:p>Чад</text:p>
          </table:table-cell>
          <table:table-cell office:value-type="string">
            <text:p>乍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6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string">
            <text:p>260</text:p>
          </table:table-cell>
          <table:table-cell office:value-type="string">
            <text:p>FS</text:p>
          </table:table-cell>
          <table:table-cell table:style-name="Default" office:value-type="string">
            <text:p>Terres australes et antarctiques françaises</text:p>
          </table:table-cell>
          <table:table-cell office:value-type="string">
            <text:p>Französische Süd- und Antarktisgebiete</text:p>
          </table:table-cell>
          <table:table-cell office:value-type="string">
            <text:p>French Southern Territories</text:p>
          </table:table-cell>
          <table:table-cell office:value-type="string">
            <text:p>Territorios Australes Franceses</text:p>
          </table:table-cell>
          <table:table-cell office:value-type="string">
            <text:p>Terres australes et antarctiques françaises</text:p>
          </table:table-cell>
          <table:table-cell office:value-type="string">
            <text:p>Terras Austrais e Antárticas Francesas</text:p>
          </table:table-cell>
          <table:table-cell office:value-type="string">
            <text:p>Французские Южные и Антарктические Территории</text:p>
          </table:table-cell>
          <table:table-cell office:value-type="string">
            <text:p>法属南部领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7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string">
            <text:p>768</text:p>
          </table:table-cell>
          <table:table-cell office:value-type="string">
            <text:p>TO</text:p>
          </table:table-cell>
          <table:table-cell table:style-name="Default" office:value-type="string">
            <text:p>Togo</text:p>
          </table:table-cell>
          <table:table-cell table:number-columns-repeated="5" office:value-type="string">
            <text:p>Togo</text:p>
          </table:table-cell>
          <table:table-cell office:value-type="string">
            <text:p>Того</text:p>
          </table:table-cell>
          <table:table-cell office:value-type="string">
            <text:p>多哥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18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string">
            <text:p>764</text:p>
          </table:table-cell>
          <table:table-cell office:value-type="string">
            <text:p>TH</text:p>
          </table:table-cell>
          <table:table-cell table:style-name="Default" office:value-type="string">
            <text:p>ประเทศไทย / Thailand</text:p>
          </table:table-cell>
          <table:table-cell table:number-columns-repeated="2" office:value-type="string">
            <text:p>Thailand</text:p>
          </table:table-cell>
          <table:table-cell office:value-type="string">
            <text:p>Tailandia</text:p>
          </table:table-cell>
          <table:table-cell office:value-type="string">
            <text:p>Thaïlande</text:p>
          </table:table-cell>
          <table:table-cell office:value-type="string">
            <text:p>Tailândia</text:p>
          </table:table-cell>
          <table:table-cell office:value-type="string">
            <text:p>Таиланд</text:p>
          </table:table-cell>
          <table:table-cell office:value-type="string">
            <text:p>泰国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19</text:p>
          </table:table-cell>
          <table:table-cell office:value-type="string">
            <text:p>false</text:p>
          </table:table-cell>
          <table:table-cell office:value-type="string">
            <text:p>18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string">
            <text:p>762</text:p>
          </table:table-cell>
          <table:table-cell office:value-type="string">
            <text:p>TI</text:p>
          </table:table-cell>
          <table:table-cell table:style-name="Default" office:value-type="string">
            <text:p>Тоҷикистон / Tajikistan</text:p>
          </table:table-cell>
          <table:table-cell office:value-type="string">
            <text:p>Tadschikistan</text:p>
          </table:table-cell>
          <table:table-cell office:value-type="string">
            <text:p>Tajikistan</text:p>
          </table:table-cell>
          <table:table-cell office:value-type="string">
            <text:p>Tayikistán</text:p>
          </table:table-cell>
          <table:table-cell office:value-type="string">
            <text:p>Tadjikistan</text:p>
          </table:table-cell>
          <table:table-cell office:value-type="string">
            <text:p>Tadjiquistão</text:p>
          </table:table-cell>
          <table:table-cell office:value-type="string">
            <text:p>Таджикистан</text:p>
          </table:table-cell>
          <table:table-cell office:value-type="string">
            <text:p>塔吉克斯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string">
            <text:p>100</text:p>
          </table:table-cell>
          <table:table-cell office:value-type="string">
            <text:p>BU</text:p>
          </table:table-cell>
          <table:table-cell table:style-name="Default" office:value-type="string">
            <text:p>България / Bulgaria</text:p>
          </table:table-cell>
          <table:table-cell office:value-type="string">
            <text:p>Bulgarien</text:p>
          </table:table-cell>
          <table:table-cell table:number-columns-repeated="2" office:value-type="string">
            <text:p>Bulgaria</text:p>
          </table:table-cell>
          <table:table-cell office:value-type="string">
            <text:p>Bulgarie</text:p>
          </table:table-cell>
          <table:table-cell office:value-type="string">
            <text:p>Bulgária</text:p>
          </table:table-cell>
          <table:table-cell office:value-type="string">
            <text:p>Болгария</text:p>
          </table:table-cell>
          <table:table-cell office:value-type="string">
            <text:p>保加利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0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string">
            <text:p>772</text:p>
          </table:table-cell>
          <table:table-cell office:value-type="string">
            <text:p>TL</text:p>
          </table:table-cell>
          <table:table-cell table:style-name="Default"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quelau</text:p>
          </table:table-cell>
          <table:table-cell office:value-type="string">
            <text:p>Токелау</text:p>
          </table:table-cell>
          <table:table-cell office:value-type="string">
            <text:p>托克劳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1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string">
            <text:p>626</text:p>
          </table:table-cell>
          <table:table-cell office:value-type="string">
            <text:p>TT</text:p>
          </table:table-cell>
          <table:table-cell table:style-name="Default" office:value-type="string">
            <text:p>Timor-Leste</text:p>
          </table:table-cell>
          <table:table-cell office:value-type="string">
            <text:p>Osttimor</text:p>
          </table:table-cell>
          <table:table-cell office:value-type="string">
            <text:p>Timor-Leste</text:p>
          </table:table-cell>
          <table:table-cell office:value-type="string">
            <text:p>Timor Oriental</text:p>
          </table:table-cell>
          <table:table-cell office:value-type="string">
            <text:p>Timor oriental</text:p>
          </table:table-cell>
          <table:table-cell office:value-type="string">
            <text:p>Timor-Leste</text:p>
          </table:table-cell>
          <table:table-cell office:value-type="string">
            <text:p>Восточный Тимор</text:p>
          </table:table-cell>
          <table:table-cell office:value-type="string">
            <text:p>东帝汶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2</text:p>
          </table:table-cell>
          <table:table-cell office:value-type="string">
            <text:p>false</text:p>
          </table:table-cell>
          <table:table-cell office:value-type="string">
            <text:p>18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string">
            <text:p>795</text:p>
          </table:table-cell>
          <table:table-cell office:value-type="string">
            <text:p>TX</text:p>
          </table:table-cell>
          <table:table-cell table:style-name="Default" office:value-type="string">
            <text:p>Türkmenistan</text:p>
          </table:table-cell>
          <table:table-cell table:number-columns-repeated="2" office:value-type="string">
            <text:p>Turkmenistan</text:p>
          </table:table-cell>
          <table:table-cell office:value-type="string">
            <text:p>Turkmenistán</text:p>
          </table:table-cell>
          <table:table-cell office:value-type="string">
            <text:p>Turkménistan</text:p>
          </table:table-cell>
          <table:table-cell office:value-type="string">
            <text:p>Turquemenistão</text:p>
          </table:table-cell>
          <table:table-cell office:value-type="string">
            <text:p>Туркмения</text:p>
          </table:table-cell>
          <table:table-cell office:value-type="string">
            <text:p>土库曼斯坦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23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string">
            <text:p>788</text:p>
          </table:table-cell>
          <table:table-cell office:value-type="string">
            <text:p>TS</text:p>
          </table:table-cell>
          <table:table-cell table:style-name="Default" office:value-type="string">
            <text:p>تونس‎ / Tunisie</text:p>
          </table:table-cell>
          <table:table-cell office:value-type="string">
            <text:p>Tunesien</text:p>
          </table:table-cell>
          <table:table-cell office:value-type="string">
            <text:p>Tunisia</text:p>
          </table:table-cell>
          <table:table-cell office:value-type="string">
            <text:p>Túnez</text:p>
          </table:table-cell>
          <table:table-cell office:value-type="string">
            <text:p>Tunisie</text:p>
          </table:table-cell>
          <table:table-cell office:value-type="string">
            <text:p>Tunísia</text:p>
          </table:table-cell>
          <table:table-cell office:value-type="string">
            <text:p>Тунис</text:p>
          </table:table-cell>
          <table:table-cell office:value-type="string">
            <text:p>突尼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4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string">
            <text:p>776</text:p>
          </table:table-cell>
          <table:table-cell office:value-type="string">
            <text:p>TN</text:p>
          </table:table-cell>
          <table:table-cell table:style-name="Default" office:value-type="string">
            <text:p>Tonga</text:p>
          </table:table-cell>
          <table:table-cell table:number-columns-repeated="5" office:value-type="string">
            <text:p>Tonga</text:p>
          </table:table-cell>
          <table:table-cell office:value-type="string">
            <text:p>Тонга</text:p>
          </table:table-cell>
          <table:table-cell office:value-type="string">
            <text:p>汤加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5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string">
            <text:p>792</text:p>
          </table:table-cell>
          <table:table-cell office:value-type="string">
            <text:p>TU</text:p>
          </table:table-cell>
          <table:table-cell table:style-name="Default" office:value-type="string">
            <text:p>Türkiye</text:p>
          </table:table-cell>
          <table:table-cell office:value-type="string">
            <text:p>Türkei</text:p>
          </table:table-cell>
          <table:table-cell office:value-type="string">
            <text:p>Turkey</text:p>
          </table:table-cell>
          <table:table-cell office:value-type="string">
            <text:p>Turquía</text:p>
          </table:table-cell>
          <table:table-cell office:value-type="string">
            <text:p>Turquie</text:p>
          </table:table-cell>
          <table:table-cell office:value-type="string">
            <text:p>Turquia</text:p>
          </table:table-cell>
          <table:table-cell office:value-type="string">
            <text:p>Турция</text:p>
          </table:table-cell>
          <table:table-cell office:value-type="string">
            <text:p>土耳其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6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string">
            <text:p>780</text:p>
          </table:table-cell>
          <table:table-cell office:value-type="string">
            <text:p>TD</text:p>
          </table:table-cell>
          <table:table-cell table:style-name="Default" office:value-type="string">
            <text:p>Trinidad and Tobago</text:p>
          </table:table-cell>
          <table:table-cell office:value-type="string">
            <text:p>Trinidad und Tobago</text:p>
          </table:table-cell>
          <table:table-cell office:value-type="string">
            <text:p>Trinidad and Tobago</text:p>
          </table:table-cell>
          <table:table-cell office:value-type="string">
            <text:p>Trinidad y Tobago</text:p>
          </table:table-cell>
          <table:table-cell office:value-type="string">
            <text:p>Trinité-et-Tobago</text:p>
          </table:table-cell>
          <table:table-cell office:value-type="string">
            <text:p>Trinidad e Tobago</text:p>
          </table:table-cell>
          <table:table-cell office:value-type="string">
            <text:p>Тринидад и Тобаго</text:p>
          </table:table-cell>
          <table:table-cell office:value-type="string">
            <text:p>特立尼达和多巴哥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7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string">
            <text:p>798</text:p>
          </table:table-cell>
          <table:table-cell office:value-type="string">
            <text:p>TV</text:p>
          </table:table-cell>
          <table:table-cell table:style-name="Default" office:value-type="string">
            <text:p>Tuvalu</text:p>
          </table:table-cell>
          <table:table-cell table:number-columns-repeated="5" office:value-type="string">
            <text:p>Tuvalu</text:p>
          </table:table-cell>
          <table:table-cell office:value-type="string">
            <text:p>Тувалу</text:p>
          </table:table-cell>
          <table:table-cell office:value-type="string">
            <text:p>图瓦卢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28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string">
            <text:p>158</text:p>
          </table:table-cell>
          <table:table-cell office:value-type="string">
            <text:p>TW</text:p>
          </table:table-cell>
          <table:table-cell table:style-name="Default" office:value-type="string">
            <text:p>台湾 / Taiwan</text:p>
          </table:table-cell>
          <table:table-cell table:number-columns-repeated="2" office:value-type="string">
            <text:p>Taiwan</text:p>
          </table:table-cell>
          <table:table-cell office:value-type="string">
            <text:p>Taiwán</text:p>
          </table:table-cell>
          <table:table-cell office:value-type="string">
            <text:p>Taïwan</text:p>
          </table:table-cell>
          <table:table-cell office:value-type="string">
            <text:p>Taiwan</text:p>
          </table:table-cell>
          <table:table-cell office:value-type="string">
            <text:p>Китайская Республика</text:p>
          </table:table-cell>
          <table:table-cell office:value-type="string">
            <text:p>台湾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29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string">
            <text:p>834</text:p>
          </table:table-cell>
          <table:table-cell office:value-type="string">
            <text:p>TZ</text:p>
          </table:table-cell>
          <table:table-cell table:style-name="Default" office:value-type="string">
            <text:p>Tanzania</text:p>
          </table:table-cell>
          <table:table-cell office:value-type="string">
            <text:p>Tansania</text:p>
          </table:table-cell>
          <table:table-cell table:number-columns-repeated="2" office:value-type="string">
            <text:p>Tanzania</text:p>
          </table:table-cell>
          <table:table-cell office:value-type="string">
            <text:p>Tanzanie</text:p>
          </table:table-cell>
          <table:table-cell office:value-type="string">
            <text:p>Tanzânia</text:p>
          </table:table-cell>
          <table:table-cell office:value-type="string">
            <text:p>Танзания</text:p>
          </table:table-cell>
          <table:table-cell office:value-type="string">
            <text:p>坦桑尼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3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string">
            <text:p>048</text:p>
          </table:table-cell>
          <table:table-cell office:value-type="string">
            <text:p>BA</text:p>
          </table:table-cell>
          <table:table-cell table:style-name="Default" office:value-type="string">
            <text:p>مملكة البحرين / Bahrain</text:p>
          </table:table-cell>
          <table:table-cell table:number-columns-repeated="2" office:value-type="string">
            <text:p>Bahrain</text:p>
          </table:table-cell>
          <table:table-cell office:value-type="string">
            <text:p>Baréin</text:p>
          </table:table-cell>
          <table:table-cell office:value-type="string">
            <text:p>Bahreïn</text:p>
          </table:table-cell>
          <table:table-cell office:value-type="string">
            <text:p>Bahrein</text:p>
          </table:table-cell>
          <table:table-cell office:value-type="string">
            <text:p>Бахрейн</text:p>
          </table:table-cell>
          <table:table-cell office:value-type="string">
            <text:p>巴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0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string">
            <text:p>804</text:p>
          </table:table-cell>
          <table:table-cell office:value-type="string">
            <text:p>UP</text:p>
          </table:table-cell>
          <table:table-cell table:style-name="Default" office:value-type="string">
            <text:p>Украïна / Ukraïna</text:p>
          </table:table-cell>
          <table:table-cell table:number-columns-repeated="2" office:value-type="string">
            <text:p>Ukraine</text:p>
          </table:table-cell>
          <table:table-cell office:value-type="string">
            <text:p>Ucrania</text:p>
          </table:table-cell>
          <table:table-cell office:value-type="string">
            <text:p>Ukraine</text:p>
          </table:table-cell>
          <table:table-cell office:value-type="string">
            <text:p>Ucrânia</text:p>
          </table:table-cell>
          <table:table-cell office:value-type="string">
            <text:p>Украина</text:p>
          </table:table-cell>
          <table:table-cell office:value-type="string">
            <text:p>乌克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1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string">
            <text:p>800</text:p>
          </table:table-cell>
          <table:table-cell office:value-type="string">
            <text:p>UG</text:p>
          </table:table-cell>
          <table:table-cell table:style-name="Default" office:value-type="string">
            <text:p>Uganda</text:p>
          </table:table-cell>
          <table:table-cell table:number-columns-repeated="3" office:value-type="string">
            <text:p>Uganda</text:p>
          </table:table-cell>
          <table:table-cell office:value-type="string">
            <text:p>Ouganda</text:p>
          </table:table-cell>
          <table:table-cell office:value-type="string">
            <text:p>Uganda</text:p>
          </table:table-cell>
          <table:table-cell office:value-type="string">
            <text:p>Уганда</text:p>
          </table:table-cell>
          <table:table-cell office:value-type="string">
            <text:p>乌干达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2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  <table:table-cell table:style-name="Default" office:value-type="string">
            <text:p>United States Minor Outlying Islands</text:p>
          </table:table-cell>
          <table:table-cell table:number-columns-repeated="2" office:value-type="string">
            <text:p>United States Minor Outlying Islands</text:p>
          </table:table-cell>
          <table:table-cell office:value-type="string">
            <text:p>Islas ultramarinas de Estados Unidos</text:p>
          </table:table-cell>
          <table:table-cell office:value-type="string">
            <text:p>Îles mineures éloignées des États-Unis</text:p>
          </table:table-cell>
          <table:table-cell office:value-type="string">
            <text:p>Ilhas Menores Distantes dos Estados Unidos</text:p>
          </table:table-cell>
          <table:table-cell office:value-type="string">
            <text:p>Внешние малые острова США</text:p>
          </table:table-cell>
          <table:table-cell office:value-type="string">
            <text:p>美国本土外小岛屿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3</text:p>
          </table:table-cell>
          <table:table-cell office:value-type="string">
            <text:p>false</text:p>
          </table:table-cell>
          <table:table-cell office:value-type="string">
            <text:p>14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string">
            <text:p>840</text:p>
          </table:table-cell>
          <table:table-cell office:value-type="string">
            <text:p>US</text:p>
          </table:table-cell>
          <table:table-cell table:style-name="Default" office:value-type="string">
            <text:p>United States of America (USA)</text:p>
          </table:table-cell>
          <table:table-cell office:value-type="string">
            <text:p>Vereinigte Staaten von Amerika</text:p>
          </table:table-cell>
          <table:table-cell office:value-type="string">
            <text:p>United States</text:p>
          </table:table-cell>
          <table:table-cell office:value-type="string">
            <text:p>Estados Unidos</text:p>
          </table:table-cell>
          <table:table-cell office:value-type="string">
            <text:p>États-Unis</text:p>
          </table:table-cell>
          <table:table-cell office:value-type="string">
            <text:p>Estados Unidos</text:p>
          </table:table-cell>
          <table:table-cell office:value-type="string">
            <text:p>Соединённые Штаты Америки</text:p>
          </table:table-cell>
          <table:table-cell office:value-type="string">
            <text:p>美国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4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string">
            <text:p>858</text:p>
          </table:table-cell>
          <table:table-cell office:value-type="string">
            <text:p>UY</text:p>
          </table:table-cell>
          <table:table-cell table:style-name="Default" office:value-type="string">
            <text:p>Uruguay</text:p>
          </table:table-cell>
          <table:table-cell table:number-columns-repeated="4" office:value-type="string">
            <text:p>Uruguay</text:p>
          </table:table-cell>
          <table:table-cell office:value-type="string">
            <text:p>Uruguai</text:p>
          </table:table-cell>
          <table:table-cell office:value-type="string">
            <text:p>Уругвай</text:p>
          </table:table-cell>
          <table:table-cell office:value-type="string">
            <text:p>乌拉圭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5</text:p>
          </table:table-cell>
          <table:table-cell office:value-type="string">
            <text:p>false</text:p>
          </table:table-cell>
          <table:table-cell office:value-type="string">
            <text:p>18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string">
            <text:p>860</text:p>
          </table:table-cell>
          <table:table-cell office:value-type="string">
            <text:p>UZ</text:p>
          </table:table-cell>
          <table:table-cell table:style-name="Default" office:value-type="string">
            <text:p>O'zbekiston / Ўзбекистон</text:p>
          </table:table-cell>
          <table:table-cell office:value-type="string">
            <text:p>Usbekistan</text:p>
          </table:table-cell>
          <table:table-cell office:value-type="string">
            <text:p>Uzbekistan</text:p>
          </table:table-cell>
          <table:table-cell office:value-type="string">
            <text:p>Uzbekistán</text:p>
          </table:table-cell>
          <table:table-cell office:value-type="string">
            <text:p>Ouzbékistan</text:p>
          </table:table-cell>
          <table:table-cell office:value-type="string">
            <text:p>Uzbequistão</text:p>
          </table:table-cell>
          <table:table-cell office:value-type="string">
            <text:p>Узбекистан</text:p>
          </table:table-cell>
          <table:table-cell office:value-type="string">
            <text:p>乌兹别克斯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6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string">
            <text:p>336</text:p>
          </table:table-cell>
          <table:table-cell office:value-type="string">
            <text:p>VT</text:p>
          </table:table-cell>
          <table:table-cell table:style-name="Default" office:value-type="string">
            <text:p>Città del Vaticano</text:p>
          </table:table-cell>
          <table:table-cell office:value-type="string">
            <text:p>Vatikanstadt</text:p>
          </table:table-cell>
          <table:table-cell office:value-type="string">
            <text:p>Vatican City</text:p>
          </table:table-cell>
          <table:table-cell office:value-type="string">
            <text:p>Ciudad del Vaticano</text:p>
          </table:table-cell>
          <table:table-cell office:value-type="string">
            <text:p>Cité du Vatican</text:p>
          </table:table-cell>
          <table:table-cell office:value-type="string">
            <text:p>Cidade do Vaticano</text:p>
          </table:table-cell>
          <table:table-cell office:value-type="string">
            <text:p>Ватикан</text:p>
          </table:table-cell>
          <table:table-cell office:value-type="string">
            <text:p>梵蒂冈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7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string">
            <text:p>670</text:p>
          </table:table-cell>
          <table:table-cell office:value-type="string">
            <text:p>VC</text:p>
          </table:table-cell>
          <table:table-cell table:style-name="Default" office:value-type="string">
            <text:p>Saint Vincent and the Grenadines</text:p>
          </table:table-cell>
          <table:table-cell office:value-type="string">
            <text:p>St. Vincent und die Grenadinen</text:p>
          </table:table-cell>
          <table:table-cell office:value-type="string">
            <text:p>Saint Vincent and the Grenadines</text:p>
          </table:table-cell>
          <table:table-cell office:value-type="string">
            <text:p>San Vicente y las Granadinas</text:p>
          </table:table-cell>
          <table:table-cell office:value-type="string">
            <text:p>Saint-Vincent-et-les-Grenadines</text:p>
          </table:table-cell>
          <table:table-cell office:value-type="string">
            <text:p>São Vicente e Granadinas</text:p>
          </table:table-cell>
          <table:table-cell office:value-type="string">
            <text:p>Сент-Винсент и Гренадины</text:p>
          </table:table-cell>
          <table:table-cell office:value-type="string">
            <text:p>圣文森特和格林纳丁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8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string">
            <text:p>862</text:p>
          </table:table-cell>
          <table:table-cell office:value-type="string">
            <text:p>VE</text:p>
          </table:table-cell>
          <table:table-cell table:style-name="Default" office:value-type="string">
            <text:p>Venezuela</text:p>
          </table:table-cell>
          <table:table-cell table:number-columns-repeated="5" office:value-type="string">
            <text:p>Venezuela</text:p>
          </table:table-cell>
          <table:table-cell office:value-type="string">
            <text:p>Венесуэла</text:p>
          </table:table-cell>
          <table:table-cell office:value-type="string">
            <text:p>委内瑞拉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39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string">
            <text:p>092</text:p>
          </table:table-cell>
          <table:table-cell office:value-type="string">
            <text:p>VI</text:p>
          </table:table-cell>
          <table:table-cell table:style-name="Default" office:value-type="string">
            <text:p>British Virgin Islands</text:p>
          </table:table-cell>
          <table:table-cell office:value-type="string">
            <text:p>Britische Jungferninseln</text:p>
          </table:table-cell>
          <table:table-cell office:value-type="string">
            <text:p>British Virgin Islands</text:p>
          </table:table-cell>
          <table:table-cell office:value-type="string">
            <text:p>Islas Vírgenes Británicas</text:p>
          </table:table-cell>
          <table:table-cell office:value-type="string">
            <text:p>Îles Vierges britanniques</text:p>
          </table:table-cell>
          <table:table-cell office:value-type="string">
            <text:p>Ilhas Virgens Britânicas</text:p>
          </table:table-cell>
          <table:table-cell office:value-type="string">
            <text:p>Британские Виргинские острова</text:p>
          </table:table-cell>
          <table:table-cell office:value-type="string">
            <text:p>英属维尔京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string">
            <text:p>108</text:p>
          </table:table-cell>
          <table:table-cell office:value-type="string">
            <text:p>BY</text:p>
          </table:table-cell>
          <table:table-cell table:style-name="Default" office:value-type="string">
            <text:p>Burundi</text:p>
          </table:table-cell>
          <table:table-cell table:number-columns-repeated="5" office:value-type="string">
            <text:p>Burundi</text:p>
          </table:table-cell>
          <table:table-cell office:value-type="string">
            <text:p>Бурунди</text:p>
          </table:table-cell>
          <table:table-cell office:value-type="string">
            <text:p>布隆迪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0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string">
            <text:p>850</text:p>
          </table:table-cell>
          <table:table-cell office:value-type="string">
            <text:p>VQ</text:p>
          </table:table-cell>
          <table:table-cell office:value-type="string">
            <text:p>United States Virgin Islands</text:p>
          </table:table-cell>
          <table:table-cell office:value-type="string">
            <text:p>Amerikanische Jungferninseln</text:p>
          </table:table-cell>
          <table:table-cell office:value-type="string">
            <text:p>United States Virgin Islands</text:p>
          </table:table-cell>
          <table:table-cell office:value-type="string">
            <text:p>Islas Vírgenes de los Estados Unidos</text:p>
          </table:table-cell>
          <table:table-cell office:value-type="string">
            <text:p>Îles Vierges des États-Unis</text:p>
          </table:table-cell>
          <table:table-cell office:value-type="string">
            <text:p>Ilhas Virgens Americanas</text:p>
          </table:table-cell>
          <table:table-cell office:value-type="string">
            <text:p>Американские Виргинские острова</text:p>
          </table:table-cell>
          <table:table-cell office:value-type="string">
            <text:p>美属维尔京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1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string">
            <text:p>704</text:p>
          </table:table-cell>
          <table:table-cell office:value-type="string">
            <text:p>VM</text:p>
          </table:table-cell>
          <table:table-cell table:style-name="Default" office:value-type="string">
            <text:p>Việt Nam</text:p>
          </table:table-cell>
          <table:table-cell table:number-columns-repeated="3" office:value-type="string">
            <text:p>Vietnam</text:p>
          </table:table-cell>
          <table:table-cell office:value-type="string">
            <text:p>Viêt Nam</text:p>
          </table:table-cell>
          <table:table-cell office:value-type="string">
            <text:p>Vietname</text:p>
          </table:table-cell>
          <table:table-cell office:value-type="string">
            <text:p>Вьетнам</text:p>
          </table:table-cell>
          <table:table-cell office:value-type="string">
            <text:p>越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2</text:p>
          </table:table-cell>
          <table:table-cell office:value-type="string">
            <text:p>false</text:p>
          </table:table-cell>
          <table:table-cell office:value-type="string">
            <text:p>28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string">
            <text:p>548</text:p>
          </table:table-cell>
          <table:table-cell office:value-type="string">
            <text:p>NH</text:p>
          </table:table-cell>
          <table:table-cell table:style-name="Default" office:value-type="string">
            <text:p>Vanuatu</text:p>
          </table:table-cell>
          <table:table-cell table:number-columns-repeated="5" office:value-type="string">
            <text:p>Vanuatu</text:p>
          </table:table-cell>
          <table:table-cell office:value-type="string">
            <text:p>Вануату</text:p>
          </table:table-cell>
          <table:table-cell office:value-type="string">
            <text:p>瓦努阿图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3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string">
            <text:p>876</text:p>
          </table:table-cell>
          <table:table-cell office:value-type="string">
            <text:p>WF</text:p>
          </table:table-cell>
          <table:table-cell table:style-name="Default" office:value-type="string">
            <text:p>Wallis-et-Futuna</text:p>
          </table:table-cell>
          <table:table-cell office:value-type="string">
            <text:p>Wallis und Futuna</text:p>
          </table:table-cell>
          <table:table-cell office:value-type="string">
            <text:p>Wallis and Futuna</text:p>
          </table:table-cell>
          <table:table-cell office:value-type="string">
            <text:p>Wallis y Futuna</text:p>
          </table:table-cell>
          <table:table-cell office:value-type="string">
            <text:p>Wallis-et-Futuna</text:p>
          </table:table-cell>
          <table:table-cell office:value-type="string">
            <text:p>Wallis e Futuna</text:p>
          </table:table-cell>
          <table:table-cell office:value-type="string">
            <text:p>Уоллис и Футуна</text:p>
          </table:table-cell>
          <table:table-cell office:value-type="string">
            <text:p>瓦利斯和富图纳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4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string">
            <text:p>882</text:p>
          </table:table-cell>
          <table:table-cell office:value-type="string">
            <text:p>WS</text:p>
          </table:table-cell>
          <table:table-cell table:style-name="Default" office:value-type="string">
            <text:p>Samoa</text:p>
          </table:table-cell>
          <table:table-cell table:number-columns-repeated="5" office:value-type="string">
            <text:p>Samoa</text:p>
          </table:table-cell>
          <table:table-cell office:value-type="string">
            <text:p>Самоа</text:p>
          </table:table-cell>
          <table:table-cell office:value-type="string">
            <text:p>萨摩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5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string">
            <text:p>887</text:p>
          </table:table-cell>
          <table:table-cell office:value-type="string">
            <text:p>YM</text:p>
          </table:table-cell>
          <table:table-cell table:style-name="Default" office:value-type="string">
            <text:p>ﺍﻟﺠﻤﻬﻮﺭﯾّﺔ اليمنية</text:p>
          </table:table-cell>
          <table:table-cell office:value-type="string">
            <text:p>Jemen</text:p>
          </table:table-cell>
          <table:table-cell table:number-columns-repeated="2" office:value-type="string">
            <text:p>Yemen</text:p>
          </table:table-cell>
          <table:table-cell office:value-type="string">
            <text:p>Yémen</text:p>
          </table:table-cell>
          <table:table-cell office:value-type="string">
            <text:p>Iémen/Iêmen</text:p>
          </table:table-cell>
          <table:table-cell office:value-type="string">
            <text:p>Йемен</text:p>
          </table:table-cell>
          <table:table-cell office:value-type="string">
            <text:p>也门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6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string">
            <text:p>175</text:p>
          </table:table-cell>
          <table:table-cell office:value-type="string">
            <text:p>MF</text:p>
          </table:table-cell>
          <table:table-cell table:style-name="Default" office:value-type="string">
            <text:p>Mayotte</text:p>
          </table:table-cell>
          <table:table-cell office:value-type="string">
            <text:p>Mayotte</text:p>
          </table:table-cell>
          <table:table-cell office:value-type="string">
            <text:p>Mayotte</text:p>
          </table:table-cell>
          <table:table-cell office:value-type="string">
            <text:p>Mayotte</text:p>
          </table:table-cell>
          <table:table-cell office:value-type="string">
            <text:p>Mayotte</text:p>
          </table:table-cell>
          <table:table-cell office:value-type="string">
            <text:p>Mayotte</text:p>
          </table:table-cell>
          <table:table-cell office:value-type="string">
            <text:p>Майотта</text:p>
          </table:table-cell>
          <table:table-cell office:value-type="string">
            <text:p>马约特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7</text:p>
          </table:table-cell>
          <table:table-cell office:value-type="string">
            <text:p>false</text:p>
          </table:table-cell>
          <table:table-cell office:value-type="string">
            <text:p>4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string">
            <text:p>710</text:p>
          </table:table-cell>
          <table:table-cell office:value-type="string">
            <text:p>SF</text:p>
          </table:table-cell>
          <table:table-cell table:style-name="Default" office:value-type="string">
            <text:p>South Africa / Suid-Afrika / Ningizimu Afrika / Afrika-Borwa</text:p>
          </table:table-cell>
          <table:table-cell office:value-type="string">
            <text:p>Südafrika</text:p>
          </table:table-cell>
          <table:table-cell office:value-type="string">
            <text:p>South Africa</text:p>
          </table:table-cell>
          <table:table-cell office:value-type="string">
            <text:p>Sudáfrica</text:p>
          </table:table-cell>
          <table:table-cell office:value-type="string">
            <text:p>Afrique du Sud</text:p>
          </table:table-cell>
          <table:table-cell office:value-type="string">
            <text:p>África do Sul</text:p>
          </table:table-cell>
          <table:table-cell office:value-type="string">
            <text:p>ЮАР</text:p>
          </table:table-cell>
          <table:table-cell office:value-type="string">
            <text:p>南非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8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string">
            <text:p>894</text:p>
          </table:table-cell>
          <table:table-cell office:value-type="string">
            <text:p>ZA</text:p>
          </table:table-cell>
          <table:table-cell table:style-name="Default" office:value-type="string">
            <text:p>Zambia</text:p>
          </table:table-cell>
          <table:table-cell office:value-type="string">
            <text:p>Sambia</text:p>
          </table:table-cell>
          <table:table-cell table:number-columns-repeated="2" office:value-type="string">
            <text:p>Zambia</text:p>
          </table:table-cell>
          <table:table-cell office:value-type="string">
            <text:p>Zambie</text:p>
          </table:table-cell>
          <table:table-cell office:value-type="string">
            <text:p>Zâmbia</text:p>
          </table:table-cell>
          <table:table-cell office:value-type="string">
            <text:p>Замбия</text:p>
          </table:table-cell>
          <table:table-cell office:value-type="string">
            <text:p>赞比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49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string">
            <text:p>716</text:p>
          </table:table-cell>
          <table:table-cell office:value-type="string">
            <text:p>ZI</text:p>
          </table:table-cell>
          <table:table-cell table:style-name="Default" office:value-type="string">
            <text:p>Zimbabwe</text:p>
          </table:table-cell>
          <table:table-cell office:value-type="string">
            <text:p>Simbabwe</text:p>
          </table:table-cell>
          <table:table-cell office:value-type="string">
            <text:p>Zimbabwe</text:p>
          </table:table-cell>
          <table:table-cell office:value-type="string">
            <text:p>Zimbabue</text:p>
          </table:table-cell>
          <table:table-cell table:number-columns-repeated="2" office:value-type="string">
            <text:p>Zimbabwe</text:p>
          </table:table-cell>
          <table:table-cell office:value-type="string">
            <text:p>Зимбабве</text:p>
          </table:table-cell>
          <table:table-cell office:value-type="string">
            <text:p>津巴布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5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string">
            <text:p>204</text:p>
          </table:table-cell>
          <table:table-cell office:value-type="string">
            <text:p>BN</text:p>
          </table:table-cell>
          <table:table-cell table:style-name="Default" office:value-type="string">
            <text:p>Bénin</text:p>
          </table:table-cell>
          <table:table-cell table:number-columns-repeated="2" office:value-type="string">
            <text:p>Benin</text:p>
          </table:table-cell>
          <table:table-cell office:value-type="string">
            <text:p>Benín</text:p>
          </table:table-cell>
          <table:table-cell office:value-type="string">
            <text:p>Bénin</text:p>
          </table:table-cell>
          <table:table-cell office:value-type="string">
            <text:p>Benim</text:p>
          </table:table-cell>
          <table:table-cell office:value-type="string">
            <text:p>Бенин</text:p>
          </table:table-cell>
          <table:table-cell office:value-type="string">
            <text:p>贝宁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6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string">
            <text:p>652</text:p>
          </table:table-cell>
          <table:table-cell office:value-type="string">
            <text:p>TB</text:p>
          </table:table-cell>
          <table:table-cell table:style-name="Default" office:value-type="string">
            <text:p>Saint-Barthélemy</text:p>
          </table:table-cell>
          <table:table-cell office:value-type="string">
            <text:p>Saint-Barthélemy</text:p>
          </table:table-cell>
          <table:table-cell office:value-type="string">
            <text:p>Saint Barthélemy</text:p>
          </table:table-cell>
          <table:table-cell office:value-type="string">
            <text:p>San Bartolomé</text:p>
          </table:table-cell>
          <table:table-cell office:value-type="string">
            <text:p>Saint-Barthélemy</text:p>
          </table:table-cell>
          <table:table-cell office:value-type="string">
            <text:p>São Bartolomeu</text:p>
          </table:table-cell>
          <table:table-cell office:value-type="string">
            <text:p>Сен-Бартелеми</text:p>
          </table:table-cell>
          <table:table-cell office:value-type="string">
            <text:p>圣巴泰勒米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7</text:p>
          </table:table-cell>
          <table:table-cell office:value-type="string">
            <text:p>false</text:p>
          </table:table-cell>
          <table:table-cell office:value-type="string">
            <text:p>14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string">
            <text:p>060</text:p>
          </table:table-cell>
          <table:table-cell office:value-type="string">
            <text:p>BD</text:p>
          </table:table-cell>
          <table:table-cell table:style-name="Default" office:value-type="string">
            <text:p>Bermuda</text:p>
          </table:table-cell>
          <table:table-cell table:number-columns-repeated="2" office:value-type="string">
            <text:p>Bermuda</text:p>
          </table:table-cell>
          <table:table-cell office:value-type="string">
            <text:p>Bermudas</text:p>
          </table:table-cell>
          <table:table-cell office:value-type="string">
            <text:p>Bermudes</text:p>
          </table:table-cell>
          <table:table-cell office:value-type="string">
            <text:p>Bermudas</text:p>
          </table:table-cell>
          <table:table-cell office:value-type="string">
            <text:p>Бермуды</text:p>
          </table:table-cell>
          <table:table-cell office:value-type="string">
            <text:p>百慕大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28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string">
            <text:p>096</text:p>
          </table:table-cell>
          <table:table-cell office:value-type="string">
            <text:p>BX</text:p>
          </table:table-cell>
          <table:table-cell table:style-name="Default" office:value-type="string">
            <text:p>بروناي / Brunei</text:p>
          </table:table-cell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Brunéi</text:p>
          </table:table-cell>
          <table:table-cell table:number-columns-repeated="2" office:value-type="string">
            <text:p>Brunei</text:p>
          </table:table-cell>
          <table:table-cell office:value-type="string">
            <text:p>Бруней</text:p>
          </table:table-cell>
          <table:table-cell office:value-type="string">
            <text:p>文莱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29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string">
            <text:p>068</text:p>
          </table:table-cell>
          <table:table-cell office:value-type="string">
            <text:p>BL</text:p>
          </table:table-cell>
          <table:table-cell table:style-name="Default" office:value-type="string">
            <text:p>Bolivia</text:p>
          </table:table-cell>
          <table:table-cell office:value-type="string">
            <text:p>Bolivien</text:p>
          </table:table-cell>
          <table:table-cell table:number-columns-repeated="2" office:value-type="string">
            <text:p>Bolivia</text:p>
          </table:table-cell>
          <table:table-cell office:value-type="string">
            <text:p>Bolivie</text:p>
          </table:table-cell>
          <table:table-cell office:value-type="string">
            <text:p>Bolívia</text:p>
          </table:table-cell>
          <table:table-cell office:value-type="string">
            <text:p>Боливия</text:p>
          </table:table-cell>
          <table:table-cell office:value-type="string">
            <text:p>玻利维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3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string">
            <text:p>004</text:p>
          </table:table-cell>
          <table:table-cell office:value-type="string">
            <text:p>AF</text:p>
          </table:table-cell>
          <table:table-cell table:style-name="Default" office:value-type="string">
            <text:p>افغانستان / Afghanistan</text:p>
          </table:table-cell>
          <table:table-cell table:number-columns-repeated="2" office:value-type="string">
            <text:p>Afghanistan</text:p>
          </table:table-cell>
          <table:table-cell office:value-type="string">
            <text:p>Afganistán</text:p>
          </table:table-cell>
          <table:table-cell office:value-type="string">
            <text:p>Afghanistan</text:p>
          </table:table-cell>
          <table:table-cell office:value-type="string">
            <text:p>Afeganistão</text:p>
          </table:table-cell>
          <table:table-cell office:value-type="string">
            <text:p>Афганистан</text:p>
          </table:table-cell>
          <table:table-cell office:value-type="string">
            <text:p>阿富汗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0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BQ</text:p>
          </table:table-cell>
          <table:table-cell office:value-type="string">
            <text:p>BES</text:p>
          </table:table-cell>
          <table:table-cell office:value-type="string">
            <text:p>535</text:p>
          </table:table-cell>
          <table:table-cell/>
          <table:table-cell table:style-name="Default" office:value-type="string">
            <text:p>Caribisch Nederland</text:p>
          </table:table-cell>
          <table:table-cell office:value-type="string">
            <text:p>Karibische Niederlande</text:p>
          </table:table-cell>
          <table:table-cell office:value-type="string">
            <text:p>Caribbean Netherlands</text:p>
          </table:table-cell>
          <table:table-cell office:value-type="string">
            <text:p>Caribe Neerlandés</text:p>
          </table:table-cell>
          <table:table-cell office:value-type="string">
            <text:p>Pays-Bas caribéens</text:p>
          </table:table-cell>
          <table:table-cell office:value-type="string">
            <text:p>Países Baixos Caribenhos</text:p>
          </table:table-cell>
          <table:table-cell office:value-type="string">
            <text:p>Кари́бские Нидерла́нды</text:p>
          </table:table-cell>
          <table:table-cell office:value-type="string">
            <text:p>荷兰加勒比区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1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string">
            <text:p>076</text:p>
          </table:table-cell>
          <table:table-cell office:value-type="string">
            <text:p>BR</text:p>
          </table:table-cell>
          <table:table-cell table:style-name="Default" office:value-type="string">
            <text:p>Brasil</text:p>
          </table:table-cell>
          <table:table-cell office:value-type="string">
            <text:p>Brasilien</text:p>
          </table:table-cell>
          <table:table-cell office:value-type="string">
            <text:p>Brazil</text:p>
          </table:table-cell>
          <table:table-cell office:value-type="string">
            <text:p>Brasil</text:p>
          </table:table-cell>
          <table:table-cell office:value-type="string">
            <text:p>Brésil</text:p>
          </table:table-cell>
          <table:table-cell office:value-type="string">
            <text:p>Brasil</text:p>
          </table:table-cell>
          <table:table-cell office:value-type="string">
            <text:p>Бразилия</text:p>
          </table:table-cell>
          <table:table-cell office:value-type="string">
            <text:p>巴西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2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string">
            <text:p>044</text:p>
          </table:table-cell>
          <table:table-cell office:value-type="string">
            <text:p>BF</text:p>
          </table:table-cell>
          <table:table-cell table:style-name="Default" office:value-type="string">
            <text:p>Bahamas</text:p>
          </table:table-cell>
          <table:table-cell table:number-columns-repeated="5" office:value-type="string">
            <text:p>Bahamas</text:p>
          </table:table-cell>
          <table:table-cell office:value-type="string">
            <text:p>Багамы</text:p>
          </table:table-cell>
          <table:table-cell office:value-type="string">
            <text:p>巴哈马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33</text:p>
          </table:table-cell>
          <table:table-cell office:value-type="string">
            <text:p>false</text:p>
          </table:table-cell>
          <table:table-cell office:value-type="string">
            <text:p>16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string">
            <text:p>064</text:p>
          </table:table-cell>
          <table:table-cell office:value-type="string">
            <text:p>BT</text:p>
          </table:table-cell>
          <table:table-cell table:style-name="Default" office:value-type="string">
            <text:p>འབྲུག་ཡུལ / Druk Yul</text:p>
          </table:table-cell>
          <table:table-cell table:number-columns-repeated="2" office:value-type="string">
            <text:p>Bhutan</text:p>
          </table:table-cell>
          <table:table-cell office:value-type="string">
            <text:p>Bután</text:p>
          </table:table-cell>
          <table:table-cell office:value-type="string">
            <text:p>Bhoutan</text:p>
          </table:table-cell>
          <table:table-cell office:value-type="string">
            <text:p>Butão</text:p>
          </table:table-cell>
          <table:table-cell office:value-type="string">
            <text:p>Бутан</text:p>
          </table:table-cell>
          <table:table-cell office:value-type="string">
            <text:p>不丹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4</text:p>
          </table:table-cell>
          <table:table-cell office:value-type="string">
            <text:p>false</text:p>
          </table:table-cell>
          <table:table-cell office:value-type="string">
            <text:p>8</text:p>
          </table:table-cell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string">
            <text:p>074</text:p>
          </table:table-cell>
          <table:table-cell office:value-type="string">
            <text:p>BV</text:p>
          </table:table-cell>
          <table:table-cell table:style-name="Default" office:value-type="string">
            <text:p>Bouvetøya</text:p>
          </table:table-cell>
          <table:table-cell office:value-type="string">
            <text:p>Bouvetinsel</text:p>
          </table:table-cell>
          <table:table-cell office:value-type="string">
            <text:p>Bouvet Island</text:p>
          </table:table-cell>
          <table:table-cell office:value-type="string">
            <text:p>Isla Bouvet</text:p>
          </table:table-cell>
          <table:table-cell office:value-type="string">
            <text:p>Île Bouvet</text:p>
          </table:table-cell>
          <table:table-cell office:value-type="string">
            <text:p>Ilha Bouvet</text:p>
          </table:table-cell>
          <table:table-cell office:value-type="string">
            <text:p>Остров Буве</text:p>
          </table:table-cell>
          <table:table-cell office:value-type="string">
            <text:p>布韦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5</text:p>
          </table:table-cell>
          <table:table-cell office:value-type="string">
            <text:p>false</text:p>
          </table:table-cell>
          <table:table-cell office:value-type="string">
            <text:p>4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string">
            <text:p>072</text:p>
          </table:table-cell>
          <table:table-cell office:value-type="string">
            <text:p>BC</text:p>
          </table:table-cell>
          <table:table-cell table:style-name="Default" office:value-type="string">
            <text:p>Botswana</text:p>
          </table:table-cell>
          <table:table-cell table:number-columns-repeated="2" office:value-type="string">
            <text:p>Botswana</text:p>
          </table:table-cell>
          <table:table-cell office:value-type="string">
            <text:p>Botsuana</text:p>
          </table:table-cell>
          <table:table-cell table:number-columns-repeated="2" office:value-type="string">
            <text:p>Botswana</text:p>
          </table:table-cell>
          <table:table-cell office:value-type="string">
            <text:p>Ботсвана</text:p>
          </table:table-cell>
          <table:table-cell office:value-type="string">
            <text:p>博茨瓦纳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6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string">
            <text:p>112</text:p>
          </table:table-cell>
          <table:table-cell office:value-type="string">
            <text:p>BO</text:p>
          </table:table-cell>
          <table:table-cell table:style-name="Default" office:value-type="string">
            <text:p>Беларусь / Belarus</text:p>
          </table:table-cell>
          <table:table-cell office:value-type="string">
            <text:p>Weißrussland</text:p>
          </table:table-cell>
          <table:table-cell office:value-type="string">
            <text:p>Belarus</text:p>
          </table:table-cell>
          <table:table-cell office:value-type="string">
            <text:p>Bielorrusia</text:p>
          </table:table-cell>
          <table:table-cell office:value-type="string">
            <text:p>Biélorussie</text:p>
          </table:table-cell>
          <table:table-cell office:value-type="string">
            <text:p>Bielorrússia</text:p>
          </table:table-cell>
          <table:table-cell office:value-type="string">
            <text:p>Белоруссия</text:p>
          </table:table-cell>
          <table:table-cell office:value-type="string">
            <text:p>白俄罗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7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string">
            <text:p>084</text:p>
          </table:table-cell>
          <table:table-cell office:value-type="string">
            <text:p>BH</text:p>
          </table:table-cell>
          <table:table-cell table:style-name="Default" office:value-type="string">
            <text:p>Belize</text:p>
          </table:table-cell>
          <table:table-cell table:number-columns-repeated="2" office:value-type="string">
            <text:p>Belize</text:p>
          </table:table-cell>
          <table:table-cell office:value-type="string">
            <text:p>Belice</text:p>
          </table:table-cell>
          <table:table-cell table:number-columns-repeated="2" office:value-type="string">
            <text:p>Belize</text:p>
          </table:table-cell>
          <table:table-cell office:value-type="string">
            <text:p>Белиз</text:p>
          </table:table-cell>
          <table:table-cell office:value-type="string">
            <text:p>伯利兹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8</text:p>
          </table:table-cell>
          <table:table-cell office:value-type="string">
            <text:p>false</text:p>
          </table:table-cell>
          <table:table-cell office:value-type="string">
            <text:p>14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string">
            <text:p>124</text:p>
          </table:table-cell>
          <table:table-cell office:value-type="string">
            <text:p>CA</text:p>
          </table:table-cell>
          <table:table-cell table:style-name="Default" office:value-type="string">
            <text:p>Canada</text:p>
          </table:table-cell>
          <table:table-cell office:value-type="string">
            <text:p>Kanada</text:p>
          </table:table-cell>
          <table:table-cell office:value-type="string">
            <text:p>Canada</text:p>
          </table:table-cell>
          <table:table-cell office:value-type="string">
            <text:p>Canadá</text:p>
          </table:table-cell>
          <table:table-cell office:value-type="string">
            <text:p>Canada</text:p>
          </table:table-cell>
          <table:table-cell office:value-type="string">
            <text:p>Canadá</text:p>
          </table:table-cell>
          <table:table-cell office:value-type="string">
            <text:p>Канада</text:p>
          </table:table-cell>
          <table:table-cell office:value-type="string">
            <text:p>加拿大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39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string">
            <text:p>166</text:p>
          </table:table-cell>
          <table:table-cell office:value-type="string">
            <text:p>CK</text:p>
          </table:table-cell>
          <table:table-cell table:style-name="Default" office:value-type="string">
            <text:p>Territory of Cocos Island</text:p>
          </table:table-cell>
          <table:table-cell office:value-type="string">
            <text:p>Kokosinseln</text:p>
          </table:table-cell>
          <table:table-cell office:value-type="string">
            <text:p>Cocos (Keeling) Islands</text:p>
          </table:table-cell>
          <table:table-cell office:value-type="string">
            <text:p>Islas Cocos</text:p>
          </table:table-cell>
          <table:table-cell office:value-type="string">
            <text:p>Îles Cocos</text:p>
          </table:table-cell>
          <table:table-cell office:value-type="string">
            <text:p>Ilhas Cocos (Keeling)</text:p>
          </table:table-cell>
          <table:table-cell office:value-type="string">
            <text:p>Кокосовые острова</text:p>
          </table:table-cell>
          <table:table-cell office:value-type="string">
            <text:p>科科斯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string">
            <text:p>028</text:p>
          </table:table-cell>
          <table:table-cell office:value-type="string">
            <text:p>AC</text:p>
          </table:table-cell>
          <table:table-cell table:style-name="Default" office:value-type="string">
            <text:p>Antigua and Barbadua</text:p>
          </table:table-cell>
          <table:table-cell office:value-type="string">
            <text:p>Antigua und Barbuda</text:p>
          </table:table-cell>
          <table:table-cell office:value-type="string">
            <text:p>Antigua and Barbuda</text:p>
          </table:table-cell>
          <table:table-cell office:value-type="string">
            <text:p>Antigua y Barbuda</text:p>
          </table:table-cell>
          <table:table-cell office:value-type="string">
            <text:p>Antigua-et-Barbuda</text:p>
          </table:table-cell>
          <table:table-cell office:value-type="string">
            <text:p>Antígua e Barbuda</text:p>
          </table:table-cell>
          <table:table-cell office:value-type="string">
            <text:p>Антигуа и Барбуда</text:p>
          </table:table-cell>
          <table:table-cell office:value-type="string">
            <text:p>安提瓜和巴布达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0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string">
            <text:p>180</text:p>
          </table:table-cell>
          <table:table-cell office:value-type="string">
            <text:p>CG</text:p>
          </table:table-cell>
          <table:table-cell table:style-name="Default" office:value-type="string">
            <text:p>République démocratique du Congo</text:p>
          </table:table-cell>
          <table:table-cell office:value-type="string">
            <text:p>Demokratische Republik Kongo</text:p>
          </table:table-cell>
          <table:table-cell office:value-type="string">
            <text:p>Democratic Republic of the Congo</text:p>
          </table:table-cell>
          <table:table-cell office:value-type="string">
            <text:p>República Democrática del Congo</text:p>
          </table:table-cell>
          <table:table-cell office:value-type="string">
            <text:p>République démocratique du Congo</text:p>
          </table:table-cell>
          <table:table-cell office:value-type="string">
            <text:p>República Democrática do Congo</text:p>
          </table:table-cell>
          <table:table-cell office:value-type="string">
            <text:p>Демократическая Республика Конго</text:p>
          </table:table-cell>
          <table:table-cell office:value-type="string">
            <text:p>刚果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1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string">
            <text:p>140</text:p>
          </table:table-cell>
          <table:table-cell office:value-type="string">
            <text:p>CT</text:p>
          </table:table-cell>
          <table:table-cell table:style-name="Default" office:value-type="string">
            <text:p>République centrafricaine</text:p>
          </table:table-cell>
          <table:table-cell office:value-type="string">
            <text:p>Zentralafrikanische Republik</text:p>
          </table:table-cell>
          <table:table-cell office:value-type="string">
            <text:p>Central African Republic</text:p>
          </table:table-cell>
          <table:table-cell office:value-type="string">
            <text:p>República Centroafricana</text:p>
          </table:table-cell>
          <table:table-cell office:value-type="string">
            <text:p>République centrafricaine</text:p>
          </table:table-cell>
          <table:table-cell office:value-type="string">
            <text:p>República Centro-Africana</text:p>
          </table:table-cell>
          <table:table-cell office:value-type="string">
            <text:p>Центральноафриканская Республика</text:p>
          </table:table-cell>
          <table:table-cell office:value-type="string">
            <text:p>中非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2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string">
            <text:p>178</text:p>
          </table:table-cell>
          <table:table-cell office:value-type="string">
            <text:p>CF</text:p>
          </table:table-cell>
          <table:table-cell table:style-name="Default" office:value-type="string">
            <text:p>République du Congo</text:p>
          </table:table-cell>
          <table:table-cell office:value-type="string">
            <text:p>Republik Kongo</text:p>
          </table:table-cell>
          <table:table-cell office:value-type="string">
            <text:p>Republic of the Congo</text:p>
          </table:table-cell>
          <table:table-cell office:value-type="string">
            <text:p>República del Congo</text:p>
          </table:table-cell>
          <table:table-cell office:value-type="string">
            <text:p>République du Congo</text:p>
          </table:table-cell>
          <table:table-cell office:value-type="string">
            <text:p>República do Congo</text:p>
          </table:table-cell>
          <table:table-cell office:value-type="string">
            <text:p>Республика Конго</text:p>
          </table:table-cell>
          <table:table-cell office:value-type="string">
            <text:p>刚果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3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string">
            <text:p>756</text:p>
          </table:table-cell>
          <table:table-cell office:value-type="string">
            <text:p>SZ</text:p>
          </table:table-cell>
          <table:table-cell table:style-name="Default" office:value-type="string">
            <text:p>Schweiz / Suisse / Svizzera</text:p>
          </table:table-cell>
          <table:table-cell office:value-type="string">
            <text:p>Schweiz</text:p>
          </table:table-cell>
          <table:table-cell office:value-type="string">
            <text:p>Switzerland</text:p>
          </table:table-cell>
          <table:table-cell office:value-type="string">
            <text:p>Suiza</text:p>
          </table:table-cell>
          <table:table-cell office:value-type="string">
            <text:p>Suisse</text:p>
          </table:table-cell>
          <table:table-cell office:value-type="string">
            <text:p>Suíça</text:p>
          </table:table-cell>
          <table:table-cell office:value-type="string">
            <text:p>Швейцария</text:p>
          </table:table-cell>
          <table:table-cell office:value-type="string">
            <text:p>瑞士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4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string">
            <text:p>384</text:p>
          </table:table-cell>
          <table:table-cell office:value-type="string">
            <text:p>IV</text:p>
          </table:table-cell>
          <table:table-cell table:style-name="Default" office:value-type="string">
            <text:p>Côte d’Ivoire</text:p>
          </table:table-cell>
          <table:table-cell office:value-type="string">
            <text:p>Elfenbeinküste</text:p>
          </table:table-cell>
          <table:table-cell office:value-type="string">
            <text:p>Ivory Coast</text:p>
          </table:table-cell>
          <table:table-cell office:value-type="string">
            <text:p>Costa de Marfil</text:p>
          </table:table-cell>
          <table:table-cell office:value-type="string">
            <text:p>Côte d'Ivoire</text:p>
          </table:table-cell>
          <table:table-cell office:value-type="string">
            <text:p>Costa do Marfim</text:p>
          </table:table-cell>
          <table:table-cell office:value-type="string">
            <text:p>Кот-д’Ивуар</text:p>
          </table:table-cell>
          <table:table-cell office:value-type="string">
            <text:p>科特迪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5</text:p>
          </table:table-cell>
          <table:table-cell office:value-type="string">
            <text:p>false</text:p>
          </table:table-cell>
          <table:table-cell office:value-type="string">
            <text:p>30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string">
            <text:p>184</text:p>
          </table:table-cell>
          <table:table-cell office:value-type="string">
            <text:p>CW</text:p>
          </table:table-cell>
          <table:table-cell table:style-name="Default" office:value-type="string">
            <text:p>Cook Islands</text:p>
          </table:table-cell>
          <table:table-cell office:value-type="string">
            <text:p>Cookinseln</text:p>
          </table:table-cell>
          <table:table-cell office:value-type="string">
            <text:p>Cook Islands</text:p>
          </table:table-cell>
          <table:table-cell office:value-type="string">
            <text:p>Islas Cook</text:p>
          </table:table-cell>
          <table:table-cell office:value-type="string">
            <text:p>Îles Cook</text:p>
          </table:table-cell>
          <table:table-cell office:value-type="string">
            <text:p>Ilhas Cook</text:p>
          </table:table-cell>
          <table:table-cell office:value-type="string">
            <text:p>Острова Кука</text:p>
          </table:table-cell>
          <table:table-cell office:value-type="string">
            <text:p>库克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6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string">
            <text:p>152</text:p>
          </table:table-cell>
          <table:table-cell office:value-type="string">
            <text:p>CI</text:p>
          </table:table-cell>
          <table:table-cell table:style-name="Default" office:value-type="string">
            <text:p>Chile</text:p>
          </table:table-cell>
          <table:table-cell table:number-columns-repeated="3" office:value-type="string">
            <text:p>Chile</text:p>
          </table:table-cell>
          <table:table-cell office:value-type="string">
            <text:p>Chili</text:p>
          </table:table-cell>
          <table:table-cell office:value-type="string">
            <text:p>Chile</text:p>
          </table:table-cell>
          <table:table-cell office:value-type="string">
            <text:p>Чили</text:p>
          </table:table-cell>
          <table:table-cell office:value-type="string">
            <text:p>智利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7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string">
            <text:p>120</text:p>
          </table:table-cell>
          <table:table-cell office:value-type="string">
            <text:p>CM</text:p>
          </table:table-cell>
          <table:table-cell table:style-name="Default" office:value-type="string">
            <text:p>Cameroun / Cameroon</text:p>
          </table:table-cell>
          <table:table-cell office:value-type="string">
            <text:p>Kamerun</text:p>
          </table:table-cell>
          <table:table-cell office:value-type="string">
            <text:p>Cameroon</text:p>
          </table:table-cell>
          <table:table-cell office:value-type="string">
            <text:p>Camerún</text:p>
          </table:table-cell>
          <table:table-cell office:value-type="string">
            <text:p>Cameroun</text:p>
          </table:table-cell>
          <table:table-cell office:value-type="string">
            <text:p>Camarões</text:p>
          </table:table-cell>
          <table:table-cell office:value-type="string">
            <text:p>Камерун</text:p>
          </table:table-cell>
          <table:table-cell office:value-type="string">
            <text:p>喀麦隆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48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string">
            <text:p>156</text:p>
          </table:table-cell>
          <table:table-cell office:value-type="string">
            <text:p>CH</text:p>
          </table:table-cell>
          <table:table-cell table:style-name="Default" office:value-type="string">
            <text:p>中国 / China</text:p>
          </table:table-cell>
          <table:table-cell table:number-columns-repeated="3" office:value-type="string">
            <text:p>China</text:p>
          </table:table-cell>
          <table:table-cell office:value-type="string">
            <text:p>Chine</text:p>
          </table:table-cell>
          <table:table-cell office:value-type="string">
            <text:p>China</text:p>
          </table:table-cell>
          <table:table-cell office:value-type="string">
            <text:p>Кита́й</text:p>
          </table:table-cell>
          <table:table-cell office:value-type="string">
            <text:p>中国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49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string">
            <text:p>170</text:p>
          </table:table-cell>
          <table:table-cell office:value-type="string">
            <text:p>CO</text:p>
          </table:table-cell>
          <table:table-cell table:style-name="Default" office:value-type="string">
            <text:p>Colombia</text:p>
          </table:table-cell>
          <table:table-cell office:value-type="string">
            <text:p>Kolumbien</text:p>
          </table:table-cell>
          <table:table-cell table:number-columns-repeated="2" office:value-type="string">
            <text:p>Colombia</text:p>
          </table:table-cell>
          <table:table-cell office:value-type="string">
            <text:p>Colombie</text:p>
          </table:table-cell>
          <table:table-cell office:value-type="string">
            <text:p>Colômbia</text:p>
          </table:table-cell>
          <table:table-cell office:value-type="string">
            <text:p>Колумбия</text:p>
          </table:table-cell>
          <table:table-cell office:value-type="string">
            <text:p>哥伦比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string">
            <text:p>660</text:p>
          </table:table-cell>
          <table:table-cell office:value-type="string">
            <text:p>AV</text:p>
          </table:table-cell>
          <table:table-cell table:style-name="Default" office:value-type="string">
            <text:p>Anguilla</text:p>
          </table:table-cell>
          <table:table-cell table:number-columns-repeated="2" office:value-type="string">
            <text:p>Anguilla</text:p>
          </table:table-cell>
          <table:table-cell office:value-type="string">
            <text:p>Anguila</text:p>
          </table:table-cell>
          <table:table-cell table:number-columns-repeated="2" office:value-type="string">
            <text:p>Anguilla</text:p>
          </table:table-cell>
          <table:table-cell office:value-type="string">
            <text:p>Ангилья</text:p>
          </table:table-cell>
          <table:table-cell office:value-type="string">
            <text:p>安圭拉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0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string">
            <text:p>188</text:p>
          </table:table-cell>
          <table:table-cell office:value-type="string">
            <text:p>CS</text:p>
          </table:table-cell>
          <table:table-cell table:style-name="Default" office:value-type="string">
            <text:p>Costa Rica</text:p>
          </table:table-cell>
          <table:table-cell office:value-type="string">
            <text:p>Costa Rica</text:p>
          </table:table-cell>
          <table:table-cell office:value-type="string">
            <text:p>Costa Rica</text:p>
          </table:table-cell>
          <table:table-cell office:value-type="string">
            <text:p>Costa Rica</text:p>
          </table:table-cell>
          <table:table-cell office:value-type="string">
            <text:p>Costa Rica</text:p>
          </table:table-cell>
          <table:table-cell office:value-type="string">
            <text:p>Costa Rica</text:p>
          </table:table-cell>
          <table:table-cell office:value-type="string">
            <text:p>Коста-Рика</text:p>
          </table:table-cell>
          <table:table-cell office:value-type="string">
            <text:p>哥斯达黎加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1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string">
            <text:p>192</text:p>
          </table:table-cell>
          <table:table-cell office:value-type="string">
            <text:p>CU</text:p>
          </table:table-cell>
          <table:table-cell table:style-name="Default" office:value-type="string">
            <text:p>Cuba</text:p>
          </table:table-cell>
          <table:table-cell office:value-type="string">
            <text:p>Kuba</text:p>
          </table:table-cell>
          <table:table-cell table:number-columns-repeated="4" office:value-type="string">
            <text:p>Cuba</text:p>
          </table:table-cell>
          <table:table-cell office:value-type="string">
            <text:p>Куба</text:p>
          </table:table-cell>
          <table:table-cell office:value-type="string">
            <text:p>古巴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2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string">
            <text:p>132</text:p>
          </table:table-cell>
          <table:table-cell office:value-type="string">
            <text:p>CV</text:p>
          </table:table-cell>
          <table:table-cell table:style-name="Default" office:value-type="string">
            <text:p>Cabo Verde</text:p>
          </table:table-cell>
          <table:table-cell office:value-type="string">
            <text:p>Kap Verde</text:p>
          </table:table-cell>
          <table:table-cell office:value-type="string">
            <text:p>Cape Verde</text:p>
          </table:table-cell>
          <table:table-cell office:value-type="string">
            <text:p>Cabo Verde</text:p>
          </table:table-cell>
          <table:table-cell office:value-type="string">
            <text:p>Cap-Vert</text:p>
          </table:table-cell>
          <table:table-cell office:value-type="string">
            <text:p>Cabo Verde</text:p>
          </table:table-cell>
          <table:table-cell office:value-type="string">
            <text:p>Кабо-Верде</text:p>
          </table:table-cell>
          <table:table-cell office:value-type="string">
            <text:p>佛得角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3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CW</text:p>
          </table:table-cell>
          <table:table-cell office:value-type="string">
            <text:p>CUW</text:p>
          </table:table-cell>
          <table:table-cell office:value-type="string">
            <text:p>531</text:p>
          </table:table-cell>
          <table:table-cell office:value-type="string">
            <text:p>UC</text:p>
          </table:table-cell>
          <table:table-cell table:style-name="Default" office:value-type="string">
            <text:p>Kòrsou / Curaçao</text:p>
          </table:table-cell>
          <table:table-cell office:value-type="string">
            <text:p>Curaçao</text:p>
          </table:table-cell>
          <table:table-cell office:value-type="string">
            <text:p>Curaçao</text:p>
          </table:table-cell>
          <table:table-cell office:value-type="string">
            <text:p>Curazao</text:p>
          </table:table-cell>
          <table:table-cell office:value-type="string">
            <text:p>Curaçao</text:p>
          </table:table-cell>
          <table:table-cell office:value-type="string">
            <text:p>Curaçao</text:p>
          </table:table-cell>
          <table:table-cell office:value-type="string">
            <text:p>Кюрасао</text:p>
          </table:table-cell>
          <table:table-cell office:value-type="string">
            <text:p>库拉索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4</text:p>
          </table:table-cell>
          <table:table-cell office:value-type="string">
            <text:p>false</text:p>
          </table:table-cell>
          <table:table-cell office:value-type="string">
            <text:p>17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string">
            <text:p>162</text:p>
          </table:table-cell>
          <table:table-cell office:value-type="string">
            <text:p>KT</text:p>
          </table:table-cell>
          <table:table-cell table:style-name="Default" office:value-type="string">
            <text:p>Christmas Islands</text:p>
          </table:table-cell>
          <table:table-cell office:value-type="string">
            <text:p>Weihnachtsinsel</text:p>
          </table:table-cell>
          <table:table-cell office:value-type="string">
            <text:p>Christmas Island</text:p>
          </table:table-cell>
          <table:table-cell office:value-type="string">
            <text:p>Isla de Navidad</text:p>
          </table:table-cell>
          <table:table-cell office:value-type="string">
            <text:p>Île Christmas</text:p>
          </table:table-cell>
          <table:table-cell office:value-type="string">
            <text:p>Ilha do Natal</text:p>
          </table:table-cell>
          <table:table-cell office:value-type="string">
            <text:p>Остров Рождества</text:p>
          </table:table-cell>
          <table:table-cell office:value-type="string">
            <text:p>圣诞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5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string">
            <text:p>196</text:p>
          </table:table-cell>
          <table:table-cell office:value-type="string">
            <text:p>CY</text:p>
          </table:table-cell>
          <table:table-cell table:style-name="Default" office:value-type="string">
            <text:p>Κύπρος / Kıbrıs / Cyprus</text:p>
          </table:table-cell>
          <table:table-cell office:value-type="string">
            <text:p>Zypern</text:p>
          </table:table-cell>
          <table:table-cell office:value-type="string">
            <text:p>Cyprus</text:p>
          </table:table-cell>
          <table:table-cell office:value-type="string">
            <text:p>Chipre</text:p>
          </table:table-cell>
          <table:table-cell office:value-type="string">
            <text:p>Chypre (pays)</text:p>
          </table:table-cell>
          <table:table-cell office:value-type="string">
            <text:p>Chipre</text:p>
          </table:table-cell>
          <table:table-cell office:value-type="string">
            <text:p>Кипр</text:p>
          </table:table-cell>
          <table:table-cell office:value-type="string">
            <text:p>塞浦路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6</text:p>
          </table:table-cell>
          <table:table-cell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string">
            <text:p>203</text:p>
          </table:table-cell>
          <table:table-cell office:value-type="string">
            <text:p>EZ</text:p>
          </table:table-cell>
          <table:table-cell table:style-name="Default" office:value-type="string">
            <text:p>Ceská Republika</text:p>
          </table:table-cell>
          <table:table-cell office:value-type="string">
            <text:p>Tschechische Republik</text:p>
          </table:table-cell>
          <table:table-cell office:value-type="string">
            <text:p>Czech Republic</text:p>
          </table:table-cell>
          <table:table-cell office:value-type="string">
            <text:p>República Checa</text:p>
          </table:table-cell>
          <table:table-cell office:value-type="string">
            <text:p>République tchèque</text:p>
          </table:table-cell>
          <table:table-cell office:value-type="string">
            <text:p>República Checa</text:p>
          </table:table-cell>
          <table:table-cell office:value-type="string">
            <text:p>Чехия</text:p>
          </table:table-cell>
          <table:table-cell office:value-type="string">
            <text:p>捷克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7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string">
            <text:p>276</text:p>
          </table:table-cell>
          <table:table-cell office:value-type="string">
            <text:p>GM</text:p>
          </table:table-cell>
          <table:table-cell table:style-name="Default" office:value-type="string">
            <text:p>Deutschland / Germany</text:p>
          </table:table-cell>
          <table:table-cell office:value-type="string">
            <text:p>Deutschland</text:p>
          </table:table-cell>
          <table:table-cell office:value-type="string">
            <text:p>Germany</text:p>
          </table:table-cell>
          <table:table-cell office:value-type="string">
            <text:p>Alemania</text:p>
          </table:table-cell>
          <table:table-cell office:value-type="string">
            <text:p>Allemagne</text:p>
          </table:table-cell>
          <table:table-cell office:value-type="string">
            <text:p>Alemanha</text:p>
          </table:table-cell>
          <table:table-cell office:value-type="string">
            <text:p>Германия</text:p>
          </table:table-cell>
          <table:table-cell office:value-type="string">
            <text:p>德国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58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string">
            <text:p>262</text:p>
          </table:table-cell>
          <table:table-cell office:value-type="string">
            <text:p>DJ</text:p>
          </table:table-cell>
          <table:table-cell table:style-name="Default" office:value-type="string">
            <text:p>جيبوتي / Djibouti</text:p>
          </table:table-cell>
          <table:table-cell office:value-type="string">
            <text:p>Dschibuti</text:p>
          </table:table-cell>
          <table:table-cell office:value-type="string">
            <text:p>Djibouti</text:p>
          </table:table-cell>
          <table:table-cell office:value-type="string">
            <text:p>Yibuti</text:p>
          </table:table-cell>
          <table:table-cell table:number-columns-repeated="2" office:value-type="string">
            <text:p>Djibouti</text:p>
          </table:table-cell>
          <table:table-cell office:value-type="string">
            <text:p>Джибути</text:p>
          </table:table-cell>
          <table:table-cell office:value-type="string">
            <text:p>吉布提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59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string">
            <text:p>208</text:p>
          </table:table-cell>
          <table:table-cell office:value-type="string">
            <text:p>DA</text:p>
          </table:table-cell>
          <table:table-cell table:style-name="Default" office:value-type="string">
            <text:p>Danmark</text:p>
          </table:table-cell>
          <table:table-cell office:value-type="string">
            <text:p>Dänemark</text:p>
          </table:table-cell>
          <table:table-cell office:value-type="string">
            <text:p>Denmark</text:p>
          </table:table-cell>
          <table:table-cell office:value-type="string">
            <text:p>Dinamarca</text:p>
          </table:table-cell>
          <table:table-cell office:value-type="string">
            <text:p>Danemark</text:p>
          </table:table-cell>
          <table:table-cell office:value-type="string">
            <text:p>Dinamarca</text:p>
          </table:table-cell>
          <table:table-cell office:value-type="string">
            <text:p>Дания</text:p>
          </table:table-cell>
          <table:table-cell office:value-type="string">
            <text:p>丹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6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string">
            <text:p>008</text:p>
          </table:table-cell>
          <table:table-cell office:value-type="string">
            <text:p>AL</text:p>
          </table:table-cell>
          <table:table-cell table:style-name="Default" office:value-type="string">
            <text:p>Shqipëri / Albania</text:p>
          </table:table-cell>
          <table:table-cell office:value-type="string">
            <text:p>Albanien</text:p>
          </table:table-cell>
          <table:table-cell table:number-columns-repeated="2" office:value-type="string">
            <text:p>Albania</text:p>
          </table:table-cell>
          <table:table-cell office:value-type="string">
            <text:p>Albanie</text:p>
          </table:table-cell>
          <table:table-cell office:value-type="string">
            <text:p>Albânia</text:p>
          </table:table-cell>
          <table:table-cell office:value-type="string">
            <text:p>Албания</text:p>
          </table:table-cell>
          <table:table-cell office:value-type="string">
            <text:p>阿尔巴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60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string">
            <text:p>212</text:p>
          </table:table-cell>
          <table:table-cell office:value-type="string">
            <text:p>DO</text:p>
          </table:table-cell>
          <table:table-cell table:style-name="Default" office:value-type="string">
            <text:p>Dominica</text:p>
          </table:table-cell>
          <table:table-cell table:number-columns-repeated="3" office:value-type="string">
            <text:p>Dominica</text:p>
          </table:table-cell>
          <table:table-cell office:value-type="string">
            <text:p>Dominique</text:p>
          </table:table-cell>
          <table:table-cell office:value-type="string">
            <text:p>Dominica</text:p>
          </table:table-cell>
          <table:table-cell office:value-type="string">
            <text:p>Доминика</text:p>
          </table:table-cell>
          <table:table-cell office:value-type="string">
            <text:p>多米尼克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61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string">
            <text:p>214</text:p>
          </table:table-cell>
          <table:table-cell office:value-type="string">
            <text:p>DR</text:p>
          </table:table-cell>
          <table:table-cell table:style-name="Default" office:value-type="string">
            <text:p>República Dominicana</text:p>
          </table:table-cell>
          <table:table-cell office:value-type="string">
            <text:p>Dominikanische Republik</text:p>
          </table:table-cell>
          <table:table-cell office:value-type="string">
            <text:p>Dominican Republic</text:p>
          </table:table-cell>
          <table:table-cell office:value-type="string">
            <text:p>República Dominicana</text:p>
          </table:table-cell>
          <table:table-cell office:value-type="string">
            <text:p>République dominicaine</text:p>
          </table:table-cell>
          <table:table-cell office:value-type="string">
            <text:p>República Dominicana</text:p>
          </table:table-cell>
          <table:table-cell office:value-type="string">
            <text:p>Доминиканская Республика</text:p>
          </table:table-cell>
          <table:table-cell office:value-type="string">
            <text:p>多米尼加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62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string">
            <text:p>012</text:p>
          </table:table-cell>
          <table:table-cell office:value-type="string">
            <text:p>AG</text:p>
          </table:table-cell>
          <table:table-cell table:style-name="Default" office:value-type="string">
            <text:p>الجزائر / Algérie</text:p>
          </table:table-cell>
          <table:table-cell office:value-type="string">
            <text:p>Algerien</text:p>
          </table:table-cell>
          <table:table-cell office:value-type="string">
            <text:p>Algeria</text:p>
          </table:table-cell>
          <table:table-cell office:value-type="string">
            <text:p>Argelia</text:p>
          </table:table-cell>
          <table:table-cell office:value-type="string">
            <text:p>Algérie</text:p>
          </table:table-cell>
          <table:table-cell office:value-type="string">
            <text:p>Argélia</text:p>
          </table:table-cell>
          <table:table-cell office:value-type="string">
            <text:p>Алжир</text:p>
          </table:table-cell>
          <table:table-cell office:value-type="string">
            <text:p>阿尔及利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63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string">
            <text:p>218</text:p>
          </table:table-cell>
          <table:table-cell office:value-type="string">
            <text:p>EC</text:p>
          </table:table-cell>
          <table:table-cell table:style-name="Default" office:value-type="string">
            <text:p>Equador</text:p>
          </table:table-cell>
          <table:table-cell table:number-columns-repeated="3" office:value-type="string">
            <text:p>Ecuador</text:p>
          </table:table-cell>
          <table:table-cell office:value-type="string">
            <text:p>Équateur</text:p>
          </table:table-cell>
          <table:table-cell office:value-type="string">
            <text:p>Equador</text:p>
          </table:table-cell>
          <table:table-cell office:value-type="string">
            <text:p>Эквадор</text:p>
          </table:table-cell>
          <table:table-cell office:value-type="string">
            <text:p>厄瓜多尔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64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string">
            <text:p>233</text:p>
          </table:table-cell>
          <table:table-cell office:value-type="string">
            <text:p>EN</text:p>
          </table:table-cell>
          <table:table-cell table:style-name="Default" office:value-type="string">
            <text:p>Eesti</text:p>
          </table:table-cell>
          <table:table-cell office:value-type="string">
            <text:p>Estland</text:p>
          </table:table-cell>
          <table:table-cell table:number-columns-repeated="2" office:value-type="string">
            <text:p>Estonia</text:p>
          </table:table-cell>
          <table:table-cell office:value-type="string">
            <text:p>Estonie</text:p>
          </table:table-cell>
          <table:table-cell office:value-type="string">
            <text:p>Estónia</text:p>
          </table:table-cell>
          <table:table-cell office:value-type="string">
            <text:p>Эстония</text:p>
          </table:table-cell>
          <table:table-cell office:value-type="string">
            <text:p>爱沙尼亚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65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string">
            <text:p>818</text:p>
          </table:table-cell>
          <table:table-cell office:value-type="string">
            <text:p>EG</text:p>
          </table:table-cell>
          <table:table-cell table:style-name="Default" office:value-type="string">
            <text:p>مصر / Egypt</text:p>
          </table:table-cell>
          <table:table-cell office:value-type="string">
            <text:p>Ägypten</text:p>
          </table:table-cell>
          <table:table-cell office:value-type="string">
            <text:p>Egypt</text:p>
          </table:table-cell>
          <table:table-cell office:value-type="string">
            <text:p>Egipto</text:p>
          </table:table-cell>
          <table:table-cell office:value-type="string">
            <text:p>Égypte</text:p>
          </table:table-cell>
          <table:table-cell office:value-type="string">
            <text:p>Egito</text:p>
          </table:table-cell>
          <table:table-cell office:value-type="string">
            <text:p>Египет</text:p>
          </table:table-cell>
          <table:table-cell office:value-type="string">
            <text:p>埃及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66</text:p>
          </table:table-cell>
          <table:table-cell office:value-type="string">
            <text:p>false</text:p>
          </table:table-cell>
          <table:table-cell office:value-type="string">
            <text:p>2</text:p>
          </table:table-cell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string">
            <text:p>732</text:p>
          </table:table-cell>
          <table:table-cell office:value-type="string">
            <text:p>WI</text:p>
          </table:table-cell>
          <table:table-cell table:style-name="Default" office:value-type="string">
            <text:p>لصحراء الغربية / Sahara Occidental</text:p>
          </table:table-cell>
          <table:table-cell office:value-type="string">
            <text:p>Westsahara</text:p>
          </table:table-cell>
          <table:table-cell office:value-type="string">
            <text:p>Western Sahara</text:p>
          </table:table-cell>
          <table:table-cell office:value-type="string">
            <text:p>Sahara Occidental</text:p>
          </table:table-cell>
          <table:table-cell office:value-type="string">
            <text:p>Sahara occidental</text:p>
          </table:table-cell>
          <table:table-cell office:value-type="string">
            <text:p>Saara Ocidental</text:p>
          </table:table-cell>
          <table:table-cell office:value-type="string">
            <text:p>Западная Сахара</text:p>
          </table:table-cell>
          <table:table-cell office:value-type="string">
            <text:p>西撒哈拉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67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string">
            <text:p>232</text:p>
          </table:table-cell>
          <table:table-cell office:value-type="string">
            <text:p>ER</text:p>
          </table:table-cell>
          <table:table-cell table:style-name="Default" office:value-type="string">
            <text:p>ኤርትራ / إرتريا /‎ Eritrea</text:p>
          </table:table-cell>
          <table:table-cell table:number-columns-repeated="3" office:value-type="string">
            <text:p>Eritrea</text:p>
          </table:table-cell>
          <table:table-cell office:value-type="string">
            <text:p>Érythrée</text:p>
          </table:table-cell>
          <table:table-cell office:value-type="string">
            <text:p>Eritreia</text:p>
          </table:table-cell>
          <table:table-cell office:value-type="string">
            <text:p>Эритрея</text:p>
          </table:table-cell>
          <table:table-cell office:value-type="string">
            <text:p>厄立特里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68</text:p>
          </table:table-cell>
          <table:table-cell office:value-type="string">
            <text:p>true</text:p>
          </table:table-cell>
          <table:table-cell office:value-type="string">
            <text:p>22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string">
            <text:p>724</text:p>
          </table:table-cell>
          <table:table-cell office:value-type="string">
            <text:p>SP</text:p>
          </table:table-cell>
          <table:table-cell table:style-name="Default" office:value-type="string">
            <text:p>España</text:p>
          </table:table-cell>
          <table:table-cell office:value-type="string">
            <text:p>Spanien</text:p>
          </table:table-cell>
          <table:table-cell office:value-type="string">
            <text:p>Spain</text:p>
          </table:table-cell>
          <table:table-cell office:value-type="string">
            <text:p>España</text:p>
          </table:table-cell>
          <table:table-cell office:value-type="string">
            <text:p>Espagne</text:p>
          </table:table-cell>
          <table:table-cell office:value-type="string">
            <text:p>Espanha</text:p>
          </table:table-cell>
          <table:table-cell office:value-type="string">
            <text:p>Испания</text:p>
          </table:table-cell>
          <table:table-cell office:value-type="string">
            <text:p>西班牙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69</text:p>
          </table:table-cell>
          <table:table-cell office:value-type="string">
            <text:p>false</text:p>
          </table:table-cell>
          <table:table-cell office:value-type="string">
            <text:p>7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string">
            <text:p>231</text:p>
          </table:table-cell>
          <table:table-cell office:value-type="string">
            <text:p>ET</text:p>
          </table:table-cell>
          <table:table-cell table:style-name="Default" office:value-type="string">
            <text:p>ኢትዮጵያ / Ethiopia</text:p>
          </table:table-cell>
          <table:table-cell office:value-type="string">
            <text:p>Äthiopien</text:p>
          </table:table-cell>
          <table:table-cell office:value-type="string">
            <text:p>Ethiopia</text:p>
          </table:table-cell>
          <table:table-cell office:value-type="string">
            <text:p>Etiopía</text:p>
          </table:table-cell>
          <table:table-cell office:value-type="string">
            <text:p>Éthiopie</text:p>
          </table:table-cell>
          <table:table-cell office:value-type="string">
            <text:p>Etiópia</text:p>
          </table:table-cell>
          <table:table-cell office:value-type="string">
            <text:p>Эфиопия</text:p>
          </table:table-cell>
          <table:table-cell office:value-type="string">
            <text:p>埃塞俄比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string">
            <text:p>051</text:p>
          </table:table-cell>
          <table:table-cell office:value-type="string">
            <text:p>AM</text:p>
          </table:table-cell>
          <table:table-cell table:style-name="Default" office:value-type="string">
            <text:p>Հայաստան / Armenia</text:p>
          </table:table-cell>
          <table:table-cell office:value-type="string">
            <text:p>Armenien</text:p>
          </table:table-cell>
          <table:table-cell table:number-columns-repeated="2" office:value-type="string">
            <text:p>Armenia</text:p>
          </table:table-cell>
          <table:table-cell office:value-type="string">
            <text:p>Arménie</text:p>
          </table:table-cell>
          <table:table-cell office:value-type="string">
            <text:p>Arménia</text:p>
          </table:table-cell>
          <table:table-cell office:value-type="string">
            <text:p>Армения</text:p>
          </table:table-cell>
          <table:table-cell office:value-type="string">
            <text:p>亚美尼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0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string">
            <text:p>246</text:p>
          </table:table-cell>
          <table:table-cell office:value-type="string">
            <text:p>FI</text:p>
          </table:table-cell>
          <table:table-cell table:style-name="Default" office:value-type="string">
            <text:p>Suomi / Finland</text:p>
          </table:table-cell>
          <table:table-cell office:value-type="string">
            <text:p>Finnland</text:p>
          </table:table-cell>
          <table:table-cell office:value-type="string">
            <text:p>Finland</text:p>
          </table:table-cell>
          <table:table-cell office:value-type="string">
            <text:p>Finlandia</text:p>
          </table:table-cell>
          <table:table-cell office:value-type="string">
            <text:p>Finlande</text:p>
          </table:table-cell>
          <table:table-cell office:value-type="string">
            <text:p>Finlândia</text:p>
          </table:table-cell>
          <table:table-cell office:value-type="string">
            <text:p>Финляндия</text:p>
          </table:table-cell>
          <table:table-cell office:value-type="string">
            <text:p>芬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1</text:p>
          </table:table-cell>
          <table:table-cell office:value-type="string">
            <text:p>false</text:p>
          </table:table-cell>
          <table:table-cell office:value-type="string">
            <text:p>28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string">
            <text:p>242</text:p>
          </table:table-cell>
          <table:table-cell office:value-type="string">
            <text:p>FJ</text:p>
          </table:table-cell>
          <table:table-cell table:style-name="Default" office:value-type="string">
            <text:p>Fiji</text:p>
          </table:table-cell>
          <table:table-cell office:value-type="string">
            <text:p>Fidschi</text:p>
          </table:table-cell>
          <table:table-cell office:value-type="string">
            <text:p>Fiji</text:p>
          </table:table-cell>
          <table:table-cell office:value-type="string">
            <text:p>Fiyi</text:p>
          </table:table-cell>
          <table:table-cell office:value-type="string">
            <text:p>Fidji</text:p>
          </table:table-cell>
          <table:table-cell office:value-type="string">
            <text:p>Fiji</text:p>
          </table:table-cell>
          <table:table-cell office:value-type="string">
            <text:p>Фиджи</text:p>
          </table:table-cell>
          <table:table-cell office:value-type="string">
            <text:p>斐济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2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string">
            <text:p>238</text:p>
          </table:table-cell>
          <table:table-cell office:value-type="string">
            <text:p>FK</text:p>
          </table:table-cell>
          <table:table-cell table:style-name="Default" office:value-type="string">
            <text:p>Falkland Islands</text:p>
          </table:table-cell>
          <table:table-cell office:value-type="string">
            <text:p>Falklandinseln</text:p>
          </table:table-cell>
          <table:table-cell office:value-type="string">
            <text:p>Falkland Islands</text:p>
          </table:table-cell>
          <table:table-cell office:value-type="string">
            <text:p>Islas Malvinas</text:p>
          </table:table-cell>
          <table:table-cell office:value-type="string">
            <text:p>Îles Malouines</text:p>
          </table:table-cell>
          <table:table-cell office:value-type="string">
            <text:p>Ilhas Malvinas</text:p>
          </table:table-cell>
          <table:table-cell office:value-type="string">
            <text:p>Фолклендские острова</text:p>
          </table:table-cell>
          <table:table-cell office:value-type="string">
            <text:p>马尔维纳斯群岛（福克兰）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3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string">
            <text:p>583</text:p>
          </table:table-cell>
          <table:table-cell office:value-type="string">
            <text:p>FM</text:p>
          </table:table-cell>
          <table:table-cell table:style-name="Default" office:value-type="string">
            <text:p>Micronesia</text:p>
          </table:table-cell>
          <table:table-cell office:value-type="string">
            <text:p>Mikronesien</text:p>
          </table:table-cell>
          <table:table-cell table:number-columns-repeated="2" office:value-type="string">
            <text:p>Micronesia</text:p>
          </table:table-cell>
          <table:table-cell office:value-type="string">
            <text:p>Micronésie</text:p>
          </table:table-cell>
          <table:table-cell office:value-type="string">
            <text:p>Micronésia</text:p>
          </table:table-cell>
          <table:table-cell office:value-type="string">
            <text:p>Микронезия</text:p>
          </table:table-cell>
          <table:table-cell office:value-type="string">
            <text:p>密克罗尼西亚联邦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4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string">
            <text:p>234</text:p>
          </table:table-cell>
          <table:table-cell office:value-type="string">
            <text:p>FO</text:p>
          </table:table-cell>
          <table:table-cell table:style-name="Default" office:value-type="string">
            <text:p>Føroyar / Færøerne</text:p>
          </table:table-cell>
          <table:table-cell office:value-type="string">
            <text:p>Färöer</text:p>
          </table:table-cell>
          <table:table-cell office:value-type="string">
            <text:p>Faroe Islands</text:p>
          </table:table-cell>
          <table:table-cell office:value-type="string">
            <text:p>Islas Feroe</text:p>
          </table:table-cell>
          <table:table-cell office:value-type="string">
            <text:p>Îles Féroé</text:p>
          </table:table-cell>
          <table:table-cell office:value-type="string">
            <text:p>Ilhas Feroé</text:p>
          </table:table-cell>
          <table:table-cell office:value-type="string">
            <text:p>Фарерские острова</text:p>
          </table:table-cell>
          <table:table-cell office:value-type="string">
            <text:p>法罗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5</text:p>
          </table:table-cell>
          <table:table-cell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string">
            <text:p>250</text:p>
          </table:table-cell>
          <table:table-cell office:value-type="string">
            <text:p>FR</text:p>
          </table:table-cell>
          <table:table-cell table:style-name="Default" office:value-type="string">
            <text:p>France</text:p>
          </table:table-cell>
          <table:table-cell office:value-type="string">
            <text:p>Frankreich</text:p>
          </table:table-cell>
          <table:table-cell office:value-type="string">
            <text:p>France</text:p>
          </table:table-cell>
          <table:table-cell office:value-type="string">
            <text:p>Francia</text:p>
          </table:table-cell>
          <table:table-cell office:value-type="string">
            <text:p>France</text:p>
          </table:table-cell>
          <table:table-cell office:value-type="string">
            <text:p>França</text:p>
          </table:table-cell>
          <table:table-cell office:value-type="string">
            <text:p>Франция</text:p>
          </table:table-cell>
          <table:table-cell office:value-type="string">
            <text:p>法国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6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string">
            <text:p>266</text:p>
          </table:table-cell>
          <table:table-cell office:value-type="string">
            <text:p>GB</text:p>
          </table:table-cell>
          <table:table-cell table:style-name="Default" office:value-type="string">
            <text:p>Gabon</text:p>
          </table:table-cell>
          <table:table-cell office:value-type="string">
            <text:p>Gabun</text:p>
          </table:table-cell>
          <table:table-cell office:value-type="string">
            <text:p>Gabon</text:p>
          </table:table-cell>
          <table:table-cell office:value-type="string">
            <text:p>Gabón</text:p>
          </table:table-cell>
          <table:table-cell office:value-type="string">
            <text:p>Gabon</text:p>
          </table:table-cell>
          <table:table-cell office:value-type="string">
            <text:p>Gabão</text:p>
          </table:table-cell>
          <table:table-cell office:value-type="string">
            <text:p>Габон</text:p>
          </table:table-cell>
          <table:table-cell office:value-type="string">
            <text:p>加蓬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7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string">
            <text:p>826</text:p>
          </table:table-cell>
          <table:table-cell office:value-type="string">
            <text:p>UK</text:p>
          </table:table-cell>
          <table:table-cell table:style-name="Default" office:value-type="string">
            <text:p>United Kingdom</text:p>
          </table:table-cell>
          <table:table-cell office:value-type="string">
            <text:p>Vereinigtes Königreich</text:p>
          </table:table-cell>
          <table:table-cell office:value-type="string">
            <text:p>United Kingdom</text:p>
          </table:table-cell>
          <table:table-cell office:value-type="string">
            <text:p>Reino Unido</text:p>
          </table:table-cell>
          <table:table-cell office:value-type="string">
            <text:p>Royaume-Uni</text:p>
          </table:table-cell>
          <table:table-cell office:value-type="string">
            <text:p>Reino Unido</text:p>
          </table:table-cell>
          <table:table-cell office:value-type="string">
            <text:p>Великобритания</text:p>
          </table:table-cell>
          <table:table-cell office:value-type="string">
            <text:p>英国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8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string">
            <text:p>308</text:p>
          </table:table-cell>
          <table:table-cell office:value-type="string">
            <text:p>GJ</text:p>
          </table:table-cell>
          <table:table-cell table:style-name="Default" office:value-type="string">
            <text:p>Grenada</text:p>
          </table:table-cell>
          <table:table-cell table:number-columns-repeated="2" office:value-type="string">
            <text:p>Grenada</text:p>
          </table:table-cell>
          <table:table-cell office:value-type="string">
            <text:p>Granada</text:p>
          </table:table-cell>
          <table:table-cell office:value-type="string">
            <text:p>Grenade</text:p>
          </table:table-cell>
          <table:table-cell office:value-type="string">
            <text:p>Granada</text:p>
          </table:table-cell>
          <table:table-cell office:value-type="string">
            <text:p>Гренада</text:p>
          </table:table-cell>
          <table:table-cell office:value-type="string">
            <text:p>格林纳达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79</text:p>
          </table:table-cell>
          <table:table-cell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string">
            <text:p>268</text:p>
          </table:table-cell>
          <table:table-cell office:value-type="string">
            <text:p>GG</text:p>
          </table:table-cell>
          <table:table-cell table:style-name="Default" office:value-type="string">
            <text:p>საქართველო / Georgia</text:p>
          </table:table-cell>
          <table:table-cell office:value-type="string">
            <text:p>Georgien</text:p>
          </table:table-cell>
          <table:table-cell table:number-columns-repeated="2" office:value-type="string">
            <text:p>Georgia</text:p>
          </table:table-cell>
          <table:table-cell office:value-type="string">
            <text:p>Géorgie</text:p>
          </table:table-cell>
          <table:table-cell office:value-type="string">
            <text:p>Geórgia</text:p>
          </table:table-cell>
          <table:table-cell office:value-type="string">
            <text:p>Грузия</text:p>
          </table:table-cell>
          <table:table-cell office:value-type="string">
            <text:p>格鲁吉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string">
            <text:p>024</text:p>
          </table:table-cell>
          <table:table-cell office:value-type="string">
            <text:p>AO</text:p>
          </table:table-cell>
          <table:table-cell table:style-name="Default" office:value-type="string">
            <text:p>Angola</text:p>
          </table:table-cell>
          <table:table-cell table:number-columns-repeated="5" office:value-type="string">
            <text:p>Angola</text:p>
          </table:table-cell>
          <table:table-cell office:value-type="string">
            <text:p>Ангола</text:p>
          </table:table-cell>
          <table:table-cell office:value-type="string">
            <text:p>安哥拉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0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string">
            <text:p>254</text:p>
          </table:table-cell>
          <table:table-cell office:value-type="string">
            <text:p>FG</text:p>
          </table:table-cell>
          <table:table-cell table:style-name="Default" office:value-type="string">
            <text:p>Guyane</text:p>
          </table:table-cell>
          <table:table-cell office:value-type="string">
            <text:p>Französisch-Guayana</text:p>
          </table:table-cell>
          <table:table-cell office:value-type="string">
            <text:p>French Guiana</text:p>
          </table:table-cell>
          <table:table-cell office:value-type="string">
            <text:p>Guayana Francesa</text:p>
          </table:table-cell>
          <table:table-cell office:value-type="string">
            <text:p>Guyane</text:p>
          </table:table-cell>
          <table:table-cell office:value-type="string">
            <text:p>Guiana Francesa</text:p>
          </table:table-cell>
          <table:table-cell office:value-type="string">
            <text:p>Гвиана</text:p>
          </table:table-cell>
          <table:table-cell office:value-type="string">
            <text:p>法属圭亚那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1</text:p>
          </table:table-cell>
          <table:table-cell office:value-type="string">
            <text:p>false</text:p>
          </table:table-cell>
          <table:table-cell office:value-type="string">
            <text:p>25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string">
            <text:p>831</text:p>
          </table:table-cell>
          <table:table-cell office:value-type="string">
            <text:p>GK</text:p>
          </table:table-cell>
          <table:table-cell table:style-name="Default" office:value-type="string">
            <text:p>Guernesey</text:p>
          </table:table-cell>
          <table:table-cell table:number-columns-repeated="3" office:value-type="string">
            <text:p>Guernsey</text:p>
          </table:table-cell>
          <table:table-cell office:value-type="string">
            <text:p>Guernesey</text:p>
          </table:table-cell>
          <table:table-cell office:value-type="string">
            <text:p>Guernesei</text:p>
          </table:table-cell>
          <table:table-cell office:value-type="string">
            <text:p>Гернси</text:p>
          </table:table-cell>
          <table:table-cell office:value-type="string">
            <text:p>根西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2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string">
            <text:p>288</text:p>
          </table:table-cell>
          <table:table-cell office:value-type="string">
            <text:p>GH</text:p>
          </table:table-cell>
          <table:table-cell table:style-name="Default" office:value-type="string">
            <text:p>Ghana</text:p>
          </table:table-cell>
          <table:table-cell table:number-columns-repeated="4" office:value-type="string">
            <text:p>Ghana</text:p>
          </table:table-cell>
          <table:table-cell office:value-type="string">
            <text:p>Gana</text:p>
          </table:table-cell>
          <table:table-cell office:value-type="string">
            <text:p>Гана</text:p>
          </table:table-cell>
          <table:table-cell office:value-type="string">
            <text:p>加纳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3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string">
            <text:p>292</text:p>
          </table:table-cell>
          <table:table-cell office:value-type="string">
            <text:p>GI</text:p>
          </table:table-cell>
          <table:table-cell table:number-columns-repeated="6" office:value-type="string">
            <text:p>Gibraltar</text:p>
          </table:table-cell>
          <table:table-cell office:value-type="string">
            <text:p>Гибралтар</text:p>
          </table:table-cell>
          <table:table-cell office:value-type="string">
            <text:p>直布罗陀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4</text:p>
          </table:table-cell>
          <table:table-cell office:value-type="string">
            <text:p>false</text:p>
          </table:table-cell>
          <table:table-cell office:value-type="string">
            <text:p>14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string">
            <text:p>304</text:p>
          </table:table-cell>
          <table:table-cell office:value-type="string">
            <text:p>GL</text:p>
          </table:table-cell>
          <table:table-cell table:style-name="Default" office:value-type="string">
            <text:p>Kalaallit Nunaat / Grønland</text:p>
          </table:table-cell>
          <table:table-cell office:value-type="string">
            <text:p>Grönland</text:p>
          </table:table-cell>
          <table:table-cell office:value-type="string">
            <text:p>Greenland</text:p>
          </table:table-cell>
          <table:table-cell office:value-type="string">
            <text:p>Groenlandia</text:p>
          </table:table-cell>
          <table:table-cell office:value-type="string">
            <text:p>Groenland</text:p>
          </table:table-cell>
          <table:table-cell office:value-type="string">
            <text:p>Groenlândia</text:p>
          </table:table-cell>
          <table:table-cell office:value-type="string">
            <text:p>Гренландия</text:p>
          </table:table-cell>
          <table:table-cell office:value-type="string">
            <text:p>格陵兰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5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string">
            <text:p>270</text:p>
          </table:table-cell>
          <table:table-cell office:value-type="string">
            <text:p>GA</text:p>
          </table:table-cell>
          <table:table-cell table:style-name="Default" office:value-type="string">
            <text:p>Gambia</text:p>
          </table:table-cell>
          <table:table-cell table:number-columns-repeated="3" office:value-type="string">
            <text:p>Gambia</text:p>
          </table:table-cell>
          <table:table-cell office:value-type="string">
            <text:p>Gambie</text:p>
          </table:table-cell>
          <table:table-cell office:value-type="string">
            <text:p>Gâmbia</text:p>
          </table:table-cell>
          <table:table-cell office:value-type="string">
            <text:p>Гамбия</text:p>
          </table:table-cell>
          <table:table-cell office:value-type="string">
            <text:p>冈比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6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string">
            <text:p>324</text:p>
          </table:table-cell>
          <table:table-cell office:value-type="string">
            <text:p>GV</text:p>
          </table:table-cell>
          <table:table-cell table:style-name="Default" office:value-type="string">
            <text:p>Guinnée</text:p>
          </table:table-cell>
          <table:table-cell table:number-columns-repeated="3" office:value-type="string">
            <text:p>Guinea</text:p>
          </table:table-cell>
          <table:table-cell office:value-type="string">
            <text:p>Guinée</text:p>
          </table:table-cell>
          <table:table-cell office:value-type="string">
            <text:p>Guiné</text:p>
          </table:table-cell>
          <table:table-cell office:value-type="string">
            <text:p>Гвинея</text:p>
          </table:table-cell>
          <table:table-cell office:value-type="string">
            <text:p>几内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7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string">
            <text:p>312</text:p>
          </table:table-cell>
          <table:table-cell office:value-type="string">
            <text:p>GP</text:p>
          </table:table-cell>
          <table:table-cell table:style-name="Default" office:value-type="string">
            <text:p>Guadeloupe</text:p>
          </table:table-cell>
          <table:table-cell table:number-columns-repeated="2" office:value-type="string">
            <text:p>Guadeloupe</text:p>
          </table:table-cell>
          <table:table-cell office:value-type="string">
            <text:p>Guadalupe</text:p>
          </table:table-cell>
          <table:table-cell office:value-type="string">
            <text:p>Guadeloupe</text:p>
          </table:table-cell>
          <table:table-cell office:value-type="string">
            <text:p>Guadalupe</text:p>
          </table:table-cell>
          <table:table-cell office:value-type="string">
            <text:p>Гваделупа</text:p>
          </table:table-cell>
          <table:table-cell office:value-type="string">
            <text:p>瓜德罗普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8</text:p>
          </table:table-cell>
          <table:table-cell office:value-type="string">
            <text:p>false</text:p>
          </table:table-cell>
          <table:table-cell office:value-type="string">
            <text:p>5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string">
            <text:p>226</text:p>
          </table:table-cell>
          <table:table-cell office:value-type="string">
            <text:p>EK</text:p>
          </table:table-cell>
          <table:table-cell table:style-name="Default" office:value-type="string">
            <text:p>Guiena ecuatorial / Guinée équatoriale</text:p>
          </table:table-cell>
          <table:table-cell office:value-type="string">
            <text:p>Äquatorialguinea</text:p>
          </table:table-cell>
          <table:table-cell office:value-type="string">
            <text:p>Equatorial Guinea</text:p>
          </table:table-cell>
          <table:table-cell office:value-type="string">
            <text:p>Guinea Ecuatorial</text:p>
          </table:table-cell>
          <table:table-cell office:value-type="string">
            <text:p>Guinée équatoriale</text:p>
          </table:table-cell>
          <table:table-cell office:value-type="string">
            <text:p>Guiné Equatorial</text:p>
          </table:table-cell>
          <table:table-cell office:value-type="string">
            <text:p>Экваториальная Гвинея</text:p>
          </table:table-cell>
          <table:table-cell office:value-type="string">
            <text:p>赤道几内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89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string">
            <text:p>300</text:p>
          </table:table-cell>
          <table:table-cell office:value-type="string">
            <text:p>GR</text:p>
          </table:table-cell>
          <table:table-cell table:style-name="Default" office:value-type="string">
            <text:p>Ελλάδα / Greece</text:p>
          </table:table-cell>
          <table:table-cell office:value-type="string">
            <text:p>Griechenland</text:p>
          </table:table-cell>
          <table:table-cell office:value-type="string">
            <text:p>Greece</text:p>
          </table:table-cell>
          <table:table-cell office:value-type="string">
            <text:p>Grecia</text:p>
          </table:table-cell>
          <table:table-cell office:value-type="string">
            <text:p>Grèce</text:p>
          </table:table-cell>
          <table:table-cell office:value-type="string">
            <text:p>Grécia</text:p>
          </table:table-cell>
          <table:table-cell office:value-type="string">
            <text:p>Греция</text:p>
          </table:table-cell>
          <table:table-cell office:value-type="string">
            <text:p>希腊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</text:p>
          </table:table-cell>
          <table:table-cell office:value-type="string">
            <text:p>false</text:p>
          </table:table-cell>
          <table:table-cell office:value-type="string">
            <text:p>8</text:p>
          </table:table-cell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string">
            <text:p>010</text:p>
          </table:table-cell>
          <table:table-cell office:value-type="string">
            <text:p>AY</text:p>
          </table:table-cell>
          <table:table-cell table:style-name="Default" office:value-type="string">
            <text:p>Antarctica</text:p>
          </table:table-cell>
          <table:table-cell office:value-type="string">
            <text:p>Antarktika</text:p>
          </table:table-cell>
          <table:table-cell office:value-type="string">
            <text:p>Antarctica</text:p>
          </table:table-cell>
          <table:table-cell office:value-type="string">
            <text:p>Antártida</text:p>
          </table:table-cell>
          <table:table-cell office:value-type="string">
            <text:p>Antarctique</text:p>
          </table:table-cell>
          <table:table-cell office:value-type="string">
            <text:p>Antárctida</text:p>
          </table:table-cell>
          <table:table-cell office:value-type="string">
            <text:p>Антарктида</text:p>
          </table:table-cell>
          <table:table-cell office:value-type="string">
            <text:p>南极洲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0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GS</text:p>
          </table:table-cell>
          <table:table-cell office:value-type="string">
            <text:p>SGS</text:p>
          </table:table-cell>
          <table:table-cell office:value-type="string">
            <text:p>239</text:p>
          </table:table-cell>
          <table:table-cell office:value-type="string">
            <text:p>SX</text:p>
          </table:table-cell>
          <table:table-cell office:value-type="string">
            <text:p>South Georgia and the South Sandwich Islands</text:p>
          </table:table-cell>
          <table:table-cell office:value-type="string">
            <text:p>Südgeorgien und die Südlichen Sandwichinseln</text:p>
          </table:table-cell>
          <table:table-cell office:value-type="string">
            <text:p>South Georgia and the South Sandwich Islands</text:p>
          </table:table-cell>
          <table:table-cell office:value-type="string">
            <text:p>Islas Georgias del Sur y Sandwich del Sur</text:p>
          </table:table-cell>
          <table:table-cell office:value-type="string">
            <text:p>Géorgie du Sud-et-les Îles Sandwich du Sud</text:p>
          </table:table-cell>
          <table:table-cell office:value-type="string">
            <text:p>Ilhas Geórgia do Sul e Sandwich do Sul</text:p>
          </table:table-cell>
          <table:table-cell office:value-type="string">
            <text:p>Южная Георгия и Южные Сандвичевы острова</text:p>
          </table:table-cell>
          <table:table-cell office:value-type="string">
            <text:p>南乔治亚岛和南桑威奇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1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string">
            <text:p>320</text:p>
          </table:table-cell>
          <table:table-cell office:value-type="string">
            <text:p>GT</text:p>
          </table:table-cell>
          <table:table-cell table:style-name="Default" office:value-type="string">
            <text:p>Guatemala</text:p>
          </table:table-cell>
          <table:table-cell table:number-columns-repeated="5" office:value-type="string">
            <text:p>Guatemala</text:p>
          </table:table-cell>
          <table:table-cell office:value-type="string">
            <text:p>Гватемала</text:p>
          </table:table-cell>
          <table:table-cell office:value-type="string">
            <text:p>危地马拉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2</text:p>
          </table:table-cell>
          <table:table-cell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string">
            <text:p>316</text:p>
          </table:table-cell>
          <table:table-cell office:value-type="string">
            <text:p>GQ</text:p>
          </table:table-cell>
          <table:table-cell table:style-name="Default" office:value-type="string">
            <text:p>Guam / Guåhån</text:p>
          </table:table-cell>
          <table:table-cell table:number-columns-repeated="5" office:value-type="string">
            <text:p>Guam</text:p>
          </table:table-cell>
          <table:table-cell office:value-type="string">
            <text:p>Гуам</text:p>
          </table:table-cell>
          <table:table-cell office:value-type="string">
            <text:p>关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3</text:p>
          </table:table-cell>
          <table:table-cell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string">
            <text:p>624</text:p>
          </table:table-cell>
          <table:table-cell office:value-type="string">
            <text:p>PU</text:p>
          </table:table-cell>
          <table:table-cell table:style-name="Default" office:value-type="string">
            <text:p>Guiné-Bissau</text:p>
          </table:table-cell>
          <table:table-cell table:number-columns-repeated="2" office:value-type="string">
            <text:p>Guinea-Bissau</text:p>
          </table:table-cell>
          <table:table-cell office:value-type="string">
            <text:p>Guinea-Bisáu</text:p>
          </table:table-cell>
          <table:table-cell office:value-type="string">
            <text:p>Guinée-Bissau</text:p>
          </table:table-cell>
          <table:table-cell office:value-type="string">
            <text:p>Guiné-Bissau</text:p>
          </table:table-cell>
          <table:table-cell office:value-type="string">
            <text:p>Гвинея-Бисау</text:p>
          </table:table-cell>
          <table:table-cell office:value-type="string">
            <text:p>几内亚比绍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4</text:p>
          </table:table-cell>
          <table:table-cell office:value-type="string">
            <text:p>false</text:p>
          </table:table-cell>
          <table:table-cell office:value-type="string">
            <text:p>11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string">
            <text:p>328</text:p>
          </table:table-cell>
          <table:table-cell office:value-type="string">
            <text:p>GY</text:p>
          </table:table-cell>
          <table:table-cell table:style-name="Default" office:value-type="string">
            <text:p>Guyana</text:p>
          </table:table-cell>
          <table:table-cell table:number-columns-repeated="4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Гайана</text:p>
          </table:table-cell>
          <table:table-cell office:value-type="string">
            <text:p>圭亚那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string">
            <text:p>95</text:p>
          </table:table-cell>
          <table:table-cell office:value-type="string">
            <text:p>false</text:p>
          </table:table-cell>
          <table:table-cell office:value-type="string">
            <text:p>20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string">
            <text:p>344</text:p>
          </table:table-cell>
          <table:table-cell office:value-type="string">
            <text:p>HK</text:p>
          </table:table-cell>
          <table:table-cell table:style-name="Default" office:value-type="string">
            <text:p>香港 / Hong Kong</text:p>
          </table:table-cell>
          <table:table-cell office:value-type="string">
            <text:p>Hongkong</text:p>
          </table:table-cell>
          <table:table-cell office:value-type="string">
            <text:p>Hong Kong</text:p>
          </table:table-cell>
          <table:table-cell office:value-type="string">
            <text:p>Hong Kong</text:p>
          </table:table-cell>
          <table:table-cell office:value-type="string">
            <text:p>Hong Kong</text:p>
          </table:table-cell>
          <table:table-cell office:value-type="string">
            <text:p>Hong Kong</text:p>
          </table:table-cell>
          <table:table-cell office:value-type="string">
            <text:p>Гонконг</text:p>
          </table:table-cell>
          <table:table-cell office:value-type="string">
            <text:p>香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6</text:p>
          </table:table-cell>
          <table:table-cell office:value-type="string">
            <text:p>false</text:p>
          </table:table-cell>
          <table:table-cell office:value-type="string">
            <text:p>8</text:p>
          </table:table-cell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string">
            <text:p>334</text:p>
          </table:table-cell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office:value-type="string">
            <text:p>Heard und McDonaldinseln</text:p>
          </table:table-cell>
          <table:table-cell office:value-type="string">
            <text:p>Heard Island and McDonald Islands</text:p>
          </table:table-cell>
          <table:table-cell office:value-type="string">
            <text:p>Islas Heard y McDonald</text:p>
          </table:table-cell>
          <table:table-cell office:value-type="string">
            <text:p>Îles Heard-et-MacDonald</text:p>
          </table:table-cell>
          <table:table-cell office:value-type="string">
            <text:p>Ilha Heard e Ilhas McDonald</text:p>
          </table:table-cell>
          <table:table-cell office:value-type="string">
            <text:p>Херд и Макдональд</text:p>
          </table:table-cell>
          <table:table-cell office:value-type="string">
            <text:p>赫德岛和麦克唐纳群岛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7</text:p>
          </table:table-cell>
          <table:table-cell office:value-type="string">
            <text:p>false</text:p>
          </table:table-cell>
          <table:table-cell office:value-type="string">
            <text:p>12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string">
            <text:p>340</text:p>
          </table:table-cell>
          <table:table-cell office:value-type="string">
            <text:p>HO</text:p>
          </table:table-cell>
          <table:table-cell table:style-name="Default" office:value-type="string">
            <text:p>Honduras</text:p>
          </table:table-cell>
          <table:table-cell table:number-columns-repeated="5" office:value-type="string">
            <text:p>Honduras</text:p>
          </table:table-cell>
          <table:table-cell office:value-type="string">
            <text:p>Гондурас</text:p>
          </table:table-cell>
          <table:table-cell office:value-type="string">
            <text:p>洪都拉斯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8</text:p>
          </table:table-cell>
          <table:table-cell office:value-type="string">
            <text:p>false</text:p>
          </table:table-cell>
          <table:table-cell office:value-type="string">
            <text:p>22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191</text:p>
          </table:table-cell>
          <table:table-cell office:value-type="string">
            <text:p>HR</text:p>
          </table:table-cell>
          <table:table-cell table:style-name="Default" office:value-type="string">
            <text:p>Hrvatska / Croatia</text:p>
          </table:table-cell>
          <table:table-cell office:value-type="string">
            <text:p>Kroatien</text:p>
          </table:table-cell>
          <table:table-cell office:value-type="string">
            <text:p>Croatia</text:p>
          </table:table-cell>
          <table:table-cell office:value-type="string">
            <text:p>Croacia</text:p>
          </table:table-cell>
          <table:table-cell office:value-type="string">
            <text:p>Croatie</text:p>
          </table:table-cell>
          <table:table-cell office:value-type="string">
            <text:p>Croácia</text:p>
          </table:table-cell>
          <table:table-cell office:value-type="string">
            <text:p>Хорватия</text:p>
          </table:table-cell>
          <table:table-cell office:value-type="string">
            <text:p>克罗地亚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99</text:p>
          </table:table-cell>
          <table:table-cell office:value-type="string">
            <text:p>false</text:p>
          </table:table-cell>
          <table:table-cell office:value-type="string">
            <text:p>13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string">
            <text:p>332</text:p>
          </table:table-cell>
          <table:table-cell office:value-type="string">
            <text:p>HA</text:p>
          </table:table-cell>
          <table:table-cell table:style-name="Default" office:value-type="string">
            <text:p>Ayiti / Haïti</text:p>
          </table:table-cell>
          <table:table-cell table:number-columns-repeated="2" office:value-type="string">
            <text:p>Haiti</text:p>
          </table:table-cell>
          <table:table-cell office:value-type="string">
            <text:p>Haití</text:p>
          </table:table-cell>
          <table:table-cell office:value-type="string">
            <text:p>Haïti</text:p>
          </table:table-cell>
          <table:table-cell office:value-type="string">
            <text:p>Haiti</text:p>
          </table:table-cell>
          <table:table-cell office:value-type="string">
            <text:p>Гаити</text:p>
          </table:table-cell>
          <table:table-cell office:value-type="string">
            <text:p>海地</text:p>
          </table:table-cell>
          <table:table-cell table:style-name="Default" table:number-columns-repeated="3"/>
          <table:table-cell table:number-columns-repeated="1006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O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calligra="http://www.calligra.org/2005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1:53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-4$Linux_X86_64 LibreOffice_project/400m0$Build-304</meta:generator>
    <dc:title/>
    <meta:initial-creator>Unknown</meta:initial-creator>
    <meta:editing-cycles>98</meta:editing-cycles>
    <dc:date>2013-06-25T15:50:00</dc:date>
    <meta:creation-date>2013-03-01T18:46:04</meta:creation-date>
    <meta:editing-duration>PT9H32M7S</meta:editing-duration>
    <meta:document-statistic meta:table-count="1" meta:cell-count="3745" meta:object-count="0"/>
  </office:meta>
</office:document-meta>
</file>